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A00000093767EECBE5E0D98B6.png" manifest:media-type="image/png"/>
  <manifest:file-entry manifest:full-path="Pictures/100002010000010A000000BC7ECFB956F36B77D8.png" manifest:media-type="image/png"/>
  <manifest:file-entry manifest:full-path="Pictures/100002010000032D00000068AA7E544B77D2C879.png" manifest:media-type="image/png"/>
  <manifest:file-entry manifest:full-path="Pictures/10000201000003C0000001380CD2718ECF21A556.png" manifest:media-type="image/png"/>
  <manifest:file-entry manifest:full-path="Pictures/1000020100000314000001BFED80E16243F530E6.png" manifest:media-type="image/png"/>
  <manifest:file-entry manifest:full-path="Pictures/100002010000020D000001003F5864117452029A.png" manifest:media-type="image/png"/>
  <manifest:file-entry manifest:full-path="Pictures/100002010000032A0000023304497EF9FE6F06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text-properties fo:font-weight="bold" officeooo:rsid="00df23f3" officeooo:paragraph-rsid="00df23f3" style:font-weight-asian="bold" style:font-weight-complex="bold"/>
    </style:style>
    <style:style style:name="P27" style:family="paragraph" style:parent-style-name="Standard">
      <style:text-properties fo:font-weight="bold" officeooo:rsid="00df3bd0" officeooo:paragraph-rsid="00df3bd0" style:font-weight-asian="bold" style:font-weight-complex="bold"/>
    </style:style>
    <style:style style:name="P28" style:family="paragraph" style:parent-style-name="Standard">
      <style:text-properties fo:font-weight="bold" officeooo:rsid="00f61b39" officeooo:paragraph-rsid="00f61b39" style:font-weight-asian="bold" style:font-weight-complex="bold"/>
    </style:style>
    <style:style style:name="P29" style:family="paragraph" style:parent-style-name="Standard">
      <style:text-properties fo:font-weight="bold" officeooo:rsid="010b0b64" officeooo:paragraph-rsid="010b0b64" style:font-weight-asian="bold" style:font-weight-complex="bold"/>
    </style:style>
    <style:style style:name="P30" style:family="paragraph" style:parent-style-name="Standard">
      <style:text-properties fo:font-weight="bold" officeooo:rsid="010bffe7" officeooo:paragraph-rsid="010bffe7" style:font-weight-asian="bold" style:font-weight-complex="bold"/>
    </style:style>
    <style:style style:name="P31" style:family="paragraph" style:parent-style-name="Standard">
      <style:text-properties fo:font-weight="bold" officeooo:rsid="010e3e91" officeooo:paragraph-rsid="010e3e91" style:font-weight-asian="bold" style:font-weight-complex="bold"/>
    </style:style>
    <style:style style:name="P32" style:family="paragraph" style:parent-style-name="Standard">
      <style:text-properties fo:font-weight="bold" officeooo:rsid="01114b6b" officeooo:paragraph-rsid="01114b6b" style:font-weight-asian="bold" style:font-weight-complex="bold"/>
    </style:style>
    <style:style style:name="P33" style:family="paragraph" style:parent-style-name="Standard">
      <style:text-properties fo:font-weight="bold" officeooo:rsid="01145c2e" officeooo:paragraph-rsid="01145c2e" style:font-weight-asian="bold" style:font-weight-complex="bold"/>
    </style:style>
    <style:style style:name="P34" style:family="paragraph" style:parent-style-name="Standard">
      <style:text-properties fo:font-weight="bold" officeooo:paragraph-rsid="01145c2e" style:font-weight-asian="bold" style:font-weight-complex="bold"/>
    </style:style>
    <style:style style:name="P35" style:family="paragraph" style:parent-style-name="Standard">
      <style:text-properties fo:font-weight="bold" officeooo:rsid="011ac649" officeooo:paragraph-rsid="011ac649" style:font-weight-asian="bold" style:font-weight-complex="bold"/>
    </style:style>
    <style:style style:name="P36" style:family="paragraph" style:parent-style-name="Standard">
      <style:paragraph-properties fo:text-align="start" style:justify-single-word="false"/>
      <style:text-properties fo:font-weight="bold" officeooo:rsid="011ac649" officeooo:paragraph-rsid="011db167" style:font-weight-asian="bold" style:font-weight-complex="bold"/>
    </style:style>
    <style:style style:name="P37" style:family="paragraph" style:parent-style-name="Standard">
      <style:paragraph-properties fo:text-align="start" style:justify-single-word="false"/>
      <style:text-properties fo:font-weight="bold" officeooo:rsid="011fe630" officeooo:paragraph-rsid="011fe630" style:font-weight-asian="bold" style:font-weight-complex="bold"/>
    </style:style>
    <style:style style:name="P38" style:family="paragraph" style:parent-style-name="Standard">
      <style:paragraph-properties fo:text-align="start" style:justify-single-word="false"/>
      <style:text-properties fo:font-weight="bold" officeooo:rsid="01200f8d" officeooo:paragraph-rsid="01200f8d" style:font-weight-asian="bold" style:font-weight-complex="bold"/>
    </style:style>
    <style:style style:name="P39" style:family="paragraph" style:parent-style-name="Standard">
      <style:paragraph-properties fo:text-align="start" style:justify-single-word="false"/>
      <style:text-properties officeooo:paragraph-rsid="000575c5"/>
    </style:style>
    <style:style style:name="P40" style:family="paragraph" style:parent-style-name="Standard">
      <style:paragraph-properties fo:text-align="start" style:justify-single-word="false"/>
      <style:text-properties officeooo:paragraph-rsid="000a80ec"/>
    </style:style>
    <style:style style:name="P41" style:family="paragraph" style:parent-style-name="Standard">
      <style:paragraph-properties fo:text-align="start" style:justify-single-word="false"/>
      <style:text-properties officeooo:paragraph-rsid="001f2cdd"/>
    </style:style>
    <style:style style:name="P42" style:family="paragraph" style:parent-style-name="Standard">
      <style:paragraph-properties fo:text-align="start" style:justify-single-word="false"/>
      <style:text-properties officeooo:paragraph-rsid="0021de1d"/>
    </style:style>
    <style:style style:name="P43" style:family="paragraph" style:parent-style-name="Standard">
      <style:paragraph-properties fo:text-align="start" style:justify-single-word="false"/>
      <style:text-properties officeooo:paragraph-rsid="002801ef"/>
    </style:style>
    <style:style style:name="P44" style:family="paragraph" style:parent-style-name="Standard">
      <style:paragraph-properties fo:text-align="start" style:justify-single-word="false"/>
      <style:text-properties officeooo:paragraph-rsid="0013eed1"/>
    </style:style>
    <style:style style:name="P45" style:family="paragraph" style:parent-style-name="Standard">
      <style:paragraph-properties fo:text-align="start" style:justify-single-word="false"/>
      <style:text-properties officeooo:paragraph-rsid="003d134b"/>
    </style:style>
    <style:style style:name="P46" style:family="paragraph" style:parent-style-name="Standard">
      <style:paragraph-properties fo:text-align="start" style:justify-single-word="false"/>
      <style:text-properties officeooo:paragraph-rsid="003e54bc"/>
    </style:style>
    <style:style style:name="P47" style:family="paragraph" style:parent-style-name="Standard">
      <style:paragraph-properties fo:text-align="start" style:justify-single-word="false"/>
      <style:text-properties officeooo:paragraph-rsid="003ef5b4"/>
    </style:style>
    <style:style style:name="P48" style:family="paragraph" style:parent-style-name="Standard">
      <style:paragraph-properties fo:text-align="start" style:justify-single-word="false"/>
      <style:text-properties officeooo:paragraph-rsid="0040bed7"/>
    </style:style>
    <style:style style:name="P49" style:family="paragraph" style:parent-style-name="Standard">
      <style:paragraph-properties fo:text-align="start" style:justify-single-word="false"/>
      <style:text-properties officeooo:paragraph-rsid="0042598d"/>
    </style:style>
    <style:style style:name="P50" style:family="paragraph" style:parent-style-name="Standard">
      <style:paragraph-properties fo:text-align="start" style:justify-single-word="false"/>
      <style:text-properties officeooo:paragraph-rsid="00443e11"/>
    </style:style>
    <style:style style:name="P51" style:family="paragraph" style:parent-style-name="Standard">
      <style:paragraph-properties fo:text-align="start" style:justify-single-word="false"/>
      <style:text-properties officeooo:paragraph-rsid="00456e4d"/>
    </style:style>
    <style:style style:name="P52" style:family="paragraph" style:parent-style-name="Standard">
      <style:paragraph-properties fo:text-align="start" style:justify-single-word="false"/>
      <style:text-properties officeooo:paragraph-rsid="00479a2b"/>
    </style:style>
    <style:style style:name="P53" style:family="paragraph" style:parent-style-name="Standard">
      <style:paragraph-properties fo:text-align="start" style:justify-single-word="false"/>
      <style:text-properties officeooo:paragraph-rsid="00484542"/>
    </style:style>
    <style:style style:name="P54" style:family="paragraph" style:parent-style-name="Standard">
      <style:paragraph-properties fo:text-align="start" style:justify-single-word="false"/>
      <style:text-properties officeooo:paragraph-rsid="00493e57"/>
    </style:style>
    <style:style style:name="P55" style:family="paragraph" style:parent-style-name="Standard">
      <style:paragraph-properties fo:text-align="start" style:justify-single-word="false"/>
      <style:text-properties officeooo:paragraph-rsid="004a26eb"/>
    </style:style>
    <style:style style:name="P56" style:family="paragraph" style:parent-style-name="Standard">
      <style:paragraph-properties fo:text-align="start" style:justify-single-word="false"/>
      <style:text-properties officeooo:paragraph-rsid="004b9af2"/>
    </style:style>
    <style:style style:name="P57" style:family="paragraph" style:parent-style-name="Standard">
      <style:paragraph-properties fo:text-align="start" style:justify-single-word="false"/>
      <style:text-properties officeooo:paragraph-rsid="0050442f"/>
    </style:style>
    <style:style style:name="P58" style:family="paragraph" style:parent-style-name="Standard">
      <style:paragraph-properties fo:text-align="start" style:justify-single-word="false"/>
      <style:text-properties officeooo:paragraph-rsid="00482d6c"/>
    </style:style>
    <style:style style:name="P59" style:family="paragraph" style:parent-style-name="Standard">
      <style:paragraph-properties fo:text-align="start" style:justify-single-word="false"/>
      <style:text-properties officeooo:paragraph-rsid="00516169"/>
    </style:style>
    <style:style style:name="P60" style:family="paragraph" style:parent-style-name="Standard">
      <style:paragraph-properties fo:text-align="start" style:justify-single-word="false"/>
      <style:text-properties officeooo:paragraph-rsid="00542cfa"/>
    </style:style>
    <style:style style:name="P61" style:family="paragraph" style:parent-style-name="Standard">
      <style:paragraph-properties fo:text-align="start" style:justify-single-word="false"/>
      <style:text-properties officeooo:paragraph-rsid="006b206e"/>
    </style:style>
    <style:style style:name="P62" style:family="paragraph" style:parent-style-name="Standard">
      <style:paragraph-properties fo:text-align="start" style:justify-single-word="false"/>
      <style:text-properties officeooo:paragraph-rsid="00e3d675"/>
    </style:style>
    <style:style style:name="P63" style:family="paragraph" style:parent-style-name="Standard">
      <style:paragraph-properties fo:text-align="start" style:justify-single-word="false"/>
      <style:text-properties officeooo:paragraph-rsid="00f272ca"/>
    </style:style>
    <style:style style:name="P64" style:family="paragraph" style:parent-style-name="Standard">
      <style:paragraph-properties fo:text-align="start" style:justify-single-word="false"/>
      <style:text-properties officeooo:paragraph-rsid="00f34deb"/>
    </style:style>
    <style:style style:name="P65" style:family="paragraph" style:parent-style-name="Standard">
      <style:paragraph-properties fo:text-align="start" style:justify-single-word="false"/>
      <style:text-properties officeooo:paragraph-rsid="00f4dcd4"/>
    </style:style>
    <style:style style:name="P66" style:family="paragraph" style:parent-style-name="Standard">
      <style:paragraph-properties fo:text-align="start" style:justify-single-word="false"/>
      <style:text-properties officeooo:paragraph-rsid="00fa4954"/>
    </style:style>
    <style:style style:name="P67" style:family="paragraph" style:parent-style-name="Standard">
      <style:paragraph-properties fo:text-align="start" style:justify-single-word="false"/>
      <style:text-properties officeooo:paragraph-rsid="00fc61e7"/>
    </style:style>
    <style:style style:name="P68" style:family="paragraph" style:parent-style-name="Standard">
      <style:paragraph-properties fo:text-align="start" style:justify-single-word="false"/>
      <style:text-properties officeooo:paragraph-rsid="00ff03d1"/>
    </style:style>
    <style:style style:name="P69" style:family="paragraph" style:parent-style-name="Standard">
      <style:paragraph-properties fo:text-align="start" style:justify-single-word="false"/>
      <style:text-properties officeooo:paragraph-rsid="00fe4f3c"/>
    </style:style>
    <style:style style:name="P70" style:family="paragraph" style:parent-style-name="Standard">
      <style:paragraph-properties fo:text-align="start" style:justify-single-word="false"/>
      <style:text-properties officeooo:paragraph-rsid="0100f912"/>
    </style:style>
    <style:style style:name="P71" style:family="paragraph" style:parent-style-name="Standard">
      <style:paragraph-properties fo:text-align="start" style:justify-single-word="false"/>
      <style:text-properties officeooo:paragraph-rsid="0103c3ea"/>
    </style:style>
    <style:style style:name="P72" style:family="paragraph" style:parent-style-name="Standard">
      <style:paragraph-properties fo:text-align="start" style:justify-single-word="false"/>
      <style:text-properties officeooo:paragraph-rsid="0105ee2b"/>
    </style:style>
    <style:style style:name="P73" style:family="paragraph" style:parent-style-name="Standard">
      <style:paragraph-properties fo:text-align="start" style:justify-single-word="false"/>
      <style:text-properties officeooo:paragraph-rsid="011db167"/>
    </style:style>
    <style:style style:name="P74"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75"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76"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77"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78"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79"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80" style:family="paragraph" style:parent-style-name="Standard">
      <style:text-properties fo:font-weight="normal" officeooo:rsid="00df23f3" officeooo:paragraph-rsid="00df23f3" style:font-weight-asian="normal" style:font-weight-complex="normal"/>
    </style:style>
    <style:style style:name="P81" style:family="paragraph" style:parent-style-name="Standard">
      <style:text-properties fo:font-weight="normal" officeooo:rsid="010b0b64" officeooo:paragraph-rsid="010b0b64" style:font-weight-asian="normal" style:font-weight-complex="normal"/>
    </style:style>
    <style:style style:name="P82" style:family="paragraph" style:parent-style-name="Standard">
      <style:text-properties fo:font-weight="normal" officeooo:rsid="010e3e91" officeooo:paragraph-rsid="010bffe7" style:font-weight-asian="normal" style:font-weight-complex="normal"/>
    </style:style>
    <style:style style:name="P83" style:family="paragraph" style:parent-style-name="Standard">
      <style:text-properties fo:font-weight="normal" officeooo:rsid="010e3e91" officeooo:paragraph-rsid="010e3e91" style:font-weight-asian="normal" style:font-weight-complex="normal"/>
    </style:style>
    <style:style style:name="P84" style:family="paragraph" style:parent-style-name="Standard">
      <style:text-properties fo:font-weight="normal" officeooo:rsid="01145c2e" officeooo:paragraph-rsid="01145c2e" style:font-weight-asian="normal" style:font-weight-complex="normal"/>
    </style:style>
    <style:style style:name="P85" style:family="paragraph" style:parent-style-name="Standard">
      <style:text-properties fo:font-weight="normal" officeooo:rsid="011ac649" officeooo:paragraph-rsid="011ac649" style:font-weight-asian="normal" style:font-weight-complex="normal"/>
    </style:style>
    <style:style style:name="P86" style:family="paragraph" style:parent-style-name="Standard">
      <style:text-properties fo:font-weight="normal" officeooo:rsid="011ac649" officeooo:paragraph-rsid="011db167" style:font-weight-asian="normal" style:font-weight-complex="normal"/>
    </style:style>
    <style:style style:name="P87" style:family="paragraph" style:parent-style-name="Standard">
      <style:paragraph-properties fo:text-align="start" style:justify-single-word="false"/>
      <style:text-properties fo:font-weight="normal" officeooo:rsid="011fe630" officeooo:paragraph-rsid="011db167" style:font-weight-asian="normal" style:font-weight-complex="normal"/>
    </style:style>
    <style:style style:name="P88" style:family="paragraph" style:parent-style-name="Standard">
      <style:paragraph-properties fo:text-align="start" style:justify-single-word="false"/>
      <style:text-properties fo:font-weight="normal" officeooo:rsid="011fe630" officeooo:paragraph-rsid="011fe630" style:font-weight-asian="normal" style:font-weight-complex="normal"/>
    </style:style>
    <style:style style:name="P89" style:family="paragraph" style:parent-style-name="Standard">
      <style:paragraph-properties fo:text-align="start" style:justify-single-word="false"/>
      <style:text-properties fo:font-weight="normal" officeooo:rsid="011fe630" officeooo:paragraph-rsid="01200f8d" style:font-weight-asian="normal" style:font-weight-complex="normal"/>
    </style:style>
    <style:style style:name="P90"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91"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92"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94"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95"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96"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97"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98"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99"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100"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101"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102"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103"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104"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105"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106"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107"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108"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109"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110"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111"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112"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113"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114"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115"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116"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122"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126"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27"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28"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129"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130"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131"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132"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133"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49"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50"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51"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52"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53"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54" style:family="paragraph" style:parent-style-name="Standard">
      <style:paragraph-properties fo:text-align="start" style:justify-single-word="false"/>
      <style:text-properties fo:color="#000000" style:font-name="Liberation Serif" fo:font-size="12pt" officeooo:paragraph-rsid="002801ef" style:font-size-asian="12pt" style:font-size-complex="12pt"/>
    </style:style>
    <style:style style:name="P155" style:family="paragraph" style:parent-style-name="Standard">
      <style:paragraph-properties fo:text-align="start" style:justify-single-word="false"/>
      <style:text-properties fo:color="#000000" style:font-name="Liberation Serif" fo:font-size="12pt" fo:font-weight="bold" officeooo:rsid="002801ef" officeooo:paragraph-rsid="002801ef" style:font-size-asian="12pt" style:font-weight-asian="bold" style:font-size-complex="12pt" style:font-weight-complex="bold"/>
    </style:style>
    <style:style style:name="P156"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57"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158" style:family="paragraph" style:parent-style-name="Standard">
      <style:paragraph-properties fo:text-align="start" style:justify-single-word="false"/>
      <style:text-properties fo:font-size="20pt" fo:font-weight="bold" officeooo:rsid="0038daa2" officeooo:paragraph-rsid="00edc626" style:font-size-asian="17.5pt" style:font-weight-asian="bold" style:font-size-complex="20pt" style:font-weight-complex="bold"/>
    </style:style>
    <style:style style:name="P159"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160" style:family="paragraph" style:parent-style-name="Standard">
      <style:text-properties officeooo:paragraph-rsid="003d134b"/>
    </style:style>
    <style:style style:name="P161" style:family="paragraph" style:parent-style-name="Standard">
      <style:paragraph-properties fo:text-align="center" style:justify-single-word="false"/>
      <style:text-properties officeooo:paragraph-rsid="003d134b"/>
    </style:style>
    <style:style style:name="P162" style:family="paragraph" style:parent-style-name="Standard">
      <style:paragraph-properties fo:text-align="center" style:justify-single-word="false"/>
      <style:text-properties officeooo:paragraph-rsid="00595ecf"/>
    </style:style>
    <style:style style:name="P163" style:family="paragraph" style:parent-style-name="Standard">
      <style:paragraph-properties fo:text-align="center" style:justify-single-word="false"/>
      <style:text-properties officeooo:rsid="0050428f" officeooo:paragraph-rsid="0050428f"/>
    </style:style>
    <style:style style:name="P164" style:family="paragraph" style:parent-style-name="Standard">
      <style:text-properties officeooo:paragraph-rsid="00618955"/>
    </style:style>
    <style:style style:name="P165" style:family="paragraph" style:parent-style-name="Standard">
      <style:text-properties officeooo:paragraph-rsid="00640cbc"/>
    </style:style>
    <style:style style:name="P166" style:family="paragraph" style:parent-style-name="Standard">
      <style:text-properties style:font-name="Liberation Serif"/>
    </style:style>
    <style:style style:name="P167"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168"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169"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170"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171"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172"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173"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174"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175"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176"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177" style:family="paragraph" style:parent-style-name="Standard">
      <style:paragraph-properties fo:text-align="start" style:justify-single-word="false"/>
      <style:text-properties style:font-name="Liberation Serif" officeooo:paragraph-rsid="00f4dcd4"/>
    </style:style>
    <style:style style:name="P178" style:family="paragraph" style:parent-style-name="Standard">
      <style:paragraph-properties fo:text-align="start" style:justify-single-word="false"/>
      <style:text-properties style:font-name="Liberation Serif" fo:font-size="12pt" fo:font-style="normal" fo:font-weight="normal" officeooo:paragraph-rsid="0103dfa1" style:font-name-asian="Noto Sans Mono CJK SC" style:font-size-asian="12pt" style:font-style-asian="normal" style:font-weight-asian="normal" style:font-name-complex="Liberation Mono" style:font-size-complex="12pt" style:font-style-complex="normal" style:font-weight-complex="normal"/>
    </style:style>
    <style:style style:name="P179" style:family="paragraph" style:parent-style-name="Standard">
      <style:paragraph-properties fo:text-align="start" style:justify-single-word="false"/>
      <style:text-properties style:font-name="Liberation Serif" fo:font-size="12pt" fo:font-style="normal" fo:font-weight="normal" officeooo:paragraph-rsid="01055cc3" style:font-name-asian="Noto Sans Mono CJK SC" style:font-size-asian="12pt" style:font-style-asian="normal" style:font-weight-asian="normal" style:font-name-complex="Liberation Mono" style:font-size-complex="12pt" style:font-style-complex="normal" style:font-weight-complex="normal"/>
    </style:style>
    <style:style style:name="P180" style:family="paragraph" style:parent-style-name="Standard">
      <style:paragraph-properties fo:text-align="start" style:justify-single-word="false"/>
      <style:text-properties style:font-name="Liberation Serif" fo:font-size="12pt" fo:font-style="normal" fo:font-weight="normal" officeooo:paragraph-rsid="0105ee2b" style:font-name-asian="Noto Sans Mono CJK SC" style:font-size-asian="12pt" style:font-style-asian="normal" style:font-weight-asian="normal" style:font-name-complex="Liberation Mono" style:font-size-complex="12pt" style:font-style-complex="normal" style:font-weight-complex="normal"/>
    </style:style>
    <style:style style:name="P181" style:family="paragraph" style:parent-style-name="Standard">
      <style:paragraph-properties fo:text-align="start" style:justify-single-word="false"/>
      <style:text-properties style:font-name="Liberation Serif" fo:font-size="12pt" fo:font-style="normal" fo:font-weight="normal" officeooo:paragraph-rsid="0107e267" style:font-name-asian="Noto Sans Mono CJK SC" style:font-size-asian="12pt" style:font-style-asian="normal" style:font-weight-asian="normal" style:font-name-complex="Liberation Mono" style:font-size-complex="12pt" style:font-style-complex="normal" style:font-weight-complex="normal"/>
    </style:style>
    <style:style style:name="P182" style:family="paragraph" style:parent-style-name="Standard">
      <style:text-properties style:font-name="Liberation Serif" fo:font-weight="bold" style:font-weight-asian="bold" style:font-weight-complex="bold"/>
    </style:style>
    <style:style style:name="P183" style:family="paragraph" style:parent-style-name="Standard">
      <style:text-properties style:font-name="Liberation Serif" fo:font-weight="bold" officeooo:rsid="01200f8d" officeooo:paragraph-rsid="01200f8d" style:font-weight-asian="bold" style:font-weight-complex="bold"/>
    </style:style>
    <style:style style:name="P184" style:family="paragraph" style:parent-style-name="Standard">
      <style:text-properties style:font-name="Liberation Serif" fo:font-weight="bold" officeooo:rsid="0120263c" officeooo:paragraph-rsid="0120263c" style:font-weight-asian="bold" style:font-weight-complex="bold"/>
    </style:style>
    <style:style style:name="P185" style:family="paragraph" style:parent-style-name="Standard">
      <style:text-properties officeooo:paragraph-rsid="00c14a93"/>
    </style:style>
    <style:style style:name="P186" style:family="paragraph" style:parent-style-name="Standard">
      <style:text-properties officeooo:paragraph-rsid="00c1ff5c"/>
    </style:style>
    <style:style style:name="P187" style:family="paragraph" style:parent-style-name="Standard">
      <style:text-properties officeooo:paragraph-rsid="00c4c667"/>
    </style:style>
    <style:style style:name="P188" style:family="paragraph" style:parent-style-name="Standard">
      <style:text-properties officeooo:paragraph-rsid="00c59193"/>
    </style:style>
    <style:style style:name="P189" style:family="paragraph" style:parent-style-name="Standard">
      <style:text-properties officeooo:paragraph-rsid="00c6e2ba"/>
    </style:style>
    <style:style style:name="P190" style:family="paragraph" style:parent-style-name="Standard">
      <style:text-properties officeooo:paragraph-rsid="00ca335f"/>
    </style:style>
    <style:style style:name="P191" style:family="paragraph" style:parent-style-name="Standard">
      <style:text-properties officeooo:paragraph-rsid="00d0a5ab"/>
    </style:style>
    <style:style style:name="P192" style:family="paragraph" style:parent-style-name="Standard">
      <style:text-properties officeooo:paragraph-rsid="00d2a460"/>
    </style:style>
    <style:style style:name="P193" style:family="paragraph" style:parent-style-name="Standard">
      <style:text-properties officeooo:paragraph-rsid="00d65217"/>
    </style:style>
    <style:style style:name="P194" style:family="paragraph" style:parent-style-name="Standard">
      <style:text-properties officeooo:paragraph-rsid="00d89e4b"/>
    </style:style>
    <style:style style:name="P195" style:family="paragraph" style:parent-style-name="Standard">
      <style:text-properties officeooo:paragraph-rsid="00da2b6f"/>
    </style:style>
    <style:style style:name="P196" style:family="paragraph" style:parent-style-name="Standard">
      <style:text-properties officeooo:paragraph-rsid="00dd863d"/>
    </style:style>
    <style:style style:name="P197" style:family="paragraph" style:parent-style-name="Standard">
      <style:text-properties officeooo:paragraph-rsid="00de8eb4"/>
    </style:style>
    <style:style style:name="P198" style:family="paragraph" style:parent-style-name="Standard">
      <style:text-properties officeooo:paragraph-rsid="00e196ce"/>
    </style:style>
    <style:style style:name="P199" style:family="paragraph" style:parent-style-name="Standard">
      <style:text-properties officeooo:paragraph-rsid="00e09b51"/>
    </style:style>
    <style:style style:name="P200" style:family="paragraph" style:parent-style-name="Standard">
      <style:text-properties officeooo:paragraph-rsid="00e3d675"/>
    </style:style>
    <style:style style:name="P201" style:family="paragraph" style:parent-style-name="Standard">
      <style:text-properties officeooo:paragraph-rsid="00e58085"/>
    </style:style>
    <style:style style:name="P202" style:family="paragraph" style:parent-style-name="Standard">
      <style:text-properties officeooo:paragraph-rsid="00e5d6ae"/>
    </style:style>
    <style:style style:name="P203" style:family="paragraph" style:parent-style-name="Standard">
      <style:text-properties officeooo:paragraph-rsid="00e8f98d"/>
    </style:style>
    <style:style style:name="P204" style:family="paragraph" style:parent-style-name="Standard">
      <style:text-properties officeooo:paragraph-rsid="00ea8c49"/>
    </style:style>
    <style:style style:name="P205" style:family="paragraph" style:parent-style-name="Standard">
      <style:text-properties officeooo:paragraph-rsid="00ebf829"/>
    </style:style>
    <style:style style:name="P206" style:family="paragraph" style:parent-style-name="Standard">
      <style:text-properties officeooo:paragraph-rsid="00f0f2eb"/>
    </style:style>
    <style:style style:name="P207" style:family="paragraph" style:parent-style-name="Standard">
      <style:text-properties officeooo:paragraph-rsid="00f61b39"/>
    </style:style>
    <style:style style:name="P208" style:family="paragraph" style:parent-style-name="Standard">
      <style:text-properties officeooo:paragraph-rsid="010bffe7"/>
    </style:style>
    <style:style style:name="P209" style:family="paragraph" style:parent-style-name="Standard">
      <style:text-properties officeooo:paragraph-rsid="011bdade"/>
    </style:style>
    <style:style style:name="P210" style:family="paragraph" style:parent-style-name="Standard">
      <style:text-properties officeooo:paragraph-rsid="01200f8d"/>
    </style:style>
    <style:style style:name="P211" style:family="paragraph" style:parent-style-name="Standard">
      <style:text-properties officeooo:paragraph-rsid="01201c0b"/>
    </style:style>
    <style:style style:name="P212" style:family="paragraph" style:parent-style-name="Standard">
      <style:text-properties officeooo:paragraph-rsid="0120263c"/>
    </style:style>
    <style:style style:name="P213" style:family="paragraph" style:parent-style-name="Preformatted_20_Text">
      <style:text-properties officeooo:paragraph-rsid="00640cbc"/>
    </style:style>
    <style:style style:name="P214" style:family="paragraph" style:parent-style-name="Preformatted_20_Text">
      <style:text-properties officeooo:paragraph-rsid="006540c0"/>
    </style:style>
    <style:style style:name="P215" style:family="paragraph" style:parent-style-name="Preformatted_20_Text">
      <style:text-properties officeooo:paragraph-rsid="00662b6a"/>
    </style:style>
    <style:style style:name="P216" style:family="paragraph" style:parent-style-name="Preformatted_20_Text">
      <style:text-properties officeooo:paragraph-rsid="00669c22"/>
    </style:style>
    <style:style style:name="P217" style:family="paragraph" style:parent-style-name="Preformatted_20_Text">
      <style:text-properties officeooo:paragraph-rsid="0066cc68"/>
    </style:style>
    <style:style style:name="P218" style:family="paragraph" style:parent-style-name="Preformatted_20_Text">
      <style:text-properties officeooo:paragraph-rsid="006eda94"/>
    </style:style>
    <style:style style:name="P219" style:family="paragraph" style:parent-style-name="Preformatted_20_Text">
      <style:text-properties officeooo:paragraph-rsid="0074eda6"/>
    </style:style>
    <style:style style:name="P220" style:family="paragraph" style:parent-style-name="Preformatted_20_Text">
      <style:text-properties officeooo:paragraph-rsid="0075a762"/>
    </style:style>
    <style:style style:name="P221" style:family="paragraph" style:parent-style-name="Preformatted_20_Text">
      <style:text-properties officeooo:paragraph-rsid="0074a7c1"/>
    </style:style>
    <style:style style:name="P222" style:family="paragraph" style:parent-style-name="Preformatted_20_Text">
      <style:text-properties officeooo:paragraph-rsid="0078199a"/>
    </style:style>
    <style:style style:name="P223" style:family="paragraph" style:parent-style-name="Preformatted_20_Text">
      <style:text-properties officeooo:paragraph-rsid="00788a2c"/>
    </style:style>
    <style:style style:name="P224" style:family="paragraph" style:parent-style-name="Preformatted_20_Text">
      <style:text-properties officeooo:paragraph-rsid="007f5548"/>
    </style:style>
    <style:style style:name="P225" style:family="paragraph" style:parent-style-name="Preformatted_20_Text">
      <style:text-properties officeooo:paragraph-rsid="007fd6b6"/>
    </style:style>
    <style:style style:name="P226" style:family="paragraph" style:parent-style-name="Preformatted_20_Text">
      <style:text-properties officeooo:paragraph-rsid="008101b5"/>
    </style:style>
    <style:style style:name="P227" style:family="paragraph" style:parent-style-name="Preformatted_20_Text">
      <style:text-properties officeooo:paragraph-rsid="0081b551"/>
    </style:style>
    <style:style style:name="P228" style:family="paragraph" style:parent-style-name="Preformatted_20_Text">
      <style:text-properties officeooo:paragraph-rsid="0082a24e"/>
    </style:style>
    <style:style style:name="P229" style:family="paragraph" style:parent-style-name="Preformatted_20_Text">
      <style:text-properties officeooo:paragraph-rsid="00871dc3"/>
    </style:style>
    <style:style style:name="P230" style:family="paragraph" style:parent-style-name="Preformatted_20_Text">
      <style:text-properties officeooo:paragraph-rsid="007daaf0"/>
    </style:style>
    <style:style style:name="P231" style:family="paragraph" style:parent-style-name="Preformatted_20_Text">
      <style:text-properties officeooo:paragraph-rsid="0087c238"/>
    </style:style>
    <style:style style:name="P232"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233" style:family="paragraph" style:parent-style-name="Preformatted_20_Text">
      <style:paragraph-properties fo:text-align="start" style:justify-single-word="false"/>
      <style:text-properties style:font-name="Liberation Serif" fo:font-size="12pt" fo:font-style="normal" fo:font-weight="normal" officeooo:paragraph-rsid="01145c2e" style:font-name-asian="Noto Sans Mono CJK SC" style:font-size-asian="12pt" style:font-style-asian="normal" style:font-weight-asian="normal" style:font-name-complex="Liberation Mono" style:font-size-complex="12pt" style:font-style-complex="normal" style:font-weight-complex="normal"/>
    </style:style>
    <style:style style:name="P234" style:family="paragraph" style:parent-style-name="Preformatted_20_Text">
      <style:paragraph-properties fo:text-align="start" style:justify-single-word="false"/>
      <style:text-properties style:font-name="Liberation Serif" fo:font-size="18pt" fo:font-style="normal" fo:font-weight="bold" officeooo:paragraph-rsid="0109855f" style:font-name-asian="Noto Sans Mono CJK SC" style:font-size-asian="15.75pt" style:font-style-asian="normal" style:font-weight-asian="bold" style:font-name-complex="Liberation Mono" style:font-size-complex="18pt" style:font-style-complex="normal" style:font-weight-complex="bold"/>
    </style:style>
    <style:style style:name="P235" style:family="paragraph" style:parent-style-name="Preformatted_20_Text">
      <style:paragraph-properties fo:text-align="start" style:justify-single-word="false"/>
      <style:text-properties style:font-name="Liberation Serif" fo:font-weight="bold" officeooo:paragraph-rsid="01216808" style:font-weight-asian="bold" style:font-weight-complex="bold"/>
    </style:style>
    <style:style style:name="P236" style:family="paragraph" style:parent-style-name="Preformatted_20_Text">
      <style:paragraph-properties fo:text-align="start" style:justify-single-word="false"/>
      <style:text-properties style:font-name="Liberation Serif" fo:font-weight="bold" officeooo:paragraph-rsid="012244da" style:font-weight-asian="bold" style:font-weight-complex="bold"/>
    </style:style>
    <style:style style:name="P237" style:family="paragraph" style:parent-style-name="Preformatted_20_Text">
      <style:paragraph-properties fo:text-align="start" style:justify-single-word="false"/>
      <style:text-properties style:font-name="Liberation Serif" fo:font-weight="bold" officeooo:paragraph-rsid="0123c31c" style:font-weight-asian="bold" style:font-weight-complex="bold"/>
    </style:style>
    <style:style style:name="P238" style:family="paragraph" style:parent-style-name="Preformatted_20_Text">
      <style:text-properties officeooo:paragraph-rsid="00845ae3"/>
    </style:style>
    <style:style style:name="P239" style:family="paragraph" style:parent-style-name="Preformatted_20_Text">
      <style:text-properties officeooo:paragraph-rsid="00898dd7"/>
    </style:style>
    <style:style style:name="P240" style:family="paragraph" style:parent-style-name="Preformatted_20_Text">
      <style:text-properties officeooo:paragraph-rsid="008b81dc"/>
    </style:style>
    <style:style style:name="P241" style:family="paragraph" style:parent-style-name="Preformatted_20_Text">
      <style:text-properties officeooo:paragraph-rsid="008e987a"/>
    </style:style>
    <style:style style:name="P242" style:family="paragraph" style:parent-style-name="Preformatted_20_Text">
      <style:text-properties officeooo:paragraph-rsid="00904d46"/>
    </style:style>
    <style:style style:name="P243" style:family="paragraph" style:parent-style-name="Preformatted_20_Text">
      <style:text-properties officeooo:paragraph-rsid="00914c14"/>
    </style:style>
    <style:style style:name="P244" style:family="paragraph" style:parent-style-name="Preformatted_20_Text">
      <style:text-properties officeooo:paragraph-rsid="0091b329"/>
    </style:style>
    <style:style style:name="P245" style:family="paragraph" style:parent-style-name="Preformatted_20_Text">
      <style:text-properties officeooo:paragraph-rsid="0091bbe7"/>
    </style:style>
    <style:style style:name="P246" style:family="paragraph" style:parent-style-name="Preformatted_20_Text">
      <style:text-properties officeooo:paragraph-rsid="009262cf"/>
    </style:style>
    <style:style style:name="P247" style:family="paragraph" style:parent-style-name="Preformatted_20_Text">
      <style:text-properties officeooo:paragraph-rsid="0093d92e"/>
    </style:style>
    <style:style style:name="P248" style:family="paragraph" style:parent-style-name="Preformatted_20_Text">
      <style:text-properties officeooo:paragraph-rsid="00959eaa"/>
    </style:style>
    <style:style style:name="P249" style:family="paragraph" style:parent-style-name="Preformatted_20_Text">
      <style:text-properties officeooo:paragraph-rsid="00981c7a"/>
    </style:style>
    <style:style style:name="P250" style:family="paragraph" style:parent-style-name="Preformatted_20_Text">
      <style:paragraph-properties fo:text-align="start" style:justify-single-word="false"/>
      <style:text-properties officeooo:paragraph-rsid="00981c7a"/>
    </style:style>
    <style:style style:name="P251" style:family="paragraph" style:parent-style-name="Preformatted_20_Text">
      <style:paragraph-properties fo:text-align="start" style:justify-single-word="false"/>
      <style:text-properties officeooo:paragraph-rsid="00c05f36"/>
    </style:style>
    <style:style style:name="P252" style:family="paragraph" style:parent-style-name="Preformatted_20_Text">
      <style:paragraph-properties fo:text-align="start" style:justify-single-word="false"/>
      <style:text-properties officeooo:paragraph-rsid="00e196ce"/>
    </style:style>
    <style:style style:name="P253" style:family="paragraph" style:parent-style-name="Preformatted_20_Text">
      <style:paragraph-properties fo:text-align="start" style:justify-single-word="false"/>
      <style:text-properties officeooo:paragraph-rsid="00edc626"/>
    </style:style>
    <style:style style:name="P254" style:family="paragraph" style:parent-style-name="Preformatted_20_Text">
      <style:paragraph-properties fo:text-align="start" style:justify-single-word="false"/>
      <style:text-properties officeooo:paragraph-rsid="0103c3ea"/>
    </style:style>
    <style:style style:name="P255" style:family="paragraph" style:parent-style-name="Preformatted_20_Text">
      <style:paragraph-properties fo:text-align="center" style:justify-single-word="false"/>
      <style:text-properties officeooo:paragraph-rsid="0093d92e"/>
    </style:style>
    <style:style style:name="P256" style:family="paragraph" style:parent-style-name="Preformatted_20_Text">
      <style:text-properties officeooo:paragraph-rsid="0098f009"/>
    </style:style>
    <style:style style:name="P257" style:family="paragraph" style:parent-style-name="Preformatted_20_Text">
      <style:text-properties officeooo:paragraph-rsid="0098f1d4"/>
    </style:style>
    <style:style style:name="P258" style:family="paragraph" style:parent-style-name="Preformatted_20_Text">
      <style:text-properties officeooo:paragraph-rsid="009a8437"/>
    </style:style>
    <style:style style:name="P259" style:family="paragraph" style:parent-style-name="Preformatted_20_Text">
      <style:text-properties officeooo:paragraph-rsid="009d0413"/>
    </style:style>
    <style:style style:name="P260" style:family="paragraph" style:parent-style-name="Preformatted_20_Text">
      <style:text-properties officeooo:paragraph-rsid="009fcf90"/>
    </style:style>
    <style:style style:name="P261" style:family="paragraph" style:parent-style-name="Preformatted_20_Text">
      <style:text-properties officeooo:paragraph-rsid="00a06ced"/>
    </style:style>
    <style:style style:name="P262" style:family="paragraph" style:parent-style-name="Preformatted_20_Text">
      <style:text-properties officeooo:paragraph-rsid="00a632b5"/>
    </style:style>
    <style:style style:name="P263" style:family="paragraph" style:parent-style-name="Preformatted_20_Text">
      <style:text-properties officeooo:paragraph-rsid="00b00fd2"/>
    </style:style>
    <style:style style:name="P264" style:family="paragraph" style:parent-style-name="Preformatted_20_Text">
      <style:text-properties officeooo:paragraph-rsid="00b24a0e"/>
    </style:style>
    <style:style style:name="P265" style:family="paragraph" style:parent-style-name="Preformatted_20_Text">
      <style:text-properties officeooo:paragraph-rsid="00d6ea21"/>
    </style:style>
    <style:style style:name="P266" style:family="paragraph" style:parent-style-name="Preformatted_20_Text">
      <style:text-properties officeooo:paragraph-rsid="00da6c7d"/>
    </style:style>
    <style:style style:name="P267" style:family="paragraph" style:parent-style-name="Preformatted_20_Text">
      <style:text-properties fo:font-weight="bold" officeooo:paragraph-rsid="011ac649" style:font-weight-asian="bold" style:font-weight-complex="bold"/>
    </style:style>
    <style:style style:name="P268" style:family="paragraph" style:parent-style-name="Preformatted_20_Text">
      <style:paragraph-properties fo:text-align="start" style:justify-single-word="false"/>
      <style:text-properties fo:font-weight="bold" officeooo:paragraph-rsid="011db167" style:font-weight-asian="bold" style:font-weight-complex="bold"/>
    </style:style>
    <style:style style:name="P269" style:family="paragraph" style:parent-style-name="Preformatted_20_Text">
      <style:paragraph-properties fo:text-align="start" style:justify-single-word="false"/>
      <style:text-properties style:font-name="Liberation Serif" fo:font-size="12pt" fo:font-weight="bold" officeooo:rsid="0123c31c" officeooo:paragraph-rsid="0123c31c" style:font-size-asian="12pt" style:font-weight-asian="bold" style:font-size-complex="12pt" style:font-weight-complex="bold"/>
    </style:style>
    <style:style style:name="P270" style:family="paragraph" style:parent-style-name="Preformatted_20_Text">
      <style:paragraph-properties fo:text-align="start" style:justify-single-word="false"/>
      <style:text-properties officeooo:paragraph-rsid="01288ad8"/>
    </style:style>
    <style:style style:name="P271"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normal" officeooo:rsid="00df3bd0" style:font-weight-asian="normal" style:font-weight-complex="normal"/>
    </style:style>
    <style:style style:name="T9" style:family="text">
      <style:text-properties fo:font-weight="normal" officeooo:rsid="010cc883" style:font-weight-asian="normal" style:font-weight-complex="normal"/>
    </style:style>
    <style:style style:name="T10" style:family="text">
      <style:text-properties fo:font-weight="normal" officeooo:rsid="010bffe7" style:font-weight-asian="normal" style:font-weight-complex="normal"/>
    </style:style>
    <style:style style:name="T11" style:family="text">
      <style:text-properties fo:font-weight="normal" officeooo:rsid="010e3e91" style:font-weight-asian="normal" style:font-weight-complex="normal"/>
    </style:style>
    <style:style style:name="T12" style:family="text">
      <style:text-properties fo:font-weight="normal" officeooo:rsid="01145c2e" style:font-weight-asian="normal" style:font-weight-complex="normal"/>
    </style:style>
    <style:style style:name="T13" style:family="text">
      <style:text-properties fo:font-weight="normal" officeooo:rsid="011bdade" style:font-weight-asian="normal" style:font-weight-complex="normal"/>
    </style:style>
    <style:style style:name="T14" style:family="text">
      <style:text-properties fo:font-weight="normal" officeooo:rsid="011fe630" style:font-weight-asian="normal" style:font-weight-complex="normal"/>
    </style:style>
    <style:style style:name="T15" style:family="text">
      <style:text-properties fo:font-weight="normal" officeooo:rsid="01254d96" style:font-weight-asian="normal" style:font-weight-complex="normal"/>
    </style:style>
    <style:style style:name="T16" style:family="text">
      <style:text-properties fo:font-weight="bold" style:font-weight-asian="bold" style:font-weight-complex="bold"/>
    </style:style>
    <style:style style:name="T17" style:family="text">
      <style:text-properties fo:font-weight="bold" officeooo:rsid="000575c5" style:font-weight-asian="bold" style:font-weight-complex="bold"/>
    </style:style>
    <style:style style:name="T18" style:family="text">
      <style:text-properties fo:font-weight="bold" officeooo:rsid="003d134b" style:font-weight-asian="bold" style:font-weight-complex="bold"/>
    </style:style>
    <style:style style:name="T19" style:family="text">
      <style:text-properties fo:font-weight="bold" officeooo:rsid="00b7c29d" style:font-weight-asian="bold" style:font-weight-complex="bold"/>
    </style:style>
    <style:style style:name="T20" style:family="text">
      <style:text-properties fo:font-weight="bold" officeooo:rsid="00bf8465" style:font-weight-asian="bold" style:font-weight-complex="bold"/>
    </style:style>
    <style:style style:name="T21" style:family="text">
      <style:text-properties fo:font-weight="bold" officeooo:rsid="00be74ef" style:font-weight-asian="bold" style:font-weight-complex="bold"/>
    </style:style>
    <style:style style:name="T22" style:family="text">
      <style:text-properties fo:font-weight="bold" officeooo:rsid="00bca12c" style:font-weight-asian="bold" style:font-weight-complex="bold"/>
    </style:style>
    <style:style style:name="T23" style:family="text">
      <style:text-properties fo:font-weight="bold" officeooo:rsid="010bffe7" style:font-weight-asian="bold" style:font-weight-complex="bold"/>
    </style:style>
    <style:style style:name="T24" style:family="text">
      <style:text-properties fo:font-weight="bold" officeooo:rsid="011bdade" style:font-weight-asian="bold" style:font-weight-complex="bold"/>
    </style:style>
    <style:style style:name="T25" style:family="text">
      <style:text-properties fo:font-style="italic"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normal" officeooo:rsid="000575c5" style:font-style-asian="italic" style:font-weight-asian="normal" style:font-style-complex="italic" style:font-weight-complex="normal"/>
    </style:style>
    <style:style style:name="T28" style:family="text">
      <style:text-properties fo:font-style="italic" fo:font-weight="normal" officeooo:rsid="00077ced" style:font-style-asian="italic" style:font-weight-asian="normal" style:font-style-complex="italic" style:font-weight-complex="normal"/>
    </style:style>
    <style:style style:name="T29" style:family="text">
      <style:text-properties fo:font-style="italic" fo:font-weight="normal" officeooo:rsid="000a80ec" style:font-style-asian="italic" style:font-weight-asian="normal" style:font-style-complex="italic" style:font-weight-complex="normal"/>
    </style:style>
    <style:style style:name="T30" style:family="text">
      <style:text-properties fo:font-style="italic" fo:font-weight="normal" officeooo:rsid="000b7a9a" style:font-style-asian="italic" style:font-weight-asian="normal" style:font-style-complex="italic" style:font-weight-complex="normal"/>
    </style:style>
    <style:style style:name="T31" style:family="text">
      <style:text-properties fo:font-style="italic" fo:font-weight="normal" officeooo:rsid="000ab36d" style:font-style-asian="italic" style:font-weight-asian="normal" style:font-style-complex="italic" style:font-weight-complex="normal"/>
    </style:style>
    <style:style style:name="T32" style:family="text">
      <style:text-properties fo:font-style="italic" fo:font-weight="normal" officeooo:rsid="0013eed1" style:font-style-asian="italic" style:font-weight-asian="normal" style:font-style-complex="italic" style:font-weight-complex="normal"/>
    </style:style>
    <style:style style:name="T33" style:family="text">
      <style:text-properties fo:font-style="italic" fo:font-weight="normal" officeooo:rsid="00147251" style:font-style-asian="italic" style:font-weight-asian="normal" style:font-style-complex="italic" style:font-weight-complex="normal"/>
    </style:style>
    <style:style style:name="T34" style:family="text">
      <style:text-properties fo:font-style="italic" fo:font-weight="normal" officeooo:rsid="0021de1d" style:font-style-asian="italic" style:font-weight-asian="normal" style:font-style-complex="italic" style:font-weight-complex="normal"/>
    </style:style>
    <style:style style:name="T35" style:family="text">
      <style:text-properties fo:font-style="italic" fo:font-weight="normal" officeooo:rsid="003805cc" style:font-style-asian="italic" style:font-weight-asian="normal" style:font-style-complex="italic" style:font-weight-complex="normal"/>
    </style:style>
    <style:style style:name="T36" style:family="text">
      <style:text-properties fo:font-style="italic" fo:font-weight="bold" officeooo:rsid="000ab36d" style:font-style-asian="italic" style:font-weight-asian="bold" style:font-style-complex="italic" style:font-weight-complex="bold"/>
    </style:style>
    <style:style style:name="T37" style:family="text">
      <style:text-properties fo:font-style="italic" fo:font-weight="bold" officeooo:rsid="0013eed1" style:font-style-asian="italic" style:font-weight-asian="bold" style:font-style-complex="italic" style:font-weight-complex="bold"/>
    </style:style>
    <style:style style:name="T38" style:family="text">
      <style:text-properties fo:font-style="normal" style:font-style-asian="normal" style:font-style-complex="normal"/>
    </style:style>
    <style:style style:name="T39" style:family="text">
      <style:text-properties fo:font-style="normal" officeooo:rsid="000575c5" style:font-style-asian="normal" style:font-style-complex="normal"/>
    </style:style>
    <style:style style:name="T40" style:family="text">
      <style:text-properties fo:font-style="normal" officeooo:rsid="00061f2e" style:font-style-asian="normal" style:font-style-complex="normal"/>
    </style:style>
    <style:style style:name="T41" style:family="text">
      <style:text-properties fo:font-style="normal" officeooo:rsid="00077ced" style:font-style-asian="normal" style:font-style-complex="normal"/>
    </style:style>
    <style:style style:name="T42" style:family="text">
      <style:text-properties fo:font-style="normal" officeooo:rsid="00be74ef" style:font-style-asian="normal" style:font-style-complex="normal"/>
    </style:style>
    <style:style style:name="T43" style:family="text">
      <style:text-properties fo:font-style="normal" officeooo:rsid="0103dfa1" style:font-style-asian="normal" style:font-style-complex="normal"/>
    </style:style>
    <style:style style:name="T44" style:family="text">
      <style:text-properties fo:font-style="normal" officeooo:rsid="0105ee2b" style:font-style-asian="normal" style:font-style-complex="normal"/>
    </style:style>
    <style:style style:name="T45" style:family="text">
      <style:text-properties fo:font-style="normal" officeooo:rsid="0107e267" style:font-style-asian="normal" style:font-style-complex="normal"/>
    </style:style>
    <style:style style:name="T46" style:family="text">
      <style:text-properties fo:font-style="normal" officeooo:rsid="0109855f" style:font-style-asian="normal" style:font-style-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0575c5" style:font-style-asian="normal" style:font-weight-asian="normal" style:font-style-complex="normal" style:font-weight-complex="normal"/>
    </style:style>
    <style:style style:name="T49" style:family="text">
      <style:text-properties fo:font-style="normal" fo:font-weight="normal" officeooo:rsid="00061f2e" style:font-style-asian="normal" style:font-weight-asian="normal" style:font-style-complex="normal" style:font-weight-complex="normal"/>
    </style:style>
    <style:style style:name="T50" style:family="text">
      <style:text-properties fo:font-style="normal" fo:font-weight="normal" officeooo:rsid="000a1566" style:font-style-asian="normal" style:font-weight-asian="normal" style:font-style-complex="normal" style:font-weight-complex="normal"/>
    </style:style>
    <style:style style:name="T51" style:family="text">
      <style:text-properties fo:font-style="normal" fo:font-weight="normal" officeooo:rsid="000a80ec" style:font-style-asian="normal" style:font-weight-asian="normal" style:font-style-complex="normal" style:font-weight-complex="normal"/>
    </style:style>
    <style:style style:name="T52" style:family="text">
      <style:text-properties fo:font-style="normal" fo:font-weight="normal" officeooo:rsid="00128250" style:font-style-asian="normal" style:font-weight-asian="normal" style:font-style-complex="normal" style:font-weight-complex="normal"/>
    </style:style>
    <style:style style:name="T53" style:family="text">
      <style:text-properties fo:font-style="normal" fo:font-weight="normal" officeooo:rsid="0021de1d" style:font-style-asian="normal" style:font-weight-asian="normal" style:font-style-complex="normal" style:font-weight-complex="normal"/>
    </style:style>
    <style:style style:name="T54" style:family="text">
      <style:text-properties fo:font-style="normal" fo:font-weight="normal" officeooo:rsid="002801ef" style:font-style-asian="normal" style:font-weight-asian="normal" style:font-style-complex="normal" style:font-weight-complex="normal"/>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fo:font-style="normal" fo:font-weight="bold" officeooo:rsid="000a80ec" style:font-style-asian="normal" style:font-weight-asian="bold" style:font-style-complex="normal" style:font-weight-complex="bold"/>
    </style:style>
    <style:style style:name="T57" style:family="text">
      <style:text-properties fo:font-style="normal" fo:font-weight="bold" officeooo:rsid="000a1566" style:font-style-asian="normal" style:font-weight-asian="bold" style:font-style-complex="normal" style:font-weight-complex="bold"/>
    </style:style>
    <style:style style:name="T58" style:family="text">
      <style:text-properties fo:font-style="normal" fo:font-weight="bold" officeooo:rsid="002801ef" style:font-style-asian="normal" style:font-weight-asian="bold" style:font-style-complex="normal" style:font-weight-complex="bold"/>
    </style:style>
    <style:style style:name="T59" style:family="text">
      <style:text-properties fo:font-style="normal" fo:font-weight="bold" officeooo:rsid="0103dfa1" style:font-style-asian="normal" style:font-weight-asian="bold" style:font-style-complex="normal" style:font-weight-complex="bold"/>
    </style:style>
    <style:style style:name="T60" style:family="text">
      <style:text-properties fo:font-style="normal" fo:font-weight="bold" officeooo:rsid="01055cc3" style:font-style-asian="normal" style:font-weight-asian="bold" style:font-style-complex="normal" style:font-weight-complex="bold"/>
    </style:style>
    <style:style style:name="T61" style:family="text">
      <style:text-properties fo:font-style="normal" fo:font-weight="bold" officeooo:rsid="0105ee2b" style:font-style-asian="normal" style:font-weight-asian="bold" style:font-style-complex="normal" style:font-weight-complex="bold"/>
    </style:style>
    <style:style style:name="T62" style:family="text">
      <style:text-properties fo:font-style="normal" fo:font-weight="bold" officeooo:rsid="0107e267" style:font-style-asian="normal" style:font-weight-asian="bold" style:font-style-complex="normal" style:font-weight-complex="bold"/>
    </style:style>
    <style:style style:name="T63"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4"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65"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66" style:family="text">
      <style:text-properties fo:font-size="12pt" fo:font-style="normal" fo:font-weight="normal" officeooo:rsid="0123c31c" style:font-size-asian="10.5pt" style:font-style-asian="normal" style:font-weight-asian="normal" style:font-size-complex="12pt" style:font-style-complex="normal" style:font-weight-complex="normal"/>
    </style:style>
    <style:style style:name="T67"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68"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69" style:family="text">
      <style:text-properties fo:font-size="12pt" fo:font-style="normal" style:font-size-asian="10.5pt" style:font-style-asian="normal" style:font-size-complex="12pt" style:font-style-complex="normal"/>
    </style:style>
    <style:style style:name="T70" style:family="text">
      <style:text-properties fo:font-size="12pt" fo:font-style="normal" officeooo:rsid="012244da" style:font-size-asian="10.5pt" style:font-style-asian="normal" style:font-size-complex="12pt" style:font-style-complex="normal"/>
    </style:style>
    <style:style style:name="T71" style:family="text">
      <style:text-properties fo:font-size="12pt" fo:font-style="normal" officeooo:rsid="0123c31c" style:font-size-asian="10.5pt" style:font-style-asian="normal" style:font-size-complex="12pt" style:font-style-complex="normal"/>
    </style:style>
    <style:style style:name="T72" style:family="text">
      <style:text-properties fo:color="#000000" style:font-name="Liberation Serif" fo:font-size="12pt" style:font-size-asian="12pt" style:font-size-complex="12pt"/>
    </style:style>
    <style:style style:name="T73" style:family="text">
      <style:text-properties fo:color="#000000" style:font-name="Liberation Serif" fo:font-size="12pt" fo:font-weight="bold" style:font-size-asian="12pt" style:font-weight-asian="bold" style:font-size-complex="12pt" style:font-weight-complex="bold"/>
    </style:style>
    <style:style style:name="T74" style:family="text">
      <style:text-properties fo:color="#000000" style:font-name="Liberation Serif" fo:font-size="12pt" fo:font-weight="bold" officeooo:rsid="002801ef" style:font-size-asian="12pt" style:font-weight-asian="bold" style:font-size-complex="12pt" style:font-weight-complex="bold"/>
    </style:style>
    <style:style style:name="T75" style:family="text">
      <style:text-properties fo:color="#000000" style:font-name="Liberation Serif" fo:font-size="12pt" fo:font-weight="normal" style:font-size-asian="12pt" style:font-weight-asian="normal" style:font-size-complex="12pt" style:font-weight-complex="normal"/>
    </style:style>
    <style:style style:name="T76" style:family="text">
      <style:text-properties fo:color="#0000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77" style:family="text">
      <style:text-properties fo:color="#0000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78" style:family="text">
      <style:text-properties fo:color="#0000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79" style:family="text">
      <style:text-properties fo:color="#0000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80" style:family="text">
      <style:text-properties fo:color="#0000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81" style:family="text">
      <style:text-properties fo:color="#0000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82" style:family="text">
      <style:text-properties fo:color="#0000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83" style:family="text">
      <style:text-properties fo:color="#0000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84" style:family="text">
      <style:text-properties fo:color="#0000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85" style:family="text">
      <style:text-properties fo:color="#0000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86" style:family="text">
      <style:text-properties fo:color="#0000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87" style:family="text">
      <style:text-properties fo:color="#0000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88" style:family="text">
      <style:text-properties fo:color="#0000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89" style:family="text">
      <style:text-properties fo:color="#0000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90" style:family="text">
      <style:text-properties fo:color="#0000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91" style:family="text">
      <style:text-properties fo:color="#0000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92" style:family="text">
      <style:text-properties fo:color="#0000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93" style:family="text">
      <style:text-properties fo:color="#0000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94" style:family="text">
      <style:text-properties fo:color="#0000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95" style:family="text">
      <style:text-properties fo:color="#0000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96" style:family="text">
      <style:text-properties fo:color="#0000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97" style:family="text">
      <style:text-properties fo:color="#0000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98" style:family="text">
      <style:text-properties fo:color="#0000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99" style:family="text">
      <style:text-properties fo:color="#0000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100" style:family="text">
      <style:text-properties fo:color="#0000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101" style:family="text">
      <style:text-properties fo:color="#0000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102" style:family="text">
      <style:text-properties fo:color="#0000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103" style:family="text">
      <style:text-properties fo:color="#0000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104" style:family="text">
      <style:text-properties fo:color="#0000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105" style:family="text">
      <style:text-properties fo:color="#0000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106" style:family="text">
      <style:text-properties fo:color="#0000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107" style:family="text">
      <style:text-properties fo:color="#0000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108" style:family="text">
      <style:text-properties fo:color="#0000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109" style:family="text">
      <style:text-properties fo:color="#0000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110" style:family="text">
      <style:text-properties fo:color="#0000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111" style:family="text">
      <style:text-properties fo:color="#0000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112" style:family="text">
      <style:text-properties fo:color="#0000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113" style:family="text">
      <style:text-properties fo:color="#0000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114" style:family="text">
      <style:text-properties fo:color="#0000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115" style:family="text">
      <style:text-properties fo:color="#0000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116" style:family="text">
      <style:text-properties fo:color="#0000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117" style:family="text">
      <style:text-properties fo:color="#0000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118" style:family="text">
      <style:text-properties fo:color="#0000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119" style:family="text">
      <style:text-properties fo:color="#0000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120" style:family="text">
      <style:text-properties fo:color="#0000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121" style:family="text">
      <style:text-properties fo:color="#0000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122" style:family="text">
      <style:text-properties fo:color="#000000" style:font-name="Liberation Serif" fo:font-weight="bold" style:font-weight-asian="bold" style:font-weight-complex="bold"/>
    </style:style>
    <style:style style:name="T123" style:family="text">
      <style:text-properties fo:color="#000000" style:font-name="Liberation Serif" fo:font-weight="bold" officeooo:rsid="003d134b" style:font-weight-asian="bold" style:font-weight-complex="bold"/>
    </style:style>
    <style:style style:name="T124" style:family="text">
      <style:text-properties fo:color="#0000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125" style:family="text">
      <style:text-properties officeooo:rsid="003b39da"/>
    </style:style>
    <style:style style:name="T126" style:family="text">
      <style:text-properties fo:font-size="18pt" fo:font-style="normal" fo:font-weight="bold" style:font-size-asian="15.75pt" style:font-style-asian="normal" style:font-weight-asian="bold" style:font-size-complex="18pt" style:font-style-complex="normal" style:font-weight-complex="bold"/>
    </style:style>
    <style:style style:name="T127"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128" style:family="text">
      <style:text-properties fo:font-size="18pt" fo:font-style="normal" fo:font-weight="bold" officeooo:rsid="01145c2e" style:font-size-asian="15.75pt" style:font-style-asian="normal" style:font-weight-asian="bold" style:font-size-complex="18pt" style:font-style-complex="normal" style:font-weight-complex="bold"/>
    </style:style>
    <style:style style:name="T129" style:family="text">
      <style:text-properties fo:font-size="18pt" fo:font-style="normal" officeooo:rsid="011db167" style:font-size-asian="15.75pt" style:font-style-asian="normal" style:font-size-complex="18pt" style:font-style-complex="normal"/>
    </style:style>
    <style:style style:name="T130" style:family="text">
      <style:text-properties fo:font-size="18pt" fo:font-style="normal" officeooo:rsid="01216808" style:font-size-asian="15.75pt" style:font-style-asian="normal" style:font-size-complex="18pt" style:font-style-complex="normal"/>
    </style:style>
    <style:style style:name="T131" style:family="text">
      <style:text-properties style:text-line-through-style="none" style:text-line-through-type="none" fo:font-weight="normal" style:font-weight-asian="normal" style:font-weight-complex="normal"/>
    </style:style>
    <style:style style:name="T132"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133"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134" style:family="text">
      <style:text-properties style:font-name="Liberation Serif"/>
    </style:style>
    <style:style style:name="T135"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136"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137"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138"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139"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140"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141"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142"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143"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144"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145"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146"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147"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148"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149"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150"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151"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152"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153"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154"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155"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156"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157"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158"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159"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160"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161"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162"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163"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164"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165"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166"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167"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168"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169"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170"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171"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172"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173"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174"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175"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176"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177"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178"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179"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180" style:family="text">
      <style:text-properties style:font-name="Liberation Serif" fo:font-size="12pt" fo:font-style="normal" fo:font-weight="bold" officeooo:rsid="00cc4260" style:font-size-asian="10.5pt" style:font-style-asian="normal" style:font-weight-asian="bold" style:font-size-complex="12pt" style:font-style-complex="normal" style:font-weight-complex="bold"/>
    </style:style>
    <style:style style:name="T181" style:family="text">
      <style:text-properties style:font-name="Liberation Serif" fo:font-size="12pt" fo:font-style="normal" fo:font-weight="bold" officeooo:rsid="00d6ea21" style:font-size-asian="10.5pt" style:font-style-asian="normal" style:font-weight-asian="bold" style:font-size-complex="12pt" style:font-style-complex="normal" style:font-weight-complex="bold"/>
    </style:style>
    <style:style style:name="T182" style:family="text">
      <style:text-properties style:font-name="Liberation Serif" fo:font-size="12pt" fo:font-style="normal" fo:font-weight="bold" officeooo:rsid="00da6c7d" style:font-size-asian="10.5pt" style:font-style-asian="normal" style:font-weight-asian="bold" style:font-size-complex="12pt" style:font-style-complex="normal" style:font-weight-complex="bold"/>
    </style:style>
    <style:style style:name="T183" style:family="text">
      <style:text-properties style:font-name="Liberation Serif" fo:font-size="12pt" fo:font-style="normal" fo:font-weight="bold" officeooo:rsid="00dff313" style:font-size-asian="10.5pt" style:font-style-asian="normal" style:font-weight-asian="bold" style:font-size-complex="12pt" style:font-style-complex="normal" style:font-weight-complex="bold"/>
    </style:style>
    <style:style style:name="T184"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185"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186"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187"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188"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189"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190"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191" style:family="text">
      <style:text-properties style:font-name="Liberation Serif" fo:font-size="12pt" fo:font-style="normal" fo:font-weight="bold" officeooo:rsid="0109855f" style:font-name-asian="Noto Sans Mono CJK SC" style:font-size-asian="10.5pt" style:font-style-asian="normal" style:font-weight-asian="bold" style:font-name-complex="Liberation Mono" style:font-size-complex="12pt" style:font-style-complex="normal" style:font-weight-complex="bold"/>
    </style:style>
    <style:style style:name="T192" style:family="text">
      <style:text-properties style:font-name="Liberation Serif" fo:font-size="12pt" fo:font-style="normal" fo:font-weight="bold" officeooo:rsid="010b0b64" style:font-name-asian="Noto Sans Mono CJK SC" style:font-size-asian="10.5pt" style:font-style-asian="normal" style:font-weight-asian="bold" style:font-name-complex="Liberation Mono" style:font-size-complex="12pt" style:font-style-complex="normal" style:font-weight-complex="bold"/>
    </style:style>
    <style:style style:name="T193" style:family="text">
      <style:text-properties style:font-name="Liberation Serif" fo:font-size="12pt" fo:font-style="normal" fo:font-weight="bold" officeooo:rsid="00f272ca" style:font-name-asian="Noto Sans Mono CJK SC" style:font-size-asian="12pt" style:font-style-asian="normal" style:font-weight-asian="bold" style:font-name-complex="Liberation Mono" style:font-size-complex="12pt" style:font-style-complex="normal" style:font-weight-complex="bold"/>
    </style:style>
    <style:style style:name="T194" style:family="text">
      <style:text-properties style:font-name="Liberation Serif" fo:font-size="12pt" fo:font-style="normal" fo:font-weight="bold" officeooo:rsid="00f34deb" style:font-name-asian="Noto Sans Mono CJK SC" style:font-size-asian="12pt" style:font-style-asian="normal" style:font-weight-asian="bold" style:font-name-complex="Liberation Mono" style:font-size-complex="12pt" style:font-style-complex="normal" style:font-weight-complex="bold"/>
    </style:style>
    <style:style style:name="T195" style:family="text">
      <style:text-properties style:font-name="Liberation Serif" fo:font-size="12pt" fo:font-style="normal" fo:font-weight="bold" officeooo:rsid="00f4dcd4" style:font-name-asian="Noto Sans Mono CJK SC" style:font-size-asian="12pt" style:font-style-asian="normal" style:font-weight-asian="bold" style:font-name-complex="Liberation Mono" style:font-size-complex="12pt" style:font-style-complex="normal" style:font-weight-complex="bold"/>
    </style:style>
    <style:style style:name="T196" style:family="text">
      <style:text-properties style:font-name="Liberation Serif" fo:font-size="12pt" fo:font-style="normal" fo:font-weight="bold" officeooo:rsid="00fa4954" style:font-name-asian="Noto Sans Mono CJK SC" style:font-size-asian="12pt" style:font-style-asian="normal" style:font-weight-asian="bold" style:font-name-complex="Liberation Mono" style:font-size-complex="12pt" style:font-style-complex="normal" style:font-weight-complex="bold"/>
    </style:style>
    <style:style style:name="T197" style:family="text">
      <style:text-properties style:font-name="Liberation Serif" fo:font-size="12pt" fo:font-style="normal" fo:font-weight="bold" officeooo:rsid="00fb9186" style:font-name-asian="Noto Sans Mono CJK SC" style:font-size-asian="12pt" style:font-style-asian="normal" style:font-weight-asian="bold" style:font-name-complex="Liberation Mono" style:font-size-complex="12pt" style:font-style-complex="normal" style:font-weight-complex="bold"/>
    </style:style>
    <style:style style:name="T198" style:family="text">
      <style:text-properties style:font-name="Liberation Serif" fo:font-size="12pt" fo:font-style="normal" fo:font-weight="bold" officeooo:rsid="00fc61e7" style:font-name-asian="Noto Sans Mono CJK SC" style:font-size-asian="12pt" style:font-style-asian="normal" style:font-weight-asian="bold" style:font-name-complex="Liberation Mono" style:font-size-complex="12pt" style:font-style-complex="normal" style:font-weight-complex="bold"/>
    </style:style>
    <style:style style:name="T199" style:family="text">
      <style:text-properties style:font-name="Liberation Serif" fo:font-size="12pt" fo:font-style="normal" fo:font-weight="bold" officeooo:rsid="00fe4f3c" style:font-name-asian="Noto Sans Mono CJK SC" style:font-size-asian="12pt" style:font-style-asian="normal" style:font-weight-asian="bold" style:font-name-complex="Liberation Mono" style:font-size-complex="12pt" style:font-style-complex="normal" style:font-weight-complex="bold"/>
    </style:style>
    <style:style style:name="T200" style:family="text">
      <style:text-properties style:font-name="Liberation Serif" fo:font-size="12pt" fo:font-style="normal" fo:font-weight="bold" officeooo:rsid="00ff03d1" style:font-name-asian="Noto Sans Mono CJK SC" style:font-size-asian="12pt" style:font-style-asian="normal" style:font-weight-asian="bold" style:font-name-complex="Liberation Mono" style:font-size-complex="12pt" style:font-style-complex="normal" style:font-weight-complex="bold"/>
    </style:style>
    <style:style style:name="T201" style:family="text">
      <style:text-properties style:font-name="Liberation Serif" fo:font-size="12pt" fo:font-style="normal" fo:font-weight="bold" officeooo:rsid="0100f912" style:font-name-asian="Noto Sans Mono CJK SC" style:font-size-asian="12pt" style:font-style-asian="normal" style:font-weight-asian="bold" style:font-name-complex="Liberation Mono" style:font-size-complex="12pt" style:font-style-complex="normal" style:font-weight-complex="bold"/>
    </style:style>
    <style:style style:name="T202" style:family="text">
      <style:text-properties style:font-name="Liberation Serif" fo:font-size="12pt" fo:font-style="normal" fo:font-weight="bold" officeooo:rsid="0105ee2b" style:font-name-asian="Noto Sans Mono CJK SC" style:font-size-asian="12pt" style:font-style-asian="normal" style:font-weight-asian="bold" style:font-name-complex="Liberation Mono" style:font-size-complex="12pt" style:font-style-complex="normal" style:font-weight-complex="bold"/>
    </style:style>
    <style:style style:name="T203"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204"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205"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206"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207"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208"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209"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210" style:family="text">
      <style:text-properties style:font-name="Liberation Serif" fo:font-size="12pt" fo:font-style="normal" fo:font-weight="bold" officeooo:rsid="00cee274" style:font-size-asian="12pt" style:font-style-asian="normal" style:font-weight-asian="bold" style:font-size-complex="12pt" style:font-style-complex="normal" style:font-weight-complex="bold"/>
    </style:style>
    <style:style style:name="T211" style:family="text">
      <style:text-properties style:font-name="Liberation Serif" fo:font-size="12pt" fo:font-style="normal" fo:font-weight="bold" officeooo:rsid="00e5d6ae" style:font-size-asian="12pt" style:font-style-asian="normal" style:font-weight-asian="bold" style:font-size-complex="12pt" style:font-style-complex="normal" style:font-weight-complex="bold"/>
    </style:style>
    <style:style style:name="T212" style:family="text">
      <style:text-properties style:font-name="Liberation Serif" fo:font-size="12pt" fo:font-style="normal" fo:font-weight="bold" officeooo:rsid="00e6d7a7" style:font-size-asian="12pt" style:font-style-asian="normal" style:font-weight-asian="bold" style:font-size-complex="12pt" style:font-style-complex="normal" style:font-weight-complex="bold"/>
    </style:style>
    <style:style style:name="T213" style:family="text">
      <style:text-properties style:font-name="Liberation Serif" fo:font-size="12pt" fo:font-style="normal" fo:font-weight="bold" officeooo:rsid="00e8f98d" style:font-size-asian="12pt" style:font-style-asian="normal" style:font-weight-asian="bold" style:font-size-complex="12pt" style:font-style-complex="normal" style:font-weight-complex="bold"/>
    </style:style>
    <style:style style:name="T214" style:family="text">
      <style:text-properties style:font-name="Liberation Serif" fo:font-size="12pt" fo:font-style="normal" fo:font-weight="bold" officeooo:rsid="00ea8c49" style:font-size-asian="12pt" style:font-style-asian="normal" style:font-weight-asian="bold" style:font-size-complex="12pt" style:font-style-complex="normal" style:font-weight-complex="bold"/>
    </style:style>
    <style:style style:name="T215" style:family="text">
      <style:text-properties style:font-name="Liberation Serif" fo:font-size="12pt" fo:font-style="normal" fo:font-weight="bold" officeooo:rsid="00ebf829" style:font-size-asian="12pt" style:font-style-asian="normal" style:font-weight-asian="bold" style:font-size-complex="12pt" style:font-style-complex="normal" style:font-weight-complex="bold"/>
    </style:style>
    <style:style style:name="T216"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217"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218"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219"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220"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221"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222"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223"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224"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225"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226"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227"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228"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229"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230"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231"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232"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233"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234"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235"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236"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237"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238"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239"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240"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241"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242"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243"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244"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245"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246"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247"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248"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249"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250"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251"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252"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253"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254"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255"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256"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257" style:family="text">
      <style:text-properties style:font-name="Liberation Serif" fo:font-size="12pt" fo:font-style="normal" fo:font-weight="normal" officeooo:rsid="00cc4260" style:font-size-asian="10.5pt" style:font-style-asian="normal" style:font-weight-asian="normal" style:font-size-complex="12pt" style:font-style-complex="normal" style:font-weight-complex="normal"/>
    </style:style>
    <style:style style:name="T258" style:family="text">
      <style:text-properties style:font-name="Liberation Serif" fo:font-size="12pt" fo:font-style="normal" fo:font-weight="normal" officeooo:rsid="00d6ea21" style:font-size-asian="10.5pt" style:font-style-asian="normal" style:font-weight-asian="normal" style:font-size-complex="12pt" style:font-style-complex="normal" style:font-weight-complex="normal"/>
    </style:style>
    <style:style style:name="T259" style:family="text">
      <style:text-properties style:font-name="Liberation Serif" fo:font-size="12pt" fo:font-style="normal" fo:font-weight="normal" officeooo:rsid="00da6c7d" style:font-size-asian="10.5pt" style:font-style-asian="normal" style:font-weight-asian="normal" style:font-size-complex="12pt" style:font-style-complex="normal" style:font-weight-complex="normal"/>
    </style:style>
    <style:style style:name="T260"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261"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262"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263"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264"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265"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266" style:family="text">
      <style:text-properties style:font-name="Liberation Serif" fo:font-size="12pt" fo:font-style="normal" fo:font-weight="normal" officeooo:rsid="00f272ca" style:font-name-asian="Noto Sans Mono CJK SC" style:font-size-asian="12pt" style:font-style-asian="normal" style:font-weight-asian="normal" style:font-name-complex="Liberation Mono" style:font-size-complex="12pt" style:font-style-complex="normal" style:font-weight-complex="normal"/>
    </style:style>
    <style:style style:name="T267" style:family="text">
      <style:text-properties style:font-name="Liberation Serif" fo:font-size="12pt" fo:font-style="normal" fo:font-weight="normal" officeooo:rsid="00f34deb" style:font-name-asian="Noto Sans Mono CJK SC" style:font-size-asian="12pt" style:font-style-asian="normal" style:font-weight-asian="normal" style:font-name-complex="Liberation Mono" style:font-size-complex="12pt" style:font-style-complex="normal" style:font-weight-complex="normal"/>
    </style:style>
    <style:style style:name="T268" style:family="text">
      <style:text-properties style:font-name="Liberation Serif" fo:font-size="12pt" fo:font-style="normal" fo:font-weight="normal" officeooo:rsid="00f4dcd4" style:font-name-asian="Noto Sans Mono CJK SC" style:font-size-asian="12pt" style:font-style-asian="normal" style:font-weight-asian="normal" style:font-name-complex="Liberation Mono" style:font-size-complex="12pt" style:font-style-complex="normal" style:font-weight-complex="normal"/>
    </style:style>
    <style:style style:name="T269" style:family="text">
      <style:text-properties style:font-name="Liberation Serif" fo:font-size="12pt" fo:font-style="normal" fo:font-weight="normal" officeooo:rsid="00f61b39" style:font-name-asian="Noto Sans Mono CJK SC" style:font-size-asian="12pt" style:font-style-asian="normal" style:font-weight-asian="normal" style:font-name-complex="Liberation Mono" style:font-size-complex="12pt" style:font-style-complex="normal" style:font-weight-complex="normal"/>
    </style:style>
    <style:style style:name="T270" style:family="text">
      <style:text-properties style:font-name="Liberation Serif" fo:font-size="12pt" fo:font-style="normal" fo:font-weight="normal" officeooo:rsid="00fb9186" style:font-name-asian="Noto Sans Mono CJK SC" style:font-size-asian="12pt" style:font-style-asian="normal" style:font-weight-asian="normal" style:font-name-complex="Liberation Mono" style:font-size-complex="12pt" style:font-style-complex="normal" style:font-weight-complex="normal"/>
    </style:style>
    <style:style style:name="T271" style:family="text">
      <style:text-properties style:font-name="Liberation Serif" fo:font-size="12pt" fo:font-style="normal" fo:font-weight="normal" officeooo:rsid="00fc61e7" style:font-name-asian="Noto Sans Mono CJK SC" style:font-size-asian="12pt" style:font-style-asian="normal" style:font-weight-asian="normal" style:font-name-complex="Liberation Mono" style:font-size-complex="12pt" style:font-style-complex="normal" style:font-weight-complex="normal"/>
    </style:style>
    <style:style style:name="T272" style:family="text">
      <style:text-properties style:font-name="Liberation Serif" fo:font-size="12pt" fo:font-style="normal" fo:font-weight="normal" officeooo:rsid="00fe4f3c" style:font-name-asian="Noto Sans Mono CJK SC" style:font-size-asian="12pt" style:font-style-asian="normal" style:font-weight-asian="normal" style:font-name-complex="Liberation Mono" style:font-size-complex="12pt" style:font-style-complex="normal" style:font-weight-complex="normal"/>
    </style:style>
    <style:style style:name="T273" style:family="text">
      <style:text-properties style:font-name="Liberation Serif" fo:font-size="12pt" fo:font-style="normal" fo:font-weight="normal" officeooo:rsid="00ff03d1" style:font-name-asian="Noto Sans Mono CJK SC" style:font-size-asian="12pt" style:font-style-asian="normal" style:font-weight-asian="normal" style:font-name-complex="Liberation Mono" style:font-size-complex="12pt" style:font-style-complex="normal" style:font-weight-complex="normal"/>
    </style:style>
    <style:style style:name="T274" style:family="text">
      <style:text-properties style:font-name="Liberation Serif" fo:font-size="12pt" fo:font-style="normal" fo:font-weight="normal" officeooo:rsid="0100f912" style:font-name-asian="Noto Sans Mono CJK SC" style:font-size-asian="12pt" style:font-style-asian="normal" style:font-weight-asian="normal" style:font-name-complex="Liberation Mono" style:font-size-complex="12pt" style:font-style-complex="normal" style:font-weight-complex="normal"/>
    </style:style>
    <style:style style:name="T275" style:family="text">
      <style:text-properties style:font-name="Liberation Serif" fo:font-size="12pt" fo:font-style="normal" fo:font-weight="normal" officeooo:rsid="0105ee2b" style:font-name-asian="Noto Sans Mono CJK SC" style:font-size-asian="12pt" style:font-style-asian="normal" style:font-weight-asian="normal" style:font-name-complex="Liberation Mono" style:font-size-complex="12pt" style:font-style-complex="normal" style:font-weight-complex="normal"/>
    </style:style>
    <style:style style:name="T276"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77"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278"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279"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280"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281"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282"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283" style:family="text">
      <style:text-properties style:font-name="Liberation Serif" fo:font-size="12pt" fo:font-style="normal" fo:font-weight="normal" officeooo:rsid="00cee274" style:font-size-asian="12pt" style:font-style-asian="normal" style:font-weight-asian="normal" style:font-size-complex="12pt" style:font-style-complex="normal" style:font-weight-complex="normal"/>
    </style:style>
    <style:style style:name="T284" style:family="text">
      <style:text-properties style:font-name="Liberation Serif" fo:font-size="12pt" fo:font-style="normal" fo:font-weight="normal" officeooo:rsid="00e5d6ae" style:font-size-asian="12pt" style:font-style-asian="normal" style:font-weight-asian="normal" style:font-size-complex="12pt" style:font-style-complex="normal" style:font-weight-complex="normal"/>
    </style:style>
    <style:style style:name="T285" style:family="text">
      <style:text-properties style:font-name="Liberation Serif" fo:font-size="12pt" fo:font-style="normal" fo:font-weight="normal" officeooo:rsid="00e8f98d" style:font-size-asian="12pt" style:font-style-asian="normal" style:font-weight-asian="normal" style:font-size-complex="12pt" style:font-style-complex="normal" style:font-weight-complex="normal"/>
    </style:style>
    <style:style style:name="T286" style:family="text">
      <style:text-properties style:font-name="Liberation Serif" fo:font-size="12pt" fo:font-style="normal" fo:font-weight="normal" officeooo:rsid="00ebf829" style:font-size-asian="12pt" style:font-style-asian="normal" style:font-weight-asian="normal" style:font-size-complex="12pt" style:font-style-complex="normal" style:font-weight-complex="normal"/>
    </style:style>
    <style:style style:name="T287" style:family="text">
      <style:text-properties style:font-name="Liberation Serif" fo:font-size="12pt" fo:font-style="normal" fo:font-weight="normal" officeooo:rsid="00f0f2eb" style:font-size-asian="12pt" style:font-style-asian="normal" style:font-weight-asian="normal" style:font-size-complex="12pt" style:font-style-complex="normal" style:font-weight-complex="normal"/>
    </style:style>
    <style:style style:name="T288"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289"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290"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291"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T292"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293" style:family="text">
      <style:text-properties style:font-name="Liberation Serif" fo:font-size="12pt" fo:font-weight="bold" style:font-size-asian="12pt" style:font-weight-asian="bold" style:font-size-complex="12pt" style:font-weight-complex="bold"/>
    </style:style>
    <style:style style:name="T294" style:family="text">
      <style:text-properties style:font-name="Liberation Serif" fo:font-size="12pt" fo:font-weight="bold" officeooo:rsid="01288ad8" style:font-size-asian="12pt" style:font-weight-asian="bold" style:font-size-complex="12pt" style:font-weight-complex="bold"/>
    </style:style>
    <style:style style:name="T295" style:family="text">
      <style:text-properties style:font-name="Liberation Serif" fo:font-size="12pt" style:font-size-asian="12pt" style:font-size-complex="12pt"/>
    </style:style>
    <style:style style:name="T296" style:family="text">
      <style:text-properties style:font-name="Liberation Serif" fo:font-size="12pt" fo:font-weight="normal" officeooo:rsid="00e196ce" style:font-size-asian="12pt" style:font-weight-asian="normal" style:font-size-complex="12pt" style:font-weight-complex="normal"/>
    </style:style>
    <style:style style:name="T297" style:family="text">
      <style:text-properties style:font-name="Liberation Serif" fo:font-size="12pt" fo:font-weight="normal" officeooo:rsid="01288ad8" style:font-size-asian="12pt" style:font-weight-asian="normal" style:font-size-complex="12pt" style:font-weight-complex="normal"/>
    </style:style>
    <style:style style:name="T298" style:family="text">
      <style:text-properties style:font-name="Liberation Serif" fo:font-size="12pt" fo:font-weight="normal" officeooo:rsid="01288ad8" style:font-name-asian="Noto Sans Mono CJK SC" style:font-size-asian="12pt" style:font-weight-asian="normal" style:font-name-complex="Liberation Mono" style:font-size-complex="12pt" style:font-weight-complex="normal"/>
    </style:style>
    <style:style style:name="T299"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300"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301"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302" style:family="text">
      <style:text-properties style:font-name="Liberation Serif" fo:font-size="20pt" fo:font-style="normal" fo:font-weight="bold" officeooo:rsid="0038daa2" style:font-size-asian="17.5pt" style:font-style-asian="normal" style:font-weight-asian="bold" style:font-size-complex="20pt" style:font-style-complex="normal" style:font-weight-complex="bold"/>
    </style:style>
    <style:style style:name="T303" style:family="text">
      <style:text-properties style:font-name="Liberation Serif" fo:font-size="20pt" fo:font-style="normal" fo:font-weight="bold" officeooo:rsid="011db167" style:font-size-asian="17.5pt" style:font-style-asian="normal" style:font-weight-asian="bold" style:font-size-complex="20pt" style:font-style-complex="normal" style:font-weight-complex="bold"/>
    </style:style>
    <style:style style:name="T304"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305"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306"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307"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308"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309" style:family="text">
      <style:text-properties style:font-name="Liberation Serif" fo:font-size="18pt" fo:font-style="normal" fo:font-weight="bold" officeooo:rsid="00e196ce" style:font-name-asian="Noto Sans Mono CJK SC" style:font-size-asian="15.75pt" style:font-style-asian="normal" style:font-weight-asian="bold" style:font-name-complex="Liberation Mono" style:font-size-complex="18pt" style:font-style-complex="normal" style:font-weight-complex="bold"/>
    </style:style>
    <style:style style:name="T310" style:family="text">
      <style:text-properties style:font-name="Liberation Serif" fo:font-size="18pt" fo:font-style="normal" fo:font-weight="bold" officeooo:rsid="00edc626" style:font-name-asian="Noto Sans Mono CJK SC" style:font-size-asian="15.75pt" style:font-style-asian="normal" style:font-weight-asian="bold" style:font-name-complex="Liberation Mono" style:font-size-complex="18pt" style:font-style-complex="normal" style:font-weight-complex="bold"/>
    </style:style>
    <style:style style:name="T311" style:family="text">
      <style:text-properties style:font-name="Liberation Serif" fo:font-size="18pt" fo:font-style="normal" fo:font-weight="bold" officeooo:rsid="0103c3ea" style:font-name-asian="Noto Sans Mono CJK SC" style:font-size-asian="15.75pt" style:font-style-asian="normal" style:font-weight-asian="bold" style:font-name-complex="Liberation Mono" style:font-size-complex="18pt" style:font-style-complex="normal" style:font-weight-complex="bold"/>
    </style:style>
    <style:style style:name="T312" style:family="text">
      <style:text-properties style:font-name="Liberation Serif" fo:font-size="18pt" fo:font-style="normal" officeooo:rsid="011ac649" style:font-size-asian="15.75pt" style:font-style-asian="normal" style:font-size-complex="18pt" style:font-style-complex="normal"/>
    </style:style>
    <style:style style:name="T313" style:family="text">
      <style:text-properties style:font-name="Liberation Serif" fo:font-size="18pt" fo:font-style="normal" officeooo:rsid="011db167" style:font-size-asian="15.75pt" style:font-style-asian="normal" style:font-size-complex="18pt" style:font-style-complex="normal"/>
    </style:style>
    <style:style style:name="T314" style:family="text">
      <style:text-properties style:font-name="Liberation Serif" fo:font-style="normal" fo:font-weight="normal" style:font-style-asian="normal" style:font-weight-asian="normal" style:font-style-complex="normal" style:font-weight-complex="normal"/>
    </style:style>
    <style:style style:name="T315" style:family="text">
      <style:text-properties style:font-name="Liberation Serif" fo:font-style="normal" fo:font-weight="normal" officeooo:rsid="00d0a5ab" style:font-style-asian="normal" style:font-weight-asian="normal" style:font-style-complex="normal" style:font-weight-complex="normal"/>
    </style:style>
    <style:style style:name="T316" style:family="text">
      <style:text-properties style:font-name="Liberation Serif" fo:font-style="normal" fo:font-weight="normal" officeooo:rsid="00d1e15b" style:font-style-asian="normal" style:font-weight-asian="normal" style:font-style-complex="normal" style:font-weight-complex="normal"/>
    </style:style>
    <style:style style:name="T317" style:family="text">
      <style:text-properties style:font-name="Liberation Serif" fo:font-style="normal" fo:font-weight="normal" officeooo:rsid="00d1e309" style:font-style-asian="normal" style:font-weight-asian="normal" style:font-style-complex="normal" style:font-weight-complex="normal"/>
    </style:style>
    <style:style style:name="T318" style:family="text">
      <style:text-properties style:font-name="Liberation Serif" fo:font-style="normal" fo:font-weight="normal" officeooo:rsid="00d2a460" style:font-style-asian="normal" style:font-weight-asian="normal" style:font-style-complex="normal" style:font-weight-complex="normal"/>
    </style:style>
    <style:style style:name="T319" style:family="text">
      <style:text-properties style:font-name="Liberation Serif" fo:font-style="normal" fo:font-weight="normal" officeooo:rsid="00d6376d" style:font-style-asian="normal" style:font-weight-asian="normal" style:font-style-complex="normal" style:font-weight-complex="normal"/>
    </style:style>
    <style:style style:name="T320" style:family="text">
      <style:text-properties style:font-name="Liberation Serif" fo:font-style="normal" fo:font-weight="normal" officeooo:rsid="00d65217" style:font-style-asian="normal" style:font-weight-asian="normal" style:font-style-complex="normal" style:font-weight-complex="normal"/>
    </style:style>
    <style:style style:name="T321" style:family="text">
      <style:text-properties style:font-name="Liberation Serif" fo:font-style="normal" fo:font-weight="normal" officeooo:rsid="00d89e4b" style:font-style-asian="normal" style:font-weight-asian="normal" style:font-style-complex="normal" style:font-weight-complex="normal"/>
    </style:style>
    <style:style style:name="T322" style:family="text">
      <style:text-properties style:font-name="Liberation Serif" fo:font-style="normal" fo:font-weight="normal" officeooo:rsid="00da2b6f" style:font-style-asian="normal" style:font-weight-asian="normal" style:font-style-complex="normal" style:font-weight-complex="normal"/>
    </style:style>
    <style:style style:name="T323" style:family="text">
      <style:text-properties style:font-name="Liberation Serif" fo:font-style="normal" fo:font-weight="normal" officeooo:rsid="00da68a8" style:font-style-asian="normal" style:font-weight-asian="normal" style:font-style-complex="normal" style:font-weight-complex="normal"/>
    </style:style>
    <style:style style:name="T324" style:family="text">
      <style:text-properties style:font-name="Liberation Serif" fo:font-style="normal" fo:font-weight="normal" officeooo:rsid="00dc97ef" style:font-style-asian="normal" style:font-weight-asian="normal" style:font-style-complex="normal" style:font-weight-complex="normal"/>
    </style:style>
    <style:style style:name="T325" style:family="text">
      <style:text-properties style:font-name="Liberation Serif" fo:font-style="normal" fo:font-weight="normal" officeooo:rsid="00dd863d" style:font-style-asian="normal" style:font-weight-asian="normal" style:font-style-complex="normal" style:font-weight-complex="normal"/>
    </style:style>
    <style:style style:name="T326" style:family="text">
      <style:text-properties style:font-name="Liberation Serif" fo:font-style="normal" fo:font-weight="normal" officeooo:rsid="00de8eb4" style:font-style-asian="normal" style:font-weight-asian="normal" style:font-style-complex="normal" style:font-weight-complex="normal"/>
    </style:style>
    <style:style style:name="T327" style:family="text">
      <style:text-properties style:font-name="Liberation Serif" fo:font-style="normal" fo:font-weight="normal" officeooo:rsid="00e09b51" style:font-style-asian="normal" style:font-weight-asian="normal" style:font-style-complex="normal" style:font-weight-complex="normal"/>
    </style:style>
    <style:style style:name="T328" style:family="text">
      <style:text-properties style:font-name="Liberation Serif" fo:font-style="normal" fo:font-weight="normal" officeooo:rsid="00e58085" style:font-style-asian="normal" style:font-weight-asian="normal" style:font-style-complex="normal" style:font-weight-complex="normal"/>
    </style:style>
    <style:style style:name="T329" style:family="text">
      <style:text-properties style:font-name="Liberation Serif" fo:font-style="normal" fo:font-weight="normal" officeooo:rsid="00e2e874" style:font-style-asian="normal" style:font-weight-asian="normal" style:font-style-complex="normal" style:font-weight-complex="normal"/>
    </style:style>
    <style:style style:name="T330" style:family="text">
      <style:text-properties style:font-name="Liberation Serif" fo:font-style="normal" fo:font-weight="normal" officeooo:rsid="00e3d675" style:font-style-asian="normal" style:font-weight-asian="normal" style:font-style-complex="normal" style:font-weight-complex="normal"/>
    </style:style>
    <style:style style:name="T331" style:family="text">
      <style:text-properties style:font-name="Liberation Serif" fo:font-style="normal" fo:font-weight="bold" style:font-style-asian="normal" style:font-weight-asian="bold" style:font-style-complex="normal" style:font-weight-complex="bold"/>
    </style:style>
    <style:style style:name="T332" style:family="text">
      <style:text-properties style:font-name="Liberation Serif" fo:font-style="normal" fo:font-weight="bold" officeooo:rsid="00d0a5ab" style:font-style-asian="normal" style:font-weight-asian="bold" style:font-style-complex="normal" style:font-weight-complex="bold"/>
    </style:style>
    <style:style style:name="T333" style:family="text">
      <style:text-properties style:font-name="Liberation Serif" fo:font-style="normal" fo:font-weight="bold" officeooo:rsid="00d1e15b" style:font-style-asian="normal" style:font-weight-asian="bold" style:font-style-complex="normal" style:font-weight-complex="bold"/>
    </style:style>
    <style:style style:name="T334" style:family="text">
      <style:text-properties style:font-name="Liberation Serif" fo:font-style="normal" fo:font-weight="bold" officeooo:rsid="00d1e309" style:font-style-asian="normal" style:font-weight-asian="bold" style:font-style-complex="normal" style:font-weight-complex="bold"/>
    </style:style>
    <style:style style:name="T335" style:family="text">
      <style:text-properties style:font-name="Liberation Serif" fo:font-style="normal" fo:font-weight="bold" officeooo:rsid="00d2a460" style:font-style-asian="normal" style:font-weight-asian="bold" style:font-style-complex="normal" style:font-weight-complex="bold"/>
    </style:style>
    <style:style style:name="T336" style:family="text">
      <style:text-properties style:font-name="Liberation Serif" fo:font-style="normal" fo:font-weight="bold" officeooo:rsid="00d55a79" style:font-style-asian="normal" style:font-weight-asian="bold" style:font-style-complex="normal" style:font-weight-complex="bold"/>
    </style:style>
    <style:style style:name="T337" style:family="text">
      <style:text-properties style:font-name="Liberation Serif" fo:font-style="normal" fo:font-weight="bold" officeooo:rsid="00d6376d" style:font-style-asian="normal" style:font-weight-asian="bold" style:font-style-complex="normal" style:font-weight-complex="bold"/>
    </style:style>
    <style:style style:name="T338" style:family="text">
      <style:text-properties style:font-name="Liberation Serif" fo:font-style="normal" fo:font-weight="bold" officeooo:rsid="00d65217" style:font-style-asian="normal" style:font-weight-asian="bold" style:font-style-complex="normal" style:font-weight-complex="bold"/>
    </style:style>
    <style:style style:name="T339" style:family="text">
      <style:text-properties style:font-name="Liberation Serif" fo:font-style="normal" fo:font-weight="bold" officeooo:rsid="00d89e4b" style:font-style-asian="normal" style:font-weight-asian="bold" style:font-style-complex="normal" style:font-weight-complex="bold"/>
    </style:style>
    <style:style style:name="T340" style:family="text">
      <style:text-properties style:font-name="Liberation Serif" fo:font-style="normal" fo:font-weight="bold" officeooo:rsid="00da2b6f" style:font-style-asian="normal" style:font-weight-asian="bold" style:font-style-complex="normal" style:font-weight-complex="bold"/>
    </style:style>
    <style:style style:name="T341" style:family="text">
      <style:text-properties style:font-name="Liberation Serif" fo:font-style="normal" fo:font-weight="bold" officeooo:rsid="00dc97ef" style:font-style-asian="normal" style:font-weight-asian="bold" style:font-style-complex="normal" style:font-weight-complex="bold"/>
    </style:style>
    <style:style style:name="T342" style:family="text">
      <style:text-properties style:font-name="Liberation Serif" fo:font-style="normal" fo:font-weight="bold" officeooo:rsid="00dd863d" style:font-style-asian="normal" style:font-weight-asian="bold" style:font-style-complex="normal" style:font-weight-complex="bold"/>
    </style:style>
    <style:style style:name="T343" style:family="text">
      <style:text-properties style:font-name="Liberation Serif" fo:font-style="normal" fo:font-weight="bold" officeooo:rsid="00de8eb4" style:font-style-asian="normal" style:font-weight-asian="bold" style:font-style-complex="normal" style:font-weight-complex="bold"/>
    </style:style>
    <style:style style:name="T344" style:family="text">
      <style:text-properties style:font-name="Liberation Serif" fo:font-style="normal" fo:font-weight="bold" officeooo:rsid="00e09b51" style:font-style-asian="normal" style:font-weight-asian="bold" style:font-style-complex="normal" style:font-weight-complex="bold"/>
    </style:style>
    <style:style style:name="T345" style:family="text">
      <style:text-properties style:font-name="Liberation Serif" fo:font-style="normal" fo:font-weight="bold" officeooo:rsid="00e58085" style:font-style-asian="normal" style:font-weight-asian="bold" style:font-style-complex="normal" style:font-weight-complex="bold"/>
    </style:style>
    <style:style style:name="T346" style:family="text">
      <style:text-properties style:font-name="Liberation Serif" fo:font-style="normal" fo:font-weight="bold" officeooo:rsid="00e3d675" style:font-style-asian="normal" style:font-weight-asian="bold" style:font-style-complex="normal" style:font-weight-complex="bold"/>
    </style:style>
    <style:style style:name="T347" style:family="text">
      <style:text-properties style:font-name="Liberation Serif" fo:font-style="normal" fo:font-weight="bold" officeooo:rsid="00ef1a66" style:font-style-asian="normal" style:font-weight-asian="bold" style:font-style-complex="normal" style:font-weight-complex="bold"/>
    </style:style>
    <style:style style:name="T348" style:family="text">
      <style:text-properties style:font-name="Liberation Serif" fo:font-style="normal" fo:font-weight="bold" officeooo:rsid="00f61b39" style:font-style-asian="normal" style:font-weight-asian="bold" style:font-style-complex="normal" style:font-weight-complex="bold"/>
    </style:style>
    <style:style style:name="T349" style:family="text">
      <style:text-properties style:font-name="Liberation Serif" fo:font-style="normal" fo:font-weight="bold" officeooo:rsid="00ef1a66" style:font-name-asian="Noto Sans Mono CJK SC" style:font-style-asian="normal" style:font-weight-asian="bold" style:font-name-complex="Liberation Mono" style:font-style-complex="normal" style:font-weight-complex="bold"/>
    </style:style>
    <style:style style:name="T350" style:family="text">
      <style:text-properties style:font-name="Liberation Serif" fo:font-style="normal" style:font-style-asian="normal" style:font-style-complex="normal"/>
    </style:style>
    <style:style style:name="T351" style:family="text">
      <style:text-properties style:font-name="Liberation Serif" fo:font-style="normal" officeooo:rsid="00edc626" style:font-style-asian="normal" style:font-style-complex="normal"/>
    </style:style>
    <style:style style:name="T352" style:family="text">
      <style:text-properties style:font-name="Liberation Serif" fo:font-weight="bold" style:font-weight-asian="bold" style:font-weight-complex="bold"/>
    </style:style>
    <style:style style:name="T353" style:family="text">
      <style:text-properties style:font-name="Liberation Serif" fo:font-weight="bold" officeooo:rsid="00ba3b40" style:font-weight-asian="bold" style:font-weight-complex="bold"/>
    </style:style>
    <style:style style:name="T354" style:family="text">
      <style:text-properties style:font-name="Liberation Serif" fo:font-weight="bold" officeooo:rsid="00d25b65" style:font-weight-asian="bold" style:font-weight-complex="bold"/>
    </style:style>
    <style:style style:name="T355" style:family="text">
      <style:text-properties style:font-name="Liberation Serif" fo:font-weight="bold" style:font-weight-asian="bold" style:font-weight-complex="bold" loext:padding="0.049cm" loext:border="0.06pt solid #29313d"/>
    </style:style>
    <style:style style:name="T356" style:family="text">
      <style:text-properties style:font-name="Liberation Serif" fo:font-weight="bold" officeooo:rsid="01201c0b" style:font-weight-asian="bold" style:font-weight-complex="bold"/>
    </style:style>
    <style:style style:name="T357" style:family="text">
      <style:text-properties style:font-name="Liberation Serif" fo:font-weight="bold" officeooo:rsid="0120263c" style:font-weight-asian="bold" style:font-weight-complex="bold"/>
    </style:style>
    <style:style style:name="T358" style:family="text">
      <style:text-properties style:font-name="Liberation Serif" fo:font-weight="normal" officeooo:rsid="00ba3b40" style:font-weight-asian="normal" style:font-weight-complex="normal"/>
    </style:style>
    <style:style style:name="T359" style:family="text">
      <style:text-properties style:font-name="Liberation Serif" fo:font-weight="normal" officeooo:rsid="00d25b65" style:font-weight-asian="normal" style:font-weight-complex="normal"/>
    </style:style>
    <style:style style:name="T360" style:family="text">
      <style:text-properties style:font-name="Liberation Serif" fo:font-weight="normal" officeooo:rsid="01201c0b" style:font-weight-asian="normal" style:font-weight-complex="normal"/>
    </style:style>
    <style:style style:name="T361" style:family="text">
      <style:text-properties style:font-name="Liberation Serif" fo:font-size="14pt" fo:font-style="normal" fo:font-weight="bold" officeooo:rsid="00f272ca" style:font-name-asian="Noto Sans Mono CJK SC" style:font-size-asian="14pt" style:font-style-asian="normal" style:font-weight-asian="bold" style:font-name-complex="Liberation Mono" style:font-size-complex="14pt" style:font-style-complex="normal" style:font-weight-complex="bold"/>
    </style:style>
    <style:style style:name="T362" style:family="text">
      <style:text-properties style:font-name="Liberation Serif" officeooo:rsid="01200f8d"/>
    </style:style>
    <style:style style:name="T363" style:family="text">
      <style:text-properties style:font-name="Liberation Serif" officeooo:rsid="0120263c"/>
    </style:style>
    <style:style style:name="T364" style:family="text">
      <style:text-properties fo:font-variant="normal" fo:text-transform="none" fo:color="#bfbfbf"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365" style:family="text">
      <style:text-properties officeooo:rsid="00b8ba37"/>
    </style:style>
    <style:style style:name="T366" style:family="text">
      <style:text-properties officeooo:rsid="00bca12c"/>
    </style:style>
    <style:style style:name="T367" style:family="text">
      <style:text-properties officeooo:rsid="00be74ef"/>
    </style:style>
    <style:style style:name="T368" style:family="text">
      <style:text-properties officeooo:rsid="00bf8465"/>
    </style:style>
    <style:style style:name="T369" style:family="text">
      <style:text-properties officeooo:rsid="010b0b64"/>
    </style:style>
    <style:style style:name="T370" style:family="text">
      <style:text-properties officeooo:rsid="01145c2e"/>
    </style:style>
    <style:style style:name="T371" style:family="text">
      <style:text-properties officeooo:rsid="011bdade"/>
    </style:style>
    <style:style style:name="T372" style:family="text">
      <style:text-properties officeooo:rsid="011fe630"/>
    </style:style>
    <style:style style:name="T373" style:family="text">
      <style:text-properties officeooo:rsid="01288ad8"/>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6">Módulo 1</text:p>
      <text:p text:style-name="P156"/>
      <text:p text:style-name="P157">Bloco 1 – <text:span text:style-name="T125">Unix e Bash</text:span>:</text:p>
      <text:p text:style-name="P112"/>
      <text:p text:style-name="P112">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 </text:p>
      <text:p text:style-name="P1"/>
      <text:p text:style-name="P15">DIRETÓRIOS:</text:p>
      <text:p text:style-name="P3"/>
      <text:p text:style-name="P4">/ - <text:span text:style-name="T1">Root – Diretório Raiz.</text:span></text:p>
      <text:p text:style-name="P74"/>
      <text:p text:style-name="P74">BOOT – Inicialização.</text:p>
      <text:p text:style-name="P74"/>
      <text:p text:style-name="P74">BIN – Arquivos Binários.</text:p>
      <text:p text:style-name="P74"/>
      <text:p text:style-name="P74">DEV – Arquivos do dispositivo.</text:p>
      <text:p text:style-name="P74"/>
      <text:p text:style-name="P74">ETC – Scripts de Inicialização.</text:p>
      <text:p text:style-name="P74"/>
      <text:p text:style-name="P74">HOME – Diretórios Home para diferentes usuários.</text:p>
      <text:p text:style-name="P74"/>
      <text:p text:style-name="P74">PROC – Diretório Dinâmico especial que incluiu informações sobre o estado do sistema incluindo os processos atualmente executados.</text:p>
      <text:p text:style-name="P74"/>
      <text:p text:style-name="P74">ROOT – Diretório Home do usuário root.</text:p>
      <text:p text:style-name="P74"/>
      <text:p text:style-name="P74">SBIN – São os binários de sistema importantes.</text:p>
      <text:p text:style-name="P74"/>
      <text:p text:style-name="P74">TMP – Arquivos temporários.</text:p>
      <text:p text:style-name="P74"/>
      <text:p text:style-name="P74">USR – Arquivos e aplicativos que são acessados por todos os usuários.</text:p>
      <text:p text:style-name="P74"/>
      <text:p text:style-name="P74">VAR – Arquivos variáveis como Logs e Banco de Dados.</text:p>
      <text:p text:style-name="P74"/>
      <text:p text:style-name="P5">COMANDOS:</text:p>
      <text:p text:style-name="P5"/>
      <text:p text:style-name="P6">ls:<text:span text:style-name="T1"> Lista todos os arquivos e diretórios que existem dentro daquele diretório.</text:span></text:p>
      <text:p text:style-name="P75"/>
      <text:p text:style-name="P39"><text:span text:style-name="T17">ls -a: </text:span><text:span text:style-name="T2">Mostra os arquivos ocultos.</text:span></text:p>
      <text:p text:style-name="P75"/>
      <text:p text:style-name="P39"><text:span text:style-name="T17">cd </text:span><text:span text:style-name="T27">diretório: </text:span><text:span text:style-name="T48">Muda de diretório. (Change Directory)</text:span></text:p>
      <text:p text:style-name="P90"/>
      <text:p text:style-name="P8"><text:span text:style-name="T39">cd ..: </text:span><text:span text:style-name="T48">Volta um diretório.</text:span></text:p>
      <text:p text:style-name="P75"><text:s/></text:p>
      <text:p text:style-name="P6"><text:soft-page-break/>clear: <text:span text:style-name="T1">Limpar terminal.</text:span></text:p>
      <text:p text:style-name="P75"/>
      <text:p text:style-name="P6">mkdir<text:span text:style-name="T26"> nome da pasta:</text:span><text:span text:style-name="T47"> </text:span><text:span text:style-name="T49">Cria um diretório. (Make Directory)</text:span></text:p>
      <text:p text:style-name="P91"/>
      <text:p text:style-name="P6"><text:span text:style-name="T40">pdw: </text:span><text:span text:style-name="T49">Mostra o </text:span><text:span text:style-name="T52">caminho do </text:span><text:span text:style-name="T49"><text:s/>diretório completo.</text:span></text:p>
      <text:p text:style-name="P91"/>
      <text:p text:style-name="P7"><text:span text:style-name="T41">t</text:span><text:span text:style-name="T40">ouch </text:span><text:span text:style-name="T26">nome d</text:span><text:span text:style-name="T28">o</text:span><text:span text:style-name="T26"> </text:span><text:span text:style-name="T28">arquivo e formato</text:span><text:span text:style-name="T40">: </text:span><text:span text:style-name="T49">Cria arquivos dentro de um diretório.</text:span></text:p>
      <text:p text:style-name="P91"/>
      <text:p text:style-name="P9"><text:span text:style-name="T38">cp </text:span><text:span text:style-name="T27">nome d</text:span><text:span text:style-name="T26">o</text:span><text:span text:style-name="T27"> </text:span><text:span text:style-name="T26">arquivo </text:span><text:span text:style-name="T29">+</text:span><text:span text:style-name="T26"> </text:span><text:span text:style-name="T27">nome d</text:span><text:span text:style-name="T26">o novo</text:span><text:span text:style-name="T27"> </text:span><text:span text:style-name="T26">arquivo</text:span><text:span text:style-name="T38">:</text:span><text:span text:style-name="T47"> Copia um arquivo previamente criado. </text:span><text:span text:style-name="T50">(Copy)</text:span></text:p>
      <text:p text:style-name="P92"/>
      <text:p text:style-name="P10"><text:span text:style-name="T38">cat </text:span><text:span text:style-name="T27">nome d</text:span><text:span text:style-name="T28">o</text:span><text:span text:style-name="T27"> </text:span><text:span text:style-name="T28">arquivo</text:span><text:span text:style-name="T38">: <text:s/></text:span><text:span text:style-name="T25"><text:s/></text:span><text:span text:style-name="T47">Mostra o conteúdo do arquivo. </text:span><text:span text:style-name="T50">(concat)</text:span></text:p>
      <text:p text:style-name="P94"/>
      <text:p text:style-name="P19"><text:span text:style-name="T38">mv <text:s/></text:span><text:span text:style-name="T27">nome d</text:span><text:span text:style-name="T28">o</text:span><text:span text:style-name="T27"> </text:span><text:span text:style-name="T28">arquivo </text:span><text:span text:style-name="T29">+</text:span><text:span text:style-name="T28"> </text:span><text:span text:style-name="T29">local</text:span><text:span text:style-name="T28">: </text:span><text:span text:style-name="T47">Mover um arquivo de um diretório para outro. (Move)</text:span></text:p>
      <text:p text:style-name="P93"/>
      <text:p text:style-name="P42"><text:span text:style-name="T57">mv </text:span><text:span text:style-name="T50"><text:s/></text:span><text:span text:style-name="T27">nome d</text:span><text:span text:style-name="T28">o</text:span><text:span text:style-name="T27"> </text:span><text:span text:style-name="T28">arquivo </text:span><text:span text:style-name="T29">+</text:span><text:span text:style-name="T28"> </text:span><text:span text:style-name="T34">nome do arquivo</text:span><text:span text:style-name="T28">: </text:span><text:span text:style-name="T53">Renomeia um arquivo.</text:span></text:p>
      <text:p text:style-name="P93"/>
      <text:p text:style-name="P11"><text:span text:style-name="T38">rm <text:s/></text:span><text:span text:style-name="T27">nome d</text:span><text:span text:style-name="T28">o</text:span><text:span text:style-name="T27"> </text:span><text:span text:style-name="T28">arquivo: </text:span><text:span text:style-name="T26">Apagar um arquivo.</text:span></text:p>
      <text:p text:style-name="P99"/>
      <text:p text:style-name="P40"><text:span text:style-name="T56">rm rf-</text:span><text:span text:style-name="T51"> <text:s/></text:span><text:span text:style-name="T27">nome d</text:span><text:span text:style-name="T28">o</text:span><text:span text:style-name="T27"> </text:span><text:span text:style-name="T29">diretório</text:span><text:span text:style-name="T28">: </text:span><text:span text:style-name="T29">Apagar um diretório com arquivos.</text:span></text:p>
      <text:p text:style-name="P99"/>
      <text:p text:style-name="P11"><text:span text:style-name="T25">rmdir </text:span><text:span text:style-name="T27">nome d</text:span><text:span text:style-name="T28">o</text:span><text:span text:style-name="T27"> </text:span><text:span text:style-name="T26">diretório: Apagar um diretório vazio. (remove Directory)</text:span><text:span text:style-name="T25"> </text:span></text:p>
      <text:p text:style-name="P108"/>
      <text:p text:style-name="P12">less <text:span text:style-name="T27">nome d</text:span><text:span text:style-name="T28">o</text:span><text:span text:style-name="T27"> </text:span><text:span text:style-name="T28">arquiv</text:span><text:span text:style-name="T26">o: Exibe o arquivo do tamanho do terminal. Utilize / para pesquisar alguma palavra específica.</text:span></text:p>
      <text:p text:style-name="P100"/>
      <text:p text:style-name="P12"><text:span text:style-name="T25">Head (-5) </text:span><text:span text:style-name="T26">nome do arquivo: Exibe 10 primeiras linhas do arquivo.</text:span></text:p>
      <text:p text:style-name="P100"/>
      <text:p text:style-name="P12"><text:span text:style-name="T25">Tail (-5) </text:span><text:span text:style-name="T26">nome do arquiv</text:span><text:span text:style-name="T34">o</text:span><text:span text:style-name="T26">: Exibe 10 últimas linhas do arquivo.</text:span></text:p>
      <text:p text:style-name="P100"/>
      <text:p text:style-name="P12"><text:span text:style-name="T25">Grep -i ‘</text:span><text:span text:style-name="T26">pesquisa</text:span><text:span text:style-name="T25">’ </text:span><text:span text:style-name="T26">nome do arquivo: para pesquisar palavras ou frases dentro do arquivo sem preocupar com caracteres maiusculos.</text:span></text:p>
      <text:p text:style-name="P100"/>
      <text:p text:style-name="P44"><text:span text:style-name="T36">Grep -i</text:span><text:span text:style-name="T37">v</text:span><text:span text:style-name="T36"> ‘</text:span><text:span text:style-name="T31">pesquisa</text:span><text:span text:style-name="T36">’ </text:span><text:span text:style-name="T31">nome do arquivo: para pesquisar palavras ou frases dentro do arquivo </text:span><text:span text:style-name="T32">que não tem as palavras especificadas</text:span></text:p>
      <text:p text:style-name="P102"/>
      <text:p text:style-name="P13"><text:span text:style-name="T26">Grep -i</text:span><text:span text:style-name="T30">c ‘pesquisa’ nome do arquivo: Qu</text:span><text:span text:style-name="T35">ais linhas</text:span><text:span text:style-name="T30"> aparece aquela palavra.</text:span></text:p>
      <text:p text:style-name="P103"/>
      <text:p text:style-name="P14"><text:span text:style-name="T30">Grep -i</text:span><text:span text:style-name="T32">n</text:span><text:span text:style-name="T30"> ‘pesquisa’ nome do arquivo: Qua</text:span><text:span text:style-name="T32">l <text:s/></text:span><text:span text:style-name="T35">o número específico da </text:span><text:span text:style-name="T32">linha </text:span><text:span text:style-name="T35">que </text:span><text:span text:style-name="T32">aparece aquela palavra</text:span><text:span text:style-name="T30">.</text:span></text:p>
      <text:p text:style-name="P104"/>
      <text:p text:style-name="P25"><text:span text:style-name="T30">G</text:span><text:span text:style-name="T26">rep -io ‘pesquisa’ nome do arquivo | </text:span><text:span text:style-name="T38">wc -l: </text:span><text:span text:style-name="T47">Número de vezes que aparece a ocorrência.</text:span></text:p>
      <text:p text:style-name="P103"/>
      <text:p text:style-name="P103">Wc nome do arquivo : Quantidade de linhas, palavras e caracteres.</text:p>
      <text:p text:style-name="P103"/>
      <text:p text:style-name="P103">Wc -w nome do arquivo : Quantidade de palavras</text:p>
      <text:p text:style-name="P103"/>
      <text:p text:style-name="P13"><text:span text:style-name="T30">wc -l nome do arquivo : Quantidade de linhas</text:span><text:span text:style-name="T26"> </text:span></text:p>
      <text:p text:style-name="P101"/>
      <text:p text:style-name="P103">wc -c nome do arquivo : Quantidade de caracteres.</text:p>
      <text:p text:style-name="P101"/>
      <text:p text:style-name="P16"><text:span text:style-name="T31">L</text:span><text:span text:style-name="T26">s * : Lista todos os ar</text:span><text:span text:style-name="T33">q</text:span><text:span text:style-name="T26">uivos do </text:span><text:span text:style-name="T33">diretório</text:span></text:p>
      <text:p text:style-name="P107"/>
      <text:p text:style-name="P107"><text:soft-page-break/>ls *.txt *tbt: lista todos arquivos tipo txt e tbt.</text:p>
      <text:p text:style-name="P105"/>
      <text:p text:style-name="P105">man: Manual do Unix</text:p>
      <text:p text:style-name="P105"/>
      <text:p text:style-name="P106">whatis: Diz o que o comando faz</text:p>
      <text:p text:style-name="P106"/>
      <text:p text:style-name="P106">apropos: Lembrar comando.</text:p>
      <text:p text:style-name="P106"/>
      <text:p text:style-name="P106"/>
      <text:p text:style-name="P106"/>
      <text:p text:style-name="P106"/>
      <text:p text:style-name="P113"><draw:frame draw:style-name="fr6" draw:name="Figura1" text:anchor-type="char" svg:x="0.556cm" svg:y="-0.847cm" svg:width="17cm" svg:height="11.816cm" draw:z-index="0"><draw:image xlink:href="Pictures/100002010000032A0000023304497EF9FE6F060B.png" xlink:type="simple" xlink:show="embed" xlink:actuate="onLoad" loext:mime-type="image/png"/></draw:frame>UNIX E BASH PT. 2</text:p>
      <text:p text:style-name="P132">Comandos:</text:p>
      <text:p text:style-name="P113"/>
      <text:p text:style-name="P116">cat &gt; <text:span text:style-name="T26">nome do arquivo: </text:span><text:span text:style-name="T1"><text:s/>Cria e adiciona informações dentro de um arquivo de texto.</text:span></text:p>
      <text:p text:style-name="P133"/>
      <text:p text:style-name="P116">cat &gt;&gt;<text:span text:style-name="T26"> nome do arquivo:</text:span><text:span text:style-name="T1"> <text:s/>Adiciona informações a um arquivo de texto já existente.</text:span></text:p>
      <text:p text:style-name="P133"/>
      <text:p text:style-name="P117">cat <text:span text:style-name="T26">nome do arquivo1 nome do arquivo2 &gt; nome novo arquivo: </text:span><text:span text:style-name="T1">Junta dois arquivos já existentes em um único arquivo concatenado </text:span><text:span text:style-name="T3">sem apagar os arquivos originais.</text:span></text:p>
      <text:p text:style-name="P134"/>
      <text:p text:style-name="P125">ctrl+D: <text:span text:style-name="T1">Encerra o Cat.</text:span></text:p>
      <text:p text:style-name="P134"/>
      <text:p text:style-name="P118">sort &lt; <text:span text:style-name="T26">nome do arquivo: Exibe as informações do arquivo em ordem alfabética sem alterar o arquivo em si. (É um Output)</text:span></text:p>
      <text:p text:style-name="P153"/>
      <text:p text:style-name="P119"><text:soft-page-break/><text:span text:style-name="T25">sort &lt; </text:span><text:span text:style-name="T26">nome do arquivo </text:span><text:span text:style-name="T1">&gt; </text:span><text:span text:style-name="T26">nome do arquivo novo:</text:span><text:span text:style-name="T1"> Coloca as informações em ordem alfabetica e cria um novo arquivo com o novo padrão.</text:span></text:p>
      <text:p text:style-name="P135"/>
      <text:p text:style-name="P148">comando | sort: <text:span text:style-name="T47">Pega o resultado desse comando e faz com que ele seja reorganizado em ordem alfabética pelo uso do pipe (|).</text:span></text:p>
      <text:p text:style-name="P136"/>
      <text:p text:style-name="P149"><text:span text:style-name="T38">who | wc -l: </text:span><text:span text:style-name="T47">Pega as informações dos usuários e diz a quantidade de usuários que tem por meio do pipe.</text:span></text:p>
      <text:p text:style-name="P137"/>
      <text:p text:style-name="P150"><text:span text:style-name="T38">grep </text:span><text:span text:style-name="T1">palavra arquivo</text:span> | sort &gt; <text:span text:style-name="T1">nome arquivo novo</text:span>: <text:span text:style-name="T47">Busca todas as linhas que tem a palavra dentro do arquivo e armazena no pipe, depois organiza em ordem alfabética e cria um novo arquivo.</text:span></text:p>
      <text:p text:style-name="P138"/>
      <text:p text:style-name="P126">Controle de Acesso Linux</text:p>
      <text:p text:style-name="P126"/>
      <text:p text:style-name="P126"><draw:frame draw:style-name="fr5" draw:name="Figura2" text:anchor-type="char" svg:width="13.891cm" svg:height="6.773cm" draw:z-index="1"><draw:image xlink:href="Pictures/100002010000020D000001003F5864117452029A.png" xlink:type="simple" xlink:show="embed" xlink:actuate="onLoad" loext:mime-type="image/png"/></draw:frame></text:p>
      <text:p text:style-name="P151"><text:span text:style-name="T38">Ls -l : </text:span><text:span text:style-name="T47">Mostra informações sobre arquivos, diretórios e usuários e suas permissões.</text:span></text:p>
      <text:p text:style-name="P139"/>
      <text:p text:style-name="P127">Tipos de acesso:</text:p>
      <text:list xml:id="list2309798481" text:style-name="L1">
        <text:list-item>
          <text:p text:style-name="P271"><text:span text:style-name="T38">r: </text:span><text:span text:style-name="T47">significa que você tem permissão pra ler o arquivo ou diretório (read).</text:span></text:p>
        </text:list-item>
        <text:list-item>
          <text:p text:style-name="P271"><text:span text:style-name="T38">w: </text:span><text:span text:style-name="T47">significa que vocês tem permissão de modificar ou alterar o conteúdo de um diretório ou arquivo (write).</text:span></text:p>
        </text:list-item>
        <text:list-item>
          <text:p text:style-name="P271"><text:span text:style-name="T38">x:</text:span><text:span text:style-name="T47"> permite executar um arquivo ou diretório pelo comando cd (execute).</text:span></text:p>
        </text:list-item>
        <text:list-item>
          <text:p text:style-name="P271"><text:span text:style-name="T38">-: </text:span><text:span text:style-name="T47">no início da sequencia indica que aquele é um arquivo comum.</text:span></text:p>
        </text:list-item>
        <text:list-item>
          <text:p text:style-name="P271"><text:span text:style-name="T38">d:</text:span><text:span text:style-name="T47"> no início da sequencia indica que aquele é um diretório. </text:span></text:p>
        </text:list-item>
      </text:list>
      <text:p text:style-name="P127"/>
      <text:p text:style-name="P121">Exemplo: <text:s text:c="10"/></text:p>
      <text:p text:style-name="P121"/>
      <text:p text:style-name="P121">- <text:s/>RW- R-- R--</text:p>
      <text:p text:style-name="P121"/>
      <text:p text:style-name="P152"><text:span text:style-name="T38">O </text:span><text:span text:style-name="T55">hífen </text:span><text:span text:style-name="T38">inicial significa que o arquivo é comum (se fosse um “D” seria um diretório).</text:span></text:p>
      <text:p text:style-name="P152"><text:span text:style-name="T38">O </text:span><text:span text:style-name="T55">RW-</text:span><text:span text:style-name="T38"> são as permissões do usuário. Nesse caso, o usuário pode ler, modificar o arquivo, mas não pode executar.</text:span></text:p>
      <text:p text:style-name="P152"><text:span text:style-name="T38">O </text:span><text:span text:style-name="T55">R--</text:span><text:span text:style-name="T38"> diz respeito aos grupos do usuário, nesse caso só é permitido a leitura.</text:span></text:p>
      <text:p text:style-name="P152"><text:span text:style-name="T38">O </text:span><text:span text:style-name="T55">R--</text:span><text:span text:style-name="T38"> da última parte diz respeito ao resto dos usuários do computador, que significa que eles só pode ler o arquivo.</text:span></text:p>
      <text:p text:style-name="P152"/>
      <text:p text:style-name="P120">chmod u: <text:span text:style-name="T1">Altera as permissões do usuário que está em atual uso.</text:span></text:p>
      <text:p text:style-name="P137"/>
      <text:p text:style-name="P41"><text:soft-page-break/><text:span text:style-name="T67">chmod g</text:span><text:span text:style-name="T64">: Altera as permissões do grupo.</text:span></text:p>
      <text:p text:style-name="P140"/>
      <text:p text:style-name="P120">chmod o<text:span text:style-name="T1">: Altera as permissões dos outros usuários.</text:span></text:p>
      <text:p text:style-name="P140"/>
      <text:p text:style-name="P41"><text:span text:style-name="T67">chmod a</text:span><text:span text:style-name="T64">: Altera as permissões de todos.</text:span></text:p>
      <text:p text:style-name="P120"/>
      <text:p text:style-name="P17"><text:span text:style-name="T69">chmod u-rw arquivo.txt – </text:span><text:span text:style-name="T63">para retirar a permissão de leitura e modificação do usuário atual.</text:span></text:p>
      <text:p text:style-name="P128"/>
      <text:p text:style-name="P18"><text:span text:style-name="T69">chmod u+rw arquivo.txt – </text:span><text:span text:style-name="T63">para adicionar permissão de leitura e modificação do usuário atual.</text:span></text:p>
      <text:p text:style-name="P141"/>
      <text:p text:style-name="P137"/>
      <text:p text:style-name="P144"/>
      <text:p text:style-name="P144"><draw:frame draw:style-name="fr3" draw:name="Figura4" text:anchor-type="char" svg:width="17cm" svg:height="5.525cm" draw:z-index="3"><draw:image xlink:href="Pictures/10000201000003C0000001380CD2718ECF21A556.png" xlink:type="simple" xlink:show="embed" xlink:actuate="onLoad" loext:mime-type="image/png"/></draw:frame></text:p>
      <text:p text:style-name="P122">Processos dentro do Unix</text:p>
      <text:p text:style-name="P122"/>
      <text:p text:style-name="P123">ps: <text:span text:style-name="T1">Lista de processos executados no exato momento.</text:span></text:p>
      <text:p text:style-name="P142"/>
      <text:p text:style-name="P123">sleep <text:span text:style-name="T1">número: Para o terminal por um determinado tempo. (em segundos).</text:span></text:p>
      <text:p text:style-name="P142"/>
      <text:p text:style-name="P123">sleep <text:span text:style-name="T26">número &amp;: </text:span><text:span text:style-name="T1">Para o terminal, mas possibilita você continuar usando para outros processos.</text:span></text:p>
      <text:p text:style-name="P142"/>
      <text:p text:style-name="P124">ctrl +z: <text:span text:style-name="T1">Suspende o último processo.</text:span></text:p>
      <text:p text:style-name="P143"/>
      <text:p text:style-name="P124">bg: <text:span text:style-name="T1">Coloca o processo suspenso em background e continua executando-o.</text:span></text:p>
      <text:p text:style-name="P133"/>
      <text:p text:style-name="P124">jobs: <text:span text:style-name="T1">Exibe todos os processos suspensos ou em background..</text:span></text:p>
      <text:p text:style-name="P106"/>
      <text:p text:style-name="P109">fg %<text:span text:style-name="T1">numero da lista</text:span>:<text:span text:style-name="T1"> </text:span><text:span text:style-name="T47">Continua o processo no foreground.</text:span></text:p>
      <text:p text:style-name="P106"/>
      <text:p text:style-name="P110">ctrl+c: <text:span text:style-name="T47">Encerra um processo em foreground</text:span></text:p>
      <text:p text:style-name="P95"/>
      <text:p text:style-name="P110"><text:span text:style-name="T38">kill %</text:span><text:span text:style-name="T1">número do processo: </text:span><text:span text:style-name="T47">Encerra um processo em background.</text:span></text:p>
      <text:p text:style-name="P95"/>
      <text:p text:style-name="P111"><text:span text:style-name="T38">kill </text:span><text:span text:style-name="T1">número do pid</text:span><text:span text:style-name="T47">: Encerra um processo em background.</text:span></text:p>
      <text:p text:style-name="P106"/>
      <text:p text:style-name="P111"><text:span text:style-name="T38">kill -9 </text:span><text:span text:style-name="T1">número do pid: </text:span><text:span text:style-name="T47">Encerra um processo em background que não foi encerrado com o comando normal.</text:span></text:p>
      <text:p text:style-name="P106"/>
      <text:p text:style-name="P43"><text:span text:style-name="T58">find:</text:span><text:span text:style-name="T54"> É</text:span><text:span text:style-name="T75"> </text:span><text:span text:style-name="T72">um comando para pesquisar em diretórios por arquivos ou outras pastas, de acordo com os parâmetros passados a ele. Esses parâmetros podem ser</text:span><text:span text:style-name="T73"> </text:span><text:span text:style-name="T74">name, date, size ou type.</text:span><text:span text:style-name="T73"> <text:s/></text:span><text:span text:style-name="T72">Caso nenhum atributo seja passado, ele pesquisará tudo que estiver dentro do diretório atual.</text:span></text:p>
      <text:p text:style-name="P154"><text:soft-page-break/></text:p>
      <text:p text:style-name="P155">Exemplo:</text:p>
      <text:p text:style-name="P155"/>
      <text:p text:style-name="P76">Para listar todos os arquivos que terminam em .txt:</text:p>
      <text:p text:style-name="P20">find . -name “*.txt”</text:p>
      <text:p text:style-name="P20"/>
      <text:p text:style-name="P77">Para listar todos os arquivos:</text:p>
      <text:p text:style-name="P21">find . -type f</text:p>
      <text:p text:style-name="P21"/>
      <text:p text:style-name="P77">Para listar todos os diretórios:</text:p>
      <text:p text:style-name="P21">find . -type d</text:p>
      <text:p text:style-name="P21"/>
      <text:p text:style-name="P78">Para listar tanto arquivos quanto diretórios dentro de um local específico:</text:p>
      <text:p text:style-name="P22">find ./unix_tests -name cores*</text:p>
      <text:p text:style-name="P78">Resultado:</text:p>
      <text:p text:style-name="P78">unix_tests/cores</text:p>
      <text:p text:style-name="P78">unix_tests/cores.txt</text:p>
      <text:p text:style-name="P78"/>
      <text:p text:style-name="P78">Para listar apenas arquivos dentro de um local específico:</text:p>
      <text:p text:style-name="P22">find ./unix_tests -type f -name “cores*”</text:p>
      <text:p text:style-name="P78">Resultado:</text:p>
      <text:p text:style-name="P78">unix_tests/cores.txt</text:p>
      <text:p text:style-name="P78"/>
      <text:p text:style-name="P78"/>
      <text:p text:style-name="P78">Para listar apenas diretórios dentro de um local específico:</text:p>
      <text:p text:style-name="P22">find ./unix_tests -type d -name “cores*”</text:p>
      <text:p text:style-name="P78">Resultado:</text:p>
      <text:p text:style-name="P78">unix_tests/cores</text:p>
      <text:p text:style-name="P78"/>
      <text:p text:style-name="P23">history: <text:span text:style-name="T1">Mostra o histórico de comandos.</text:span></text:p>
      <text:p text:style-name="P79"/>
      <text:p text:style-name="P23">History | tail: <text:span text:style-name="T1">Mostra os 10 últimos comandos.</text:span></text:p>
      <text:p text:style-name="P79"/>
      <text:p text:style-name="P23">History | tail | cat &gt; <text:span text:style-name="T26">nome do arquivo: </text:span><text:span text:style-name="T47">Cria um arquivo txt com os 10 últimos comandos.</text:span></text:p>
      <text:p text:style-name="P96"/>
      <text:p text:style-name="P24"><text:span text:style-name="T38">echo: </text:span><text:span text:style-name="T47">comando utilizado em scripts ou no terminal para exibir mensagens na tela ou em um arquivo.</text:span></text:p>
      <text:p text:style-name="P98"/>
      <text:p text:style-name="P98">Exemplo:</text:p>
      <text:p text:style-name="P98"/>
      <text:p text:style-name="P24"><text:span text:style-name="T38">echo “Amarelo” &gt;&gt; cores.txt: </text:span><text:span text:style-name="T47">Adiciona o nome “Amarelo” a lista que já existe em cores.txt.</text:span></text:p>
      <text:p text:style-name="P97"/>
      <text:p text:style-name="P24"><text:span text:style-name="T38">echo “Amarelo” &gt; cores.txt: </text:span><text:span text:style-name="T47">Cria um arquivo ou sobrescreve um arquivo existente e adiciona a informação “Amarelo”.</text:span></text:p>
      <text:p text:style-name="P97"/>
      <text:p text:style-name="P97"/>
      <text:p text:style-name="P97"/>
      <text:p text:style-name="P97"/>
      <text:p text:style-name="P97"/>
      <text:p text:style-name="P97"><draw:frame draw:style-name="fr4" draw:name="Figura3" text:anchor-type="char" svg:x="-0.212cm" svg:y="0.302cm" svg:width="17cm" svg:height="9.643cm" draw:z-index="2"><draw:image xlink:href="Pictures/1000020100000314000001BFED80E16243F530E6.png" xlink:type="simple" xlink:show="embed" xlink:actuate="onLoad" loext:mime-type="image/png"/></draw:frame><text:soft-page-break/></text:p>
      <text:p text:style-name="P97"/>
      <text:p text:style-name="P159">Bloco 2 – <text:span text:style-name="T125">Git, Github e Internet</text:span>:</text:p>
      <text:p text:style-name="P159"/>
      <text:p text:style-name="P115">Autenticação:</text:p>
      <text:p text:style-name="P115"/>
      <text:p text:style-name="P131">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47"/>
      <text:p text:style-name="P131">Adicionando sua chave SSH ao ssh-agent: <text:span text:style-name="T1">eval “$(ssh-agent -s</text:span><text:span text:style-name="T131">)” ; ssh-add -/.ssh/id_rsa</text:span></text:p>
      <text:p text:style-name="P131"/>
      <text:p text:style-name="P131">Adicionando a chave SSH na sua conta do GitHub: <text:s/><text:span text:style-name="T1">sudo apt-get install xclip ; xclip -sel clip &lt; ~/.ssh/id_rsa.pub (depois é só colar a chave no github).</text:span></text:p>
      <text:p text:style-name="P147"/>
      <text:p text:style-name="P97"/>
      <text:p text:style-name="P163"><text:span text:style-name="T127">C</text:span><text:span text:style-name="T126">omandos:</text:span></text:p>
      <text:p text:style-name="P114"/>
      <text:p text:style-name="P129">Branch – <text:span text:style-name="T1">Uma versão editável do seu código</text:span></text:p>
      <text:p text:style-name="P145"/>
      <text:p text:style-name="P129">Branch Master – <text:span text:style-name="T1">Branch principal do seu código, onde você vai dar deploy, ou seja, colocar no ar.</text:span></text:p>
      <text:p text:style-name="P145"/>
      <text:p text:style-name="P130">Branch Feature – <text:span text:style-name="T1">Branch <text:s/>independente da Branch Master, a qual pode sofrer commit e pode ser agregada a Branch Master depois.</text:span></text:p>
      <text:p text:style-name="P145"/>
      <text:p text:style-name="P129">Commit – <text:span text:style-name="T1">Mudanças que são enviadas e agregadas na Branch</text:span></text:p>
      <text:p text:style-name="P146"/>
      <text:p text:style-name="P146"/>
      <text:p text:style-name="Standard"><text:span text:style-name="T18">SSH </text:span><text:span text:style-name="T4">ou </text:span><text:span text:style-name="T18"><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160"><text:span text:style-name="T18">HTTPS </text:span><text:span text:style-name="T4">ou </text:span><text:span text:style-name="T18">Hypertext Transfer Protocol Secure - </text:span><text:span text:style-name="T76">é uma extensão do protocolo de internet HTTP </text:span><text:span text:style-name="T77">(você verá mais sobre esse protocolo no dia de conteúdo que trata sobre internet!) que utiliza certificados digitais para autenticar os dados e permitir que eles sejam criptografados de forma segura.</text:span></text:p>
      <text:p text:style-name="P145"/>
      <text:p text:style-name="P145"/>
      <text:p text:style-name="Standard"><text:span text:style-name="T122">Uma explicação mais detalhada da diferença entre esses dois modelos foge do escopo dessa aula, mas nesse momento basta saber que</text:span><text:span text:style-name="Emphasis"><text:span text:style-name="T122"> </text:span></text:span><text:span text:style-name="Emphasis"><text:span text:style-name="T123">como o SSH nos permite pular a etapa de digitar login e senha do Github a cada comando, será o modelo de autenticação padrão.</text:span></text:span></text:p>
      <text:p text:style-name="Standard"><text:span text:style-name="Emphasis"><text:span text:style-name="T98"/></text:span></text:p>
      <text:p text:style-name="P161"><text:span text:style-name="Emphasis"><text:span text:style-name="T98"/></text:span></text:p>
      <text:p text:style-name="P45"><text:span text:style-name="Emphasis"><text:span text:style-name="T98">git init: </text:span></text:span><text:span text:style-name="Emphasis"><text:span text:style-name="T77">cria um repositório Git na pasta a qual se encontra.</text:span></text:span></text:p>
      <text:p text:style-name="P45"><text:span text:style-name="Emphasis"><text:span text:style-name="T77"/></text:span></text:p>
      <text:p text:style-name="P45"><draw:frame draw:style-name="fr3" draw:name="Figura5" text:anchor-type="char" svg:width="17cm" svg:height="2.173cm" draw:z-index="4"><draw:image xlink:href="Pictures/100002010000032D00000068AA7E544B77D2C879.png" xlink:type="simple" xlink:show="embed" xlink:actuate="onLoad" loext:mime-type="image/png"/></draw:frame><text:span text:style-name="Emphasis"><text:span text:style-name="T77"><text:s/></text:span></text:span></text:p>
      <text:p text:style-name="P45"><text:span text:style-name="Emphasis"><text:span text:style-name="T98">git status: </text:span></text:span><text:span text:style-name="Emphasis"><text:span text:style-name="T77">verifica se o repositório Git foi de fato iniciado.</text:span></text:span></text:p>
      <text:p text:style-name="P45"><text:span text:style-name="Emphasis"><text:span text:style-name="T77"/></text:span></text:p>
      <text:p text:style-name="P45"><draw:frame draw:style-name="fr2" draw:name="Figura6" text:anchor-type="char" svg:width="16.351cm" svg:height="3.889cm" draw:z-index="5"><draw:image xlink:href="Pictures/100002010000026A00000093767EECBE5E0D98B6.png" xlink:type="simple" xlink:show="embed" xlink:actuate="onLoad" loext:mime-type="image/png"/></draw:frame><text:span text:style-name="Emphasis"><text:span text:style-name="T77"><text:s/></text:span></text:span></text:p>
      <text:p text:style-name="P46"><text:span text:style-name="Emphasis"><text:span text:style-name="T99">git add .: </text:span></text:span><text:span text:style-name="Emphasis"><text:span text:style-name="T78"><text:s/>adiciona todos os arquivos modificados.</text:span></text:span></text:p>
      <text:p text:style-name="P46"><text:span text:style-name="Emphasis"><text:span text:style-name="T78"/></text:span></text:p>
      <text:p text:style-name="P46"><text:span text:style-name="Emphasis"><text:span text:style-name="T99">git add ‘</text:span></text:span><text:span text:style-name="Emphasis"><text:span text:style-name="T118">arquivo’: </text:span></text:span><text:span text:style-name="Emphasis"><text:span text:style-name="T78">adiciona um arquivo específico.</text:span></text:span></text:p>
      <text:p text:style-name="P46"><text:span text:style-name="Emphasis"><text:span text:style-name="T78"/></text:span></text:p>
      <text:p text:style-name="P55"><text:span text:style-name="Emphasis"><text:span text:style-name="T110">git remote add ‘</text:span></text:span><text:span text:style-name="Emphasis"><text:span text:style-name="T89">apelido do repositorio</text:span></text:span><text:span text:style-name="Emphasis"><text:span text:style-name="T110">’ </text:span></text:span><text:a xlink:type="simple" xlink:href="mailto:git@github.com" text:style-name="Internet_20_link" text:visited-style-name="Visited_20_Internet_20_Link"><text:span text:style-name="Emphasis">git@github.com</text:span></text:a><text:span text:style-name="Emphasis"><text:span text:style-name="T110">:user-github/repo-name.git: </text:span></text:span><text:span text:style-name="Emphasis"><text:span text:style-name="T89">Sincroniza dois repositórios e adiciona um apelido para ele</text:span></text:span></text:p>
      <text:p text:style-name="P55"><text:span text:style-name="Emphasis"><text:span text:style-name="T89"/></text:span></text:p>
      <text:p text:style-name="P61"><text:span text:style-name="Emphasis"><text:span text:style-name="T117">git remote remove ‘</text:span></text:span><text:span text:style-name="Emphasis"><text:span text:style-name="T97">nome do apelido’ – Remove a sincronização com o repositório remoto.</text:span></text:span></text:p>
      <text:p text:style-name="P61"><text:span text:style-name="Emphasis"><text:span text:style-name="T97"/></text:span></text:p>
      <text:p text:style-name="P55"><text:span text:style-name="Emphasis"><text:span text:style-name="T110">git push -</text:span></text:span><text:span text:style-name="Emphasis"><text:span text:style-name="T116">u</text:span></text:span><text:span text:style-name="Emphasis"><text:span text:style-name="T110"> ‘</text:span></text:span><text:span text:style-name="Emphasis"><text:span text:style-name="T89">apelido do repositorio’ </text:span></text:span><text:span text:style-name="Emphasis"><text:span text:style-name="T110">main: </text:span></text:span><text:span text:style-name="Emphasis"><text:span text:style-name="T89">Atualiza o repositório do GitHub com as informações do repositório local </text:span></text:span><text:span text:style-name="Emphasis"><text:span text:style-name="T96">e alinha as branchs main</text:span></text:span></text:p>
      <text:p text:style-name="P56"><text:span text:style-name="Emphasis"><text:span text:style-name="T90"/></text:span></text:p>
      <text:p text:style-name="P56"><text:span text:style-name="Emphasis"><text:span text:style-name="T111">Git reset –hard {</text:span></text:span><text:span text:style-name="Emphasis"><text:span text:style-name="T90">numero do commit}: restaura o arquivo pra um commit passado.</text:span></text:span></text:p>
      <text:p text:style-name="P55"><text:span text:style-name="Emphasis"><text:span text:style-name="T110"/></text:span></text:p>
      <text:p text:style-name="P54"><text:span text:style-name="Emphasis"><text:span text:style-name="T109">git rm ‘</text:span></text:span><text:span text:style-name="Emphasis"><text:span text:style-name="T88">arquivo’: remove um arquivo específico.</text:span></text:span></text:p>
      <text:p text:style-name="P54"><text:span text:style-name="Emphasis"><text:span text:style-name="T88"/></text:span></text:p>
      <text:p text:style-name="P54"><text:span text:style-name="Emphasis"><text:span text:style-name="T109">git restore ‘</text:span></text:span><text:span text:style-name="Emphasis"><text:span text:style-name="T88">arquivo.txt’: restaura os arquivos do diretório que foram deletados sem add</text:span></text:span></text:p>
      <text:p text:style-name="P54"><text:span text:style-name="Emphasis"><text:span text:style-name="T88"/></text:span></text:p>
      <text:p text:style-name="P46"><text:span text:style-name="Emphasis"><text:span text:style-name="T99">git commit -m </text:span></text:span><text:span text:style-name="Emphasis"><text:span text:style-name="T118">“Mensagem sobre alteração feita”: </text:span></text:span><text:span text:style-name="Emphasis"><text:span text:style-name="T121">cria um commit, um ponto na história desse arquivo</text:span></text:span><text:span text:style-name="Emphasis"><text:span text:style-name="T118">.</text:span></text:span></text:p>
      <text:p text:style-name="P46"><text:span text:style-name="Emphasis"><text:span text:style-name="T78"/></text:span></text:p>
      <text:p text:style-name="P47"><text:span text:style-name="Emphasis"><text:span text:style-name="T104">g</text:span></text:span><text:span text:style-name="Emphasis"><text:span text:style-name="T100">it branch: </text:span></text:span><text:span text:style-name="Emphasis"><text:span text:style-name="T79">mostra as branchs que tem no repositório </text:span></text:span><text:span text:style-name="Emphasis"><text:span text:style-name="T80">e qual estamos (*)</text:span></text:span></text:p>
      <text:p text:style-name="P47"><text:soft-page-break/><text:span text:style-name="Emphasis"><text:span text:style-name="T79"/></text:span></text:p>
      <text:p text:style-name="P47"><text:span text:style-name="Emphasis"><text:span text:style-name="T100">git branch “</text:span></text:span><text:span text:style-name="Emphasis"><text:span text:style-name="T119">nome da branch”: </text:span></text:span><text:span text:style-name="Emphasis"><text:span text:style-name="T79"><text:s/>cria uma branch nova</text:span></text:span></text:p>
      <text:p text:style-name="P47"><text:span text:style-name="Emphasis"><text:span text:style-name="T79"/></text:span></text:p>
      <text:p text:style-name="P48"><text:span text:style-name="Emphasis"><text:span text:style-name="T101">git checkout “</text:span></text:span><text:span text:style-name="Emphasis"><text:span text:style-name="T80">nome da branch”: muda de branch </text:span></text:span><text:span text:style-name="Emphasis"><text:span text:style-name="T82">para a especificada no comando.</text:span></text:span></text:p>
      <text:p text:style-name="P48"><text:span text:style-name="Emphasis"><text:span text:style-name="T82"/></text:span></text:p>
      <text:p text:style-name="P51"><text:span text:style-name="Emphasis"><text:span text:style-name="T104">git checkout -b ‘</text:span></text:span><text:span text:style-name="Emphasis"><text:span text:style-name="T84">nome da branch’: Cria e muda para a branch nova.</text:span></text:span></text:p>
      <text:p text:style-name="P48"><text:span text:style-name="Emphasis"><text:span text:style-name="T80"/></text:span></text:p>
      <text:p text:style-name="P48"><text:span text:style-name="Emphasis"><text:span text:style-name="T101">git merge main: </text:span></text:span><text:span text:style-name="Emphasis"><text:span text:style-name="T80">adiciona as alterações feitas na branch main para a branch atualmente utilizada.</text:span></text:span></text:p>
      <text:p text:style-name="P48"><text:span text:style-name="Emphasis"><text:span text:style-name="T80"/></text:span></text:p>
      <text:p text:style-name="P49"><text:span text:style-name="Emphasis"><text:span text:style-name="T102">git branch -D ‘</text:span></text:span><text:span text:style-name="Emphasis"><text:span text:style-name="T120">nome da branch’: </text:span></text:span><text:span text:style-name="Emphasis"><text:span text:style-name="T81">deleta uma branch.</text:span></text:span></text:p>
      <text:p text:style-name="P49"><text:span text:style-name="Emphasis"><text:span text:style-name="T81"/></text:span></text:p>
      <text:p text:style-name="P50"><text:span text:style-name="Emphasis"><text:span text:style-name="T104">g</text:span></text:span><text:span text:style-name="Emphasis"><text:span text:style-name="T103">it branch -</text:span></text:span><text:span text:style-name="Emphasis"><text:span text:style-name="T108">M</text:span></text:span><text:span text:style-name="Emphasis"><text:span text:style-name="T103"> main: </text:span></text:span><text:span text:style-name="Emphasis"><text:span text:style-name="T83">mudar a branch atual para main.</text:span></text:span></text:p>
      <text:p text:style-name="P50"><text:span text:style-name="Emphasis"><text:span text:style-name="T83"/></text:span></text:p>
      <text:p text:style-name="P52"><text:span text:style-name="Emphasis"><text:span text:style-name="T106">g</text:span></text:span><text:span text:style-name="Emphasis"><text:span text:style-name="T105">it log: </text:span></text:span><text:span text:style-name="Emphasis"><text:span text:style-name="T85">mostra todas as alteraçoes de arquivos daquela branch.</text:span></text:span></text:p>
      <text:p text:style-name="P52"><text:span text:style-name="Emphasis"><text:span text:style-name="T85"/></text:span></text:p>
      <text:p text:style-name="P57"><text:span text:style-name="Emphasis"><text:span text:style-name="T115">g</text:span></text:span><text:span text:style-name="Emphasis"><text:span text:style-name="T112">it log –diff-filter=D –summary: </text:span></text:span><text:span text:style-name="Emphasis"><text:span text:style-name="T91">Vê o que tem de diferente e filtra os arquivos que foram deletados em forma de sumário.</text:span></text:span></text:p>
      <text:p text:style-name="P52"><text:span text:style-name="Emphasis"><text:span text:style-name="T85"/></text:span></text:p>
      <text:p text:style-name="P53"><text:span text:style-name="Emphasis"><text:span text:style-name="T108">g</text:span></text:span><text:span text:style-name="Emphasis"><text:span text:style-name="T107">it clone ‘</text:span></text:span><text:span text:style-name="Emphasis"><text:span text:style-name="T87">link do repositorio’: clona o repositorio do git hub pro terminal.</text:span></text:span></text:p>
      <text:p text:style-name="P52"><text:span text:style-name="Emphasis"><text:span text:style-name="T85"/></text:span></text:p>
      <text:p text:style-name="P58"><text:span text:style-name="Emphasis"><text:span text:style-name="T108">c</text:span></text:span><text:span text:style-name="Emphasis"><text:span text:style-name="T106">ode ‘</text:span></text:span><text:span text:style-name="Emphasis"><text:span text:style-name="T86">arquivo’: abre o arquivo (conflituoso) no editor de texto.</text:span></text:span></text:p>
      <text:p text:style-name="P58"><text:span text:style-name="Emphasis"><text:span text:style-name="T86"/></text:span></text:p>
      <text:p text:style-name="P57"><text:span text:style-name="Emphasis"><text:span text:style-name="T115">g</text:span></text:span><text:span text:style-name="Emphasis"><text:span text:style-name="T112">it checkout ‘</text:span></text:span><text:span text:style-name="Emphasis"><text:span text:style-name="T91">4 digitos commit’~1 ‘nome do arquivo’: Restaura o arquivo que foi deletado naquele commit específico.</text:span></text:span></text:p>
      <text:p text:style-name="P58"><text:span text:style-name="Emphasis"><text:span text:style-name="T86"/></text:span></text:p>
      <text:p text:style-name="P59"><text:span text:style-name="Emphasis"><text:span text:style-name="T113">.gitignore – </text:span></text:span><text:span text:style-name="Emphasis"><text:span text:style-name="T92">Arquivo onde se coloca parâmetro a serem ignorados na hora de adici</text:span></text:span><text:span text:style-name="Emphasis"><text:span text:style-name="T93">onar algo</text:span></text:span><text:span text:style-name="Emphasis"><text:span text:style-name="T92"> no git.</text:span></text:span></text:p>
      <text:p text:style-name="P59"><text:span text:style-name="Emphasis"><text:span text:style-name="T92"/></text:span></text:p>
      <text:p text:style-name="P60"><text:span text:style-name="Emphasis"><text:span text:style-name="T115">g</text:span></text:span><text:span text:style-name="Emphasis"><text:span text:style-name="T114">it fetch – </text:span></text:span><text:span text:style-name="Emphasis"><text:span text:style-name="T94">verifica se tem alguma alteração no repositório remoto.</text:span></text:span></text:p>
      <text:p text:style-name="P60"><text:span text:style-name="Emphasis"><text:span text:style-name="T94"/></text:span></text:p>
      <text:p text:style-name="P60"><text:span text:style-name="Emphasis"><text:span text:style-name="T115">g</text:span></text:span><text:span text:style-name="Emphasis"><text:span text:style-name="T114">it pull – </text:span></text:span><text:span text:style-name="Emphasis"><text:span text:style-name="T94">verifica se tem alteração e </text:span></text:span><text:span text:style-name="Emphasis"><text:span text:style-name="T95">faz merge n</text:span></text:span><text:span text:style-name="Emphasis"><text:span text:style-name="T94">o repositório local.</text:span></text:span></text:p>
      <text:p text:style-name="P60"><text:span text:style-name="Emphasis"><text:span text:style-name="T94"/></text:span></text:p>
      <text:p text:style-name="P60"><text:span text:style-name="Emphasis"><text:span text:style-name="T94"/></text:span></text:p>
      <text:p text:style-name="P60"><text:span text:style-name="Emphasis"><text:span text:style-name="T94"/></text:span></text:p>
      <text:p text:style-name="P162"><text:span text:style-name="Emphasis"><text:span text:style-name="T124">Internet:</text:span></text:span></text:p>
      <text:p text:style-name="P162"><text:span text:style-name="Emphasis"><text:span text:style-name="T124"/></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164"><text:span text:style-name="Emphasis"><text:span text:style-name="T132"/></text:span></text:p>
      <text:p text:style-name="P164"><text:span text:style-name="Emphasis"><text:span text:style-name="T132"/></text:span></text:p>
      <text:p text:style-name="P164"><text:span text:style-name="Emphasis"><text:span text:style-name="T132"/></text:span></text:p>
      <text:p text:style-name="P164"><text:span text:style-name="Emphasis"><text:span text:style-name="T132"/></text:span></text:p>
      <text:p text:style-name="P164"><text:span text:style-name="Emphasis"><text:span text:style-name="T132"/></text:span></text:p>
      <text:p text:style-name="P164"><text:span text:style-name="Emphasis"><text:span text:style-name="T132"/></text:span></text:p>
      <text:p text:style-name="P164"><text:span text:style-name="Emphasis"><text:span text:style-name="T132"/></text:span></text:p>
      <text:p text:style-name="P164"><text:span text:style-name="Emphasis"><text:span text:style-name="T132"/></text:span></text:p>
      <text:p text:style-name="P164"><text:soft-page-break/><text:span text:style-name="Emphasis"><text:span text:style-name="T132">Bloco 3 – Introdução à HTML e CSS</text:span></text:span></text:p>
      <text:p text:style-name="P164"><text:span text:style-name="Emphasis"><text:span text:style-name="T133"/></text:span></text:p>
      <text:p text:style-name="P165"><text:span text:style-name="Emphasis"><text:span text:style-name="T68">Estrutura padrão de uma tag:</text:span></text:span></text:p>
      <text:p text:style-name="P165"><text:span text:style-name="Emphasis"><text:span text:style-name="T68"/></text:span></text:p>
      <text:p text:style-name="P165"><text:span text:style-name="Emphasis"><text:span text:style-name="T68">&lt;</text:span></text:span><text:span text:style-name="Emphasis"><text:span text:style-name="T65">nome da tag atributo=”valor”&gt; <text:s text:c="3"/></text:span></text:span></text:p>
      <text:p text:style-name="P165"><text:span text:style-name="Emphasis"><text:span text:style-name="T65"><text:s text:c="4"/>conteúdo da tag</text:span></text:span></text:p>
      <text:p text:style-name="P165"><text:span text:style-name="Emphasis"><text:span text:style-name="T65">&lt;/nome da tag&gt;</text:span></text:span></text:p>
      <text:p text:style-name="Standard"><text:span text:style-name="Emphasis"/></text:p>
      <text:p text:style-name="P213"><text:span text:style-name="Emphasis"><text:span text:style-name="T135">Exemplo:</text:span></text:span></text:p>
      <text:p text:style-name="P213"><text:span text:style-name="Emphasis"><text:span text:style-name="T135"/></text:span></text:p>
      <text:p text:style-name="P213"><text:span text:style-name="Emphasis"><text:span text:style-name="T135">&lt;</text:span></text:span><text:span text:style-name="Emphasis"><text:span text:style-name="T216">p id=”texto”&gt;</text:span></text:span></text:p>
      <text:p text:style-name="P213"><text:span text:style-name="Emphasis"><text:span text:style-name="T216"><text:s text:c="3"/>Olá mundo</text:span></text:span></text:p>
      <text:p text:style-name="P213"><text:span text:style-name="Emphasis"><text:span text:style-name="T216">&lt;/p&gt;</text:span></text:span></text:p>
      <text:p text:style-name="P213"><text:span text:style-name="Emphasis"><text:span text:style-name="T216"/></text:span></text:p>
      <text:p text:style-name="P214"><text:span text:style-name="Emphasis"><text:span text:style-name="T136">Destrinchando </text:span></text:span><text:span text:style-name="Emphasis"><text:span text:style-name="T137">um</text:span></text:span><text:span text:style-name="Emphasis"><text:span text:style-name="T184"> </text:span></text:span><text:span text:style-name="Emphasis"><text:span text:style-name="T136">HTML:</text:span></text:span></text:p>
      <text:p text:style-name="P214"><text:span text:style-name="Emphasis"><text:span text:style-name="T136"/></text:span></text:p>
      <text:p text:style-name="P214"><text:span text:style-name="Emphasis"><text:span text:style-name="T217">&lt;!Doctype html&gt; Declara o tipo de arquivo, que no caso é o HTML 5.</text:span></text:span></text:p>
      <text:p text:style-name="P214"><text:span text:style-name="Emphasis"><text:span text:style-name="T217">&lt;html lang=”pt-br”&gt; Raíz de toda a página e a definição de qual linguagem da página.</text:span></text:span></text:p>
      <text:p text:style-name="P214"><text:span text:style-name="Emphasis"><text:span text:style-name="T217"><text:s text:c="3"/>&lt;head&gt; <text:s/>Configurações da página não visíveis.</text:span></text:span></text:p>
      <text:p text:style-name="P214"><text:span text:style-name="Emphasis"><text:span text:style-name="T217"><text:s text:c="3"/>&lt;meta charset=”UTF-8”&gt; Conjunto de caracteres que pode ser utilizado naquela página.</text:span></text:span></text:p>
      <text:p text:style-name="P214"><text:span text:style-name="Emphasis"><text:span text:style-name="T217"><text:s text:c="3"/>&lt;title&gt;Aprendendo HTML&lt;/title&gt; Título da página. Fica escrito na aba do navegador.</text:span></text:span></text:p>
      <text:p text:style-name="P214"><text:span text:style-name="Emphasis"><text:span text:style-name="T217"><text:s text:c="3"/>&lt;/head&gt; Onde o head acaba.</text:span></text:span></text:p>
      <text:p text:style-name="P214"><text:span text:style-name="Emphasis"><text:span text:style-name="T217"><text:s text:c="3"/>&lt;body&gt; <text:s/>Corpo da página. Vão todas as tags que serão visíveis na página.</text:span></text:span></text:p>
      <text:p text:style-name="P214"><text:span text:style-name="Emphasis"><text:span text:style-name="T217"><text:s text:c="6"/>&lt;h1&gt; Aprendizados &lt;/h1&gt; Headings da página</text:span></text:span></text:p>
      <text:p text:style-name="P214"><text:span text:style-name="Emphasis"><text:span text:style-name="T217"><text:s text:c="6"/>&lt;h2&gt; Meu apredizado começa aqui e agora! &lt;/h2&gt; Headings da página.</text:span></text:span></text:p>
      <text:p text:style-name="P214"><text:span text:style-name="Emphasis"><text:span text:style-name="T217"><text:s text:c="6"/>&lt;p&gt; Hoje eu começo minha jornada na trybe! &lt;/p&gt; Parágrafo.</text:span></text:span></text:p>
      <text:p text:style-name="P214"><text:span text:style-name="Emphasis"><text:span text:style-name="T217">&lt;/body&gt; Fecha o corpo do texto</text:span></text:span></text:p>
      <text:p text:style-name="P214"><text:span text:style-name="Emphasis"><text:span text:style-name="T217">&lt;/html&gt; Fecha a raíz</text:span></text:span></text:p>
      <text:p text:style-name="P214"><text:span text:style-name="Emphasis"><text:span text:style-name="T217"/></text:span></text:p>
      <text:p text:style-name="P215"><text:span text:style-name="Emphasis"><text:span text:style-name="T137">Tags:</text:span></text:span></text:p>
      <text:p text:style-name="P214"><text:span text:style-name="Emphasis"><text:span text:style-name="T217"/></text:span></text:p>
      <text:p text:style-name="P215"><text:span text:style-name="Emphasis"><text:span text:style-name="T137">&lt;br&gt;</text:span></text:span><text:span text:style-name="Emphasis"><text:span text:style-name="T218">- Faz uma quebra de linha.</text:span></text:span></text:p>
      <text:p text:style-name="P215"><text:span text:style-name="Emphasis"><text:span text:style-name="T218"/></text:span></text:p>
      <text:p text:style-name="P220"><text:span text:style-name="Emphasis"><text:span text:style-name="T143">&lt;hr&gt; - </text:span></text:span><text:span text:style-name="Emphasis"><text:span text:style-name="T225">Linha Horizontal.</text:span></text:span></text:p>
      <text:p text:style-name="P215"><text:span text:style-name="Emphasis"><text:span text:style-name="T218"/></text:span></text:p>
      <text:p text:style-name="P215"><text:span text:style-name="Emphasis"><text:span text:style-name="T137">&lt;strong&gt;&lt;/strong&gt; </text:span></text:span><text:span text:style-name="Emphasis"><text:span text:style-name="T218">- Negrito.</text:span></text:span></text:p>
      <text:p text:style-name="P215"><text:span text:style-name="Emphasis"><text:span text:style-name="T218"/></text:span></text:p>
      <text:p text:style-name="P215"><text:span text:style-name="Emphasis"><text:span text:style-name="T137">&lt;em&gt;&lt;/em&gt; - <text:s/></text:span></text:span><text:span text:style-name="Emphasis"><text:span text:style-name="T218">Parece itálico mas tem um comportamento semântico diferente!</text:span></text:span></text:p>
      <text:p text:style-name="P215"><text:span text:style-name="Emphasis"><text:span text:style-name="T218"/></text:span></text:p>
      <text:p text:style-name="P215"><text:span text:style-name="Emphasis"><text:span text:style-name="T137">&lt;ul&gt;&lt;/ul&gt; - </text:span></text:span><text:span text:style-name="Emphasis"><text:span text:style-name="T218">Lista não ordenada.</text:span></text:span></text:p>
      <text:p text:style-name="P215"><text:span text:style-name="Emphasis"><text:span text:style-name="T218"/></text:span></text:p>
      <text:p text:style-name="P215"><text:span text:style-name="Emphasis"><text:span text:style-name="T137">&lt;ol&gt;&lt;/ol&gt; - </text:span></text:span><text:span text:style-name="Emphasis"><text:span text:style-name="T218">Lista ordenada </text:span></text:span><text:span text:style-name="Emphasis"><text:span text:style-name="T220">com números.</text:span></text:span></text:p>
      <text:p text:style-name="P215"><text:span text:style-name="Emphasis"><text:span text:style-name="T218"/></text:span></text:p>
      <text:p text:style-name="P216"><text:span text:style-name="Emphasis"><text:span text:style-name="T138">&lt;li&gt;&lt;/li&gt; - </text:span></text:span><text:span text:style-name="Emphasis"><text:span text:style-name="T219">Representa um item da lista.</text:span></text:span></text:p>
      <text:p text:style-name="P216"><text:span text:style-name="Emphasis"><text:span text:style-name="T219"/></text:span></text:p>
      <text:p text:style-name="P217"><text:span text:style-name="Emphasis"><text:span text:style-name="T139">&lt;img src=”</text:span></text:span><text:span text:style-name="Emphasis"><text:span text:style-name="T288">endereço ou caminho da imagem”&gt; - </text:span></text:span><text:span text:style-name="Emphasis"><text:span text:style-name="T220">Adiciona uma imagem.</text:span></text:span></text:p>
      <text:p text:style-name="P217"><text:span text:style-name="Emphasis"><text:span text:style-name="T288"/></text:span></text:p>
      <text:p text:style-name="P217"><text:span text:style-name="Emphasis"><text:span text:style-name="T139">&lt;img width=”</text:span></text:span><text:span text:style-name="Emphasis"><text:span text:style-name="T288">tamanho </text:span></text:span><text:span text:style-name="Emphasis"><text:span text:style-name="T289">da largura </text:span></text:span><text:span text:style-name="Emphasis"><text:span text:style-name="T288">em pixels”&gt; - </text:span></text:span><text:span text:style-name="Emphasis"><text:span text:style-name="T220">Regula o </text:span></text:span><text:span text:style-name="Emphasis"><text:span text:style-name="T260">largura </text:span></text:span><text:span text:style-name="Emphasis"><text:span text:style-name="T220">da imagem em pixels.</text:span></text:span></text:p>
      <text:p text:style-name="P217"><text:span text:style-name="Emphasis"><text:span text:style-name="T220"/></text:span></text:p>
      <text:p text:style-name="P219"><text:span text:style-name="Emphasis"><text:span text:style-name="T139">&lt;img </text:span></text:span><text:span text:style-name="Emphasis"><text:span text:style-name="T185">heigth</text:span></text:span><text:span text:style-name="Emphasis"><text:span text:style-name="T139">=”</text:span></text:span><text:span text:style-name="Emphasis"><text:span text:style-name="T288">tamanho </text:span></text:span><text:span text:style-name="Emphasis"><text:span text:style-name="T289">da altura </text:span></text:span><text:span text:style-name="Emphasis"><text:span text:style-name="T288">em pixels”&gt; - </text:span></text:span><text:span text:style-name="Emphasis"><text:span text:style-name="T224">Regula altura da imagem</text:span></text:span></text:p>
      <text:p text:style-name="P217"><text:span text:style-name="Emphasis"><text:span text:style-name="T220"/></text:span></text:p>
      <text:p text:style-name="P217"><text:soft-page-break/><text:span text:style-name="Emphasis"><text:span text:style-name="T139">&lt;img alt=”</text:span></text:span><text:span text:style-name="Emphasis"><text:span text:style-name="T288">descrição da imagem</text:span></text:span><text:span text:style-name="Emphasis"><text:span text:style-name="T290">”&gt; - </text:span></text:span><text:span text:style-name="Emphasis"><text:span text:style-name="T220">Adiciona uma descrição pra imagem caso ela não carregue, ou a pessoa não consiga enxergar e queira saber o que é aquela imagem.</text:span></text:span></text:p>
      <text:p text:style-name="P217"><text:span text:style-name="Emphasis"><text:span text:style-name="T220"/></text:span></text:p>
      <text:p text:style-name="P218"><text:span text:style-name="Emphasis"><text:span text:style-name="T140">&lt;a href=”URL”&gt;&lt;/a&gt; </text:span></text:span><text:span text:style-name="Emphasis"><text:span text:style-name="T221">- Cria um link </text:span></text:span><text:span text:style-name="Emphasis"><text:span text:style-name="T140">externo</text:span></text:span><text:span text:style-name="Emphasis"><text:span text:style-name="T221"> para o endereço adicionado como referencia.</text:span></text:span></text:p>
      <text:p text:style-name="P218"><text:span text:style-name="Emphasis"><text:span text:style-name="T221"/></text:span></text:p>
      <text:p text:style-name="P218"><text:span text:style-name="Emphasis"><text:span text:style-name="T140">&lt;li&gt;&lt;a href”</text:span></text:span><text:span text:style-name="Emphasis"><text:span text:style-name="T141">#</text:span></text:span><text:span text:style-name="Emphasis"><text:span text:style-name="T140">id”&gt;&lt;/a&gt;&lt;/li&gt; - </text:span></text:span><text:span text:style-name="Emphasis"><text:span text:style-name="T221">Cria um link </text:span></text:span><text:span text:style-name="Emphasis"><text:span text:style-name="T140">interno, </text:span></text:span><text:span text:style-name="Emphasis"><text:span text:style-name="T221">que leva ao item com a ID de referencia.</text:span></text:span></text:p>
      <text:p text:style-name="P218"><text:span text:style-name="Emphasis"><text:span text:style-name="T140"/></text:span></text:p>
      <text:p text:style-name="P218"><text:span text:style-name="Emphasis"><text:span text:style-name="T140">&lt;a target=”blank”&gt;&lt;/a&gt; - </text:span></text:span><text:span text:style-name="Emphasis"><text:span text:style-name="T221">Abre o link </text:span></text:span><text:span text:style-name="Emphasis"><text:span text:style-name="T222">da referência </text:span></text:span><text:span text:style-name="Emphasis"><text:span text:style-name="T221">em uma nova aba.</text:span></text:span></text:p>
      <text:p text:style-name="P218"><text:span text:style-name="Emphasis"><text:span text:style-name="T140"/></text:span></text:p>
      <text:p text:style-name="P221"><text:span text:style-name="Emphasis"><text:span text:style-name="T142">&lt;center&gt;&lt;/center&gt; - </text:span></text:span><text:span text:style-name="Emphasis"><text:span text:style-name="T223">Centraliza elementos.</text:span></text:span></text:p>
      <text:p text:style-name="P221"><text:span text:style-name="Emphasis"><text:span text:style-name="T223"/></text:span></text:p>
      <text:p text:style-name="P223"><text:span text:style-name="Emphasis"><text:span text:style-name="T145">&lt;ul class=”</text:span></text:span><text:span text:style-name="Emphasis"><text:span text:style-name="T186">list-style</text:span></text:span><text:span text:style-name="Emphasis"><text:span text:style-name="T145">”&gt; - </text:span></text:span><text:span text:style-name="Emphasis"><text:span text:style-name="T227">Cria uma classe para a lista desordenada de nome list style. (Aplica-se também para listas ordenadas.)</text:span></text:span></text:p>
      <text:p text:style-name="P223"><text:span text:style-name="Emphasis"><text:span text:style-name="T227"/></text:span></text:p>
      <text:p text:style-name="P241"><text:span text:style-name="Emphasis"><text:span text:style-name="T156">&lt;span&gt;&lt;/span&gt; - </text:span></text:span><text:span text:style-name="Emphasis"><text:span text:style-name="T236">Altera uma parte do texto </text:span></text:span><text:span text:style-name="Emphasis"><text:span text:style-name="T256">sem precisar alterar o todo</text:span></text:span><text:span text:style-name="Emphasis"><text:span text:style-name="T236">.</text:span></text:span></text:p>
      <text:p text:style-name="P221"><text:span text:style-name="Emphasis"><text:span text:style-name="T223"/></text:span></text:p>
      <text:p text:style-name="P221"><text:span text:style-name="Emphasis"><text:span text:style-name="T223"/></text:span></text:p>
      <text:p text:style-name="P222"><text:span text:style-name="Emphasis"><text:span text:style-name="T299">Primeiros passos do CSS:</text:span></text:span></text:p>
      <text:p text:style-name="P222"><text:span text:style-name="Emphasis"><text:span text:style-name="T299"/></text:span></text:p>
      <text:p text:style-name="P222"><text:span text:style-name="Emphasis"><text:span text:style-name="T144">&lt;style&gt;&lt;/style&gt; - </text:span></text:span><text:span text:style-name="Emphasis"><text:span text:style-name="T226">Coloca-se essa tag no &lt;head&gt;&lt;/head&gt; afim de colocar parâmetros de estilo em um elemento específico:</text:span></text:span></text:p>
      <text:p text:style-name="P222"><text:span text:style-name="Emphasis"><text:span text:style-name="T226"/></text:span></text:p>
      <text:p text:style-name="P224"><text:span text:style-name="Emphasis"><text:span text:style-name="T149">Tags CSS:</text:span></text:span></text:p>
      <text:p text:style-name="P224"><text:span text:style-name="Emphasis"><text:span text:style-name="T149"/></text:span></text:p>
      <text:p text:style-name="P222"><text:span text:style-name="Emphasis"><text:span text:style-name="T144">color</text:span></text:span><text:span text:style-name="Emphasis"><text:span text:style-name="T226">: green; <text:s text:c="2"/>- </text:span></text:span><text:span text:style-name="Emphasis"><text:span text:style-name="T261">Adiciona cor aos caracteres.</text:span></text:span></text:p>
      <text:p text:style-name="P222"><text:span text:style-name="Emphasis"><text:span text:style-name="T261"/></text:span></text:p>
      <text:p text:style-name="P222"><text:span text:style-name="Emphasis"><text:span text:style-name="T144">background-color: rgb(255, 400, 200)</text:span></text:span><text:span text:style-name="Emphasis"><text:span text:style-name="T226">; - </text:span></text:span><text:span text:style-name="Emphasis"><text:span text:style-name="T261">Adiciona cor ao background.</text:span></text:span></text:p>
      <text:p text:style-name="P222"><text:span text:style-name="Emphasis"><text:span text:style-name="T261"/></text:span></text:p>
      <text:p text:style-name="P222"><text:span text:style-name="Emphasis"><text:span text:style-name="T148">Font-family: sans-serif; - </text:span></text:span><text:span text:style-name="Emphasis"><text:span text:style-name="T230">Seta a fonte para sans-serif.</text:span></text:span></text:p>
      <text:p text:style-name="P222"><text:span text:style-name="Emphasis"><text:span text:style-name="T230"/></text:span></text:p>
      <text:p text:style-name="P222"><text:span text:style-name="Emphasis"><text:span text:style-name="T148">font-size: 20px; - </text:span></text:span><text:span text:style-name="Emphasis"><text:span text:style-name="T230">Seta as fontes pra um tamanho de 20px.</text:span></text:span></text:p>
      <text:p text:style-name="P222"><text:span text:style-name="Emphasis"><text:span text:style-name="T230"/></text:span></text:p>
      <text:p text:style-name="P222"><text:span text:style-name="Emphasis"><text:span text:style-name="T149">font-weight: bold – </text:span></text:span><text:span text:style-name="Emphasis"><text:span text:style-name="T231">Seta os caracteres para negrito.</text:span></text:span></text:p>
      <text:p text:style-name="P222"><text:span text:style-name="Emphasis"><text:span text:style-name="T231"/></text:span></text:p>
      <text:p text:style-name="P222"><text:span text:style-name="Emphasis"><text:span text:style-name="T149">font-style: italic – </text:span></text:span><text:span text:style-name="Emphasis"><text:span text:style-name="T231">Seta os caracteres para itálico.</text:span></text:span></text:p>
      <text:p text:style-name="P222"><text:span text:style-name="Emphasis"><text:span text:style-name="T231"/></text:span></text:p>
      <text:p text:style-name="P222"><text:span text:style-name="Emphasis"><text:span text:style-name="T146">border-color: blue; <text:s/>- </text:span></text:span><text:span text:style-name="Emphasis"><text:span text:style-name="T228">Seta a </text:span></text:span><text:span text:style-name="Emphasis"><text:span text:style-name="T231">borda da </text:span></text:span><text:span text:style-name="Emphasis"><text:span text:style-name="T228">linha horizonta</text:span></text:span><text:span text:style-name="Emphasis"><text:span text:style-name="T231">l</text:span></text:span><text:span text:style-name="Emphasis"><text:span text:style-name="T228">.</text:span></text:span></text:p>
      <text:p text:style-name="P222"><text:span text:style-name="Emphasis"><text:span text:style-name="T228"/></text:span></text:p>
      <text:p text:style-name="P222"><text:span text:style-name="Emphasis"><text:span text:style-name="T147">Border-width: 2mm – </text:span></text:span><text:span text:style-name="Emphasis"><text:span text:style-name="T229">Ajusta grossura da linha.</text:span></text:span></text:p>
      <text:p text:style-name="P222"><text:span text:style-name="Emphasis"><text:span text:style-name="T229"/></text:span></text:p>
      <text:p text:style-name="P229"><text:span text:style-name="Emphasis"><text:span text:style-name="T152">Border-style – </text:span></text:span><text:span text:style-name="Emphasis"><text:span text:style-name="T233">Altera estila da borda </text:span></text:span><text:span text:style-name="Emphasis"><text:span text:style-name="T235">e faz com que ela apareça.</text:span></text:span></text:p>
      <text:p text:style-name="P229"><text:span text:style-name="Emphasis"><text:span text:style-name="T233"/></text:span></text:p>
      <text:p text:style-name="P229"><text:span text:style-name="Emphasis"><text:span text:style-name="T152">border-radius – </text:span></text:span><text:span text:style-name="Emphasis"><text:span text:style-name="T233">Altera o raio da borda ( fotos redondas)</text:span></text:span></text:p>
      <text:p text:style-name="P222"><text:span text:style-name="Emphasis"><text:span text:style-name="T229"/></text:span></text:p>
      <text:p text:style-name="P225"><text:span text:style-name="Emphasis"><text:span text:style-name="T292">Line-height: 20px – A</text:span></text:span><text:span text:style-name="Emphasis"><text:span text:style-name="T262">justa o espaçamento entre linhas.</text:span></text:span></text:p>
      <text:p text:style-name="P225"><text:span text:style-name="Emphasis"><text:span text:style-name="T262"/></text:span></text:p>
      <text:p text:style-name="P226"><text:span text:style-name="Emphasis"><text:span text:style-name="T187">text-align: center; - </text:span></text:span><text:span text:style-name="Emphasis"><text:span text:style-name="T263">Ajusta a formatação do texto.</text:span></text:span></text:p>
      <text:p text:style-name="P226"><text:span text:style-name="Emphasis"><text:span text:style-name="T263"/></text:span></text:p>
      <text:p text:style-name="P226"><text:span text:style-name="Emphasis"><text:span text:style-name="T187">text-decoration: underline; - </text:span></text:span><text:span text:style-name="Emphasis"><text:span text:style-name="T263">Sublinha todo o texto.</text:span></text:span></text:p>
      <text:p text:style-name="P226"><text:span text:style-name="Emphasis"><text:span text:style-name="T263"/></text:span></text:p>
      <text:p text:style-name="P238"><text:span text:style-name="Emphasis"><text:span text:style-name="T189">List-style-type: circle – </text:span></text:span><text:span text:style-name="Emphasis"><text:span text:style-name="T264">Muda estilo do ponto da lista.</text:span></text:span></text:p>
      <text:p text:style-name="P238"><text:span text:style-name="Emphasis"><text:span text:style-name="T264"/></text:span></text:p>
      <text:p text:style-name="P231"><text:soft-page-break/><text:span text:style-name="Emphasis"><text:span text:style-name="T190">Padding: 15px 30px – </text:span></text:span><text:span text:style-name="Emphasis"><text:span text:style-name="T265">Adiciona preenchimento.</text:span></text:span></text:p>
      <text:p text:style-name="P223"><text:span text:style-name="Emphasis"><text:span text:style-name="T227"/></text:span></text:p>
      <text:p text:style-name="P239"><text:span text:style-name="Emphasis"><text:span text:style-name="T154">Text-decoration: none – </text:span></text:span><text:span text:style-name="Emphasis"><text:span text:style-name="T234">Retira sublinhado de links</text:span></text:span></text:p>
      <text:p text:style-name="P239"><text:span text:style-name="Emphasis"><text:span text:style-name="T234"/></text:span></text:p>
      <text:p text:style-name="P240"><text:span text:style-name="Emphasis"><text:span text:style-name="T155">display: inline – </text:span></text:span><text:span text:style-name="Emphasis"><text:span text:style-name="T235">Mostra todos os elementos em linha.</text:span></text:span></text:p>
      <text:p text:style-name="P240"><text:span text:style-name="Emphasis"><text:span text:style-name="T235"/></text:span></text:p>
      <text:p text:style-name="P241"><text:span text:style-name="Emphasis"><text:span text:style-name="T157">Overflow: auto – </text:span></text:span><text:span text:style-name="Emphasis"><text:span text:style-name="T237">Scroll parar ver elementos que passaram das especificaçoes de tamanho.</text:span></text:span></text:p>
      <text:p text:style-name="P241"><text:span text:style-name="Emphasis"><text:span text:style-name="T237"/></text:span></text:p>
      <text:p text:style-name="P242"><text:span text:style-name="Emphasis"><text:span text:style-name="T158">Z-index – </text:span></text:span><text:span text:style-name="Emphasis"><text:span text:style-name="T238">Index de posicionamento de imagem.</text:span></text:span></text:p>
      <text:p text:style-name="P242"><text:span text:style-name="Emphasis"><text:span text:style-name="T238"/></text:span></text:p>
      <text:p text:style-name="P243"><text:span text:style-name="Emphasis"><text:span text:style-name="T159">Li:hover – </text:span></text:span><text:span text:style-name="Emphasis"><text:span text:style-name="T239">Pseudoclasse, para fazer algo quando passar o mouse por cima.</text:span></text:span></text:p>
      <text:p text:style-name="P243"><text:span text:style-name="Emphasis"><text:span text:style-name="T239"/></text:span></text:p>
      <text:p text:style-name="P244"><text:span text:style-name="Emphasis"><text:span text:style-name="T159">Li:</text:span></text:span><text:span text:style-name="Emphasis"><text:span text:style-name="T160">active</text:span></text:span><text:span text:style-name="Emphasis"><text:span text:style-name="T159"> – </text:span></text:span><text:span text:style-name="Emphasis"><text:span text:style-name="T239">Pseudoclasse, para fazer algo quando </text:span></text:span><text:span text:style-name="Emphasis"><text:span text:style-name="T240">clicar no item.</text:span></text:span></text:p>
      <text:p text:style-name="P244"><text:span text:style-name="Emphasis"><text:span text:style-name="T240"/></text:span></text:p>
      <text:p text:style-name="P245"><text:span text:style-name="Emphasis"><text:span text:style-name="T161">Vertical-align: top – </text:span></text:span><text:span text:style-name="Emphasis"><text:span text:style-name="T241">Alinha conteúdo na parte de cima.</text:span></text:span></text:p>
      <text:p text:style-name="P245"><text:span text:style-name="Emphasis"><text:span text:style-name="T241"/></text:span></text:p>
      <text:p text:style-name="P246"><text:span text:style-name="Emphasis"><text:span text:style-name="T162">Float: left – </text:span></text:span><text:span text:style-name="Emphasis"><text:span text:style-name="T242">permite que tenha conteúdo do lado direito.</text:span></text:span></text:p>
      <text:p text:style-name="P239"><text:span text:style-name="Emphasis"><text:span text:style-name="T234"/></text:span></text:p>
      <text:p text:style-name="P227"><text:span text:style-name="Emphasis"><text:span text:style-name="T150">OBS: Também é possível adicionar </text:span></text:span><text:span text:style-name="Emphasis"><text:span text:style-name="T188">propriedades CSS </text:span></text:span><text:span text:style-name="Emphasis"><text:span text:style-name="T150">dentro das tags, no formato style=”background-color: green; font-family: sans-seriff”.</text:span></text:span></text:p>
      <text:p text:style-name="P227"><text:span text:style-name="Emphasis"><text:span text:style-name="T150"/></text:span></text:p>
      <text:p text:style-name="P228"><text:span text:style-name="Emphasis"><text:span text:style-name="T151">Para não copiar a tag &lt;style&gt;&lt;/style</text:span></text:span><text:span text:style-name="Emphasis"><text:span text:style-name="T232">&gt; </text:span></text:span><text:span text:style-name="Emphasis"><text:span text:style-name="T151">em todas as páginas do site que você criar, é possível inserir essas informações num arquivo “style.css” e fazer o link por meio da tag &lt;link rel=”stylesheet” type=”text/css” href=”style.css”.</text:span></text:span></text:p>
      <text:p text:style-name="P230"><text:span text:style-name="Emphasis"><text:span text:style-name="T230"/></text:span></text:p>
      <text:p text:style-name="P231"><text:span text:style-name="Emphasis"><text:span text:style-name="T153">Efeito Zoom em fotos: </text:span></text:span><text:span text:style-name="Emphasis"><text:span text:style-name="Source_20_Text"><text:span text:style-name="T364">.</text:span></text:span></text:span></text:p>
      <text:p text:style-name="P231"><text:span text:style-name="Source_20_Text"><text:span text:style-name="T364"/></text:span></text:p>
      <text:p text:style-name="Preformatted_20_Text"><text:span text:style-name="Source_20_Text"><text:span text:style-name="T203">img-container img{</text:span></text:span></text:p>
      <text:p text:style-name="Preformatted_20_Text"><text:span text:style-name="Source_20_Text"><text:span text:style-name="T203"><text:s text:c="3"/>-webkit-transition: -webkit-transform .5s ease;</text:span></text:span></text:p>
      <text:p text:style-name="Preformatted_20_Text"><text:span text:style-name="Source_20_Text"><text:span text:style-name="T203"><text:s text:c="3"/>transition: transform .5s ease;</text:span></text:span></text:p>
      <text:p text:style-name="Preformatted_20_Text"><text:span text:style-name="Source_20_Text"><text:span text:style-name="T203">}</text:span></text:span></text:p>
      <text:p text:style-name="P232"/>
      <text:p text:style-name="Preformatted_20_Text"><text:span text:style-name="Source_20_Text"><text:span text:style-name="T203">.img-container:hover img{</text:span></text:span></text:p>
      <text:p text:style-name="Preformatted_20_Text"><text:span text:style-name="Source_20_Text"><text:span text:style-name="T203"><text:s text:c="3"/>-webkit-transform: scale(1.1);</text:span></text:span></text:p>
      <text:p text:style-name="Preformatted_20_Text"><text:span text:style-name="Source_20_Text"><text:span text:style-name="T203"><text:s text:c="3"/>transform: scale(1.1);</text:span></text:span></text:p>
      <text:p text:style-name="Preformatted_20_Text"><text:span text:style-name="Source_20_Text"><text:span text:style-name="T203">}</text:span></text:span></text:p>
      <text:p text:style-name="Preformatted_20_Text"><text:span text:style-name="Emphasis"/></text:p>
      <text:p text:style-name="Preformatted_20_Text"><text:span text:style-name="Emphasis"/></text:p>
      <text:p text:style-name="P247"><text:span text:style-name="Emphasis"><text:span text:style-name="T300">Tags semânicas HTML</text:span></text:span></text:p>
      <text:p text:style-name="P247"><text:span text:style-name="Emphasis"><text:span text:style-name="T300"/></text:span></text:p>
      <text:p text:style-name="P247"><draw:frame draw:style-name="fr1" draw:name="Figura7" text:anchor-type="char" svg:y="0.252cm" svg:width="7.038cm" svg:height="4.974cm" draw:z-index="6"><draw:image xlink:href="Pictures/100002010000010A000000BC7ECFB956F36B77D8.png" xlink:type="simple" xlink:show="embed" xlink:actuate="onLoad" loext:mime-type="image/png"/></draw:frame><text:span text:style-name="Emphasis"><text:span text:style-name="T300"/></text:span></text:p>
      <text:p text:style-name="P247"><text:span text:style-name="Emphasis"><text:span text:style-name="T300"/></text:span></text:p>
      <text:p text:style-name="P247"><text:span text:style-name="Emphasis"><text:span text:style-name="T300"/></text:span></text:p>
      <text:p text:style-name="P247"><text:span text:style-name="Emphasis"><text:span text:style-name="T300"/></text:span></text:p>
      <text:p text:style-name="P247"><text:span text:style-name="Emphasis"><text:span text:style-name="T300"/></text:span></text:p>
      <text:p text:style-name="P247"><text:span text:style-name="Emphasis"><text:span text:style-name="T300"/></text:span></text:p>
      <text:p text:style-name="P247"><text:span text:style-name="Emphasis"><text:span text:style-name="T300"/></text:span></text:p>
      <text:p text:style-name="P247"><text:span text:style-name="Emphasis"><text:span text:style-name="T300"/></text:span></text:p>
      <text:p text:style-name="P247"><text:span text:style-name="Emphasis"><text:span text:style-name="T300"/></text:span></text:p>
      <text:p text:style-name="P247"><text:soft-page-break/><text:span text:style-name="Emphasis"><text:span text:style-name="T300"/></text:span></text:p>
      <text:p text:style-name="P247"><text:span text:style-name="Emphasis"><text:span text:style-name="T163">&lt;header&gt;&lt;/header&gt; - </text:span></text:span><text:span text:style-name="Emphasis"><text:span text:style-name="T243">Tag para cabeçalhos</text:span></text:span></text:p>
      <text:p text:style-name="P247"><text:span text:style-name="Emphasis"><text:span text:style-name="T243"/></text:span></text:p>
      <text:p text:style-name="P247"><text:span text:style-name="Emphasis"><text:span text:style-name="T163">&lt;nav&gt;&lt;/nav&gt; - </text:span></text:span><text:span text:style-name="Emphasis"><text:span text:style-name="T243">Links de Navegação</text:span></text:span></text:p>
      <text:p text:style-name="P247"><text:span text:style-name="Emphasis"><text:span text:style-name="T243"/></text:span></text:p>
      <text:p text:style-name="P247"><text:span text:style-name="Emphasis"><text:span text:style-name="T163">&lt;article&gt;&lt;/article&gt; - </text:span></text:span><text:span text:style-name="Emphasis"><text:span text:style-name="T243">Utilizar em conteúdos auto contido</text:span></text:span></text:p>
      <text:p text:style-name="P247"><text:span text:style-name="Emphasis"><text:span text:style-name="T163"/></text:span></text:p>
      <text:p text:style-name="P247"><text:span text:style-name="Emphasis"><text:span text:style-name="T163">&lt;main&gt;&lt;/main&gt; - </text:span></text:span><text:span text:style-name="Emphasis"><text:span text:style-name="T243">Informações principais da pagina</text:span></text:span></text:p>
      <text:p text:style-name="P247"><text:span text:style-name="Emphasis"><text:span text:style-name="T243"/></text:span></text:p>
      <text:p text:style-name="P247"><text:span text:style-name="Emphasis"><text:span text:style-name="T163">&lt;section&gt;&lt;/section&gt; - </text:span></text:span><text:span text:style-name="Emphasis"><text:span text:style-name="T243">Tag pra uma seção</text:span></text:span></text:p>
      <text:p text:style-name="P247"><text:span text:style-name="Emphasis"><text:span text:style-name="T243"/></text:span></text:p>
      <text:p text:style-name="P247"><text:span text:style-name="Emphasis"><text:span text:style-name="T243">&lt;</text:span></text:span><text:span text:style-name="Emphasis"><text:span text:style-name="T163">aside&gt;&lt;/aside&gt; - </text:span></text:span><text:span text:style-name="Emphasis"><text:span text:style-name="T243">Tag para barra lateral</text:span></text:span></text:p>
      <text:p text:style-name="P247"><text:span text:style-name="Emphasis"><text:span text:style-name="T243"/></text:span></text:p>
      <text:p text:style-name="P247"><text:span text:style-name="Emphasis"><text:span text:style-name="T163">&lt;footer&gt;&lt;/footer&gt; - </text:span></text:span><text:span text:style-name="Emphasis"><text:span text:style-name="T243">Rodapé.</text:span></text:span></text:p>
      <text:p text:style-name="P247"><text:span text:style-name="Emphasis"><text:span text:style-name="T243"/></text:span></text:p>
      <text:p text:style-name="P265"><text:span text:style-name="Emphasis"><text:span text:style-name="T181">&lt;button onclick=”function;”&gt;&lt;/button&gt; - </text:span></text:span><text:span text:style-name="Emphasis"><text:span text:style-name="T258">Cria um botão e executa a função ao clickar.</text:span></text:span></text:p>
      <text:p text:style-name="P265"><text:span text:style-name="Emphasis"><text:span text:style-name="T258"/></text:span></text:p>
      <text:p text:style-name="P266"><text:span text:style-name="Emphasis"><text:span text:style-name="T182">&lt;input type=text </text:span></text:span><text:span text:style-name="Emphasis"><text:span text:style-name="T183">placehoder = “letras de fundo”</text:span></text:span><text:span text:style-name="Emphasis"><text:span text:style-name="T182">&gt; - </text:span></text:span><text:span text:style-name="Emphasis"><text:span text:style-name="T259">Cria uma barra de escrita.</text:span></text:span></text:p>
      <text:p text:style-name="P247"><text:span text:style-name="Emphasis"><text:span text:style-name="T243"/></text:span></text:p>
      <text:p text:style-name="P248"><text:span text:style-name="Emphasis"><text:span text:style-name="T164">Site com lista de tags semânticas:</text:span></text:span></text:p>
      <text:p text:style-name="P247"><text:span text:style-name="Emphasis"><text:span text:style-name="T243"/></text:span></text:p>
      <text:p text:style-name="P247"><text:a xlink:type="simple" xlink:href="https://htmlreference.io/" text:style-name="Internet_20_link" text:visited-style-name="Visited_20_Internet_20_Link"><text:span text:style-name="Emphasis"><text:span text:style-name="T243">https://htmlreference.io/</text:span></text:span></text:a></text:p>
      <text:p text:style-name="P247"><text:span text:style-name="Emphasis"><text:span text:style-name="T243"/></text:span></text:p>
      <text:p text:style-name="P255"><text:span text:style-name="Emphasis"><text:span text:style-name="T243"/></text:span></text:p>
      <text:p text:style-name="P250"><text:span text:style-name="Emphasis"><text:span text:style-name="T301">Bloco 4 – Introdução a Javascript e à Lógica de Programação</text:span></text:span></text:p>
      <text:p text:style-name="P249"><text:span text:style-name="Emphasis"><text:span text:style-name="T301"/></text:span></text:p>
      <text:p text:style-name="P249"><text:span text:style-name="Emphasis"><text:span text:style-name="T305">Javascript – Primeiros passos:</text:span></text:span></text:p>
      <text:p text:style-name="P249"><text:span text:style-name="Emphasis"><text:span text:style-name="T305"/></text:span></text:p>
      <text:p text:style-name="P249"><text:span text:style-name="Emphasis"><text:span text:style-name="T165">let – </text:span></text:span><text:span text:style-name="Emphasis"><text:span text:style-name="T246">Consegue reatribuir valor quantas vezes precisar</text:span></text:span><text:span text:style-name="Emphasis"><text:span text:style-name="T244">.</text:span></text:span></text:p>
      <text:p text:style-name="P249"><text:span text:style-name="Emphasis"><text:span text:style-name="T244"/></text:span></text:p>
      <text:p text:style-name="P257"><text:span text:style-name="Emphasis"><text:span text:style-name="T167">Const – </text:span></text:span><text:span text:style-name="Emphasis"><text:span text:style-name="T246">Variável que não consegue ter valor reatribuido.</text:span></text:span></text:p>
      <text:p text:style-name="P256"><text:span text:style-name="Emphasis"><text:span text:style-name="T166"/></text:span></text:p>
      <text:p text:style-name="P256"><text:span text:style-name="Emphasis"><text:span text:style-name="T166">console.log() - </text:span></text:span><text:span text:style-name="Emphasis"><text:span text:style-name="T245">Mostra algum item no console.</text:span></text:span></text:p>
      <text:p text:style-name="P256"><text:span text:style-name="Emphasis"><text:span text:style-name="T245"/></text:span></text:p>
      <text:p text:style-name="P259"><text:span text:style-name="Emphasis"><text:span text:style-name="T169">break – </text:span></text:span><text:span text:style-name="Emphasis"><text:span text:style-name="T248">Para o switch case.</text:span></text:span></text:p>
      <text:p text:style-name="P259"><text:span text:style-name="Emphasis"><text:span text:style-name="T248"/></text:span></text:p>
      <text:p text:style-name="P260"><text:span text:style-name="Emphasis"><text:span text:style-name="T171">Typeof – </text:span></text:span><text:span text:style-name="Emphasis"><text:span text:style-name="T250">Tipo da variável</text:span></text:span></text:p>
      <text:p text:style-name="P260"><text:span text:style-name="Emphasis"><text:span text:style-name="T250"/></text:span></text:p>
      <text:p text:style-name="P260"><text:span text:style-name="Emphasis"><text:span text:style-name="T171">alert – </text:span></text:span><text:span text:style-name="Emphasis"><text:span text:style-name="T250">Um alerta no navegador.</text:span></text:span></text:p>
      <text:p text:style-name="P259"><text:span text:style-name="Emphasis"><text:span text:style-name="T248"/></text:span></text:p>
      <text:p text:style-name="P259"><text:span text:style-name="Emphasis"><text:span text:style-name="T168">If ( </text:span></text:span><text:span text:style-name="Emphasis"><text:span text:style-name="T247">condição){s</text:span></text:span></text:p>
      <text:p text:style-name="P258"><text:span text:style-name="Emphasis"><text:span text:style-name="T247"/></text:span></text:p>
      <text:p text:style-name="P258"><text:span text:style-name="Emphasis"><text:span text:style-name="T247">}</text:span></text:span><text:span text:style-name="Emphasis"><text:span text:style-name="T168">else </text:span></text:span><text:span text:style-name="Emphasis"><text:span text:style-name="T170">if (</text:span></text:span><text:span text:style-name="Emphasis"><text:span text:style-name="T249">condição</text:span></text:span><text:span text:style-name="Emphasis"><text:span text:style-name="T170">)</text:span></text:span><text:span text:style-name="Emphasis"><text:span text:style-name="T168"> {</text:span></text:span></text:p>
      <text:p text:style-name="P258"><text:span text:style-name="Emphasis"><text:span text:style-name="T168"/></text:span></text:p>
      <text:p text:style-name="P258"><text:span text:style-name="Emphasis"><text:span text:style-name="T168">}</text:span></text:span><text:span text:style-name="Emphasis"><text:span text:style-name="T170">else{</text:span></text:span></text:p>
      <text:p text:style-name="P258"><text:span text:style-name="Emphasis"><text:span text:style-name="T170"/></text:span></text:p>
      <text:p text:style-name="P259"><text:span text:style-name="Emphasis"><text:span text:style-name="T170">}</text:span></text:span></text:p>
      <text:p text:style-name="P259"><text:span text:style-name="Emphasis"><text:span text:style-name="T170">switch(</text:span></text:span><text:span text:style-name="Emphasis"><text:span text:style-name="T249">variável</text:span></text:span><text:span text:style-name="Emphasis"><text:span text:style-name="T170">){</text:span></text:span></text:p>
      <text:p text:style-name="P259"><text:soft-page-break/><text:span text:style-name="Emphasis"><text:span text:style-name="T170">case 1:</text:span></text:span></text:p>
      <text:p text:style-name="P259"><text:span text:style-name="Emphasis"><text:span text:style-name="T170"/></text:span></text:p>
      <text:p text:style-name="P259"><text:span text:style-name="Emphasis"><text:span text:style-name="T170">case 2:</text:span></text:span></text:p>
      <text:p text:style-name="P259"><text:span text:style-name="Emphasis"><text:span text:style-name="T170"/></text:span></text:p>
      <text:p text:style-name="P259"><text:span text:style-name="Emphasis"><text:span text:style-name="T170">case 3:</text:span></text:span></text:p>
      <text:p text:style-name="P259"><text:span text:style-name="Emphasis"><text:span text:style-name="T170"/></text:span></text:p>
      <text:p text:style-name="P261"><text:span text:style-name="Emphasis"><text:span text:style-name="T172">default:</text:span></text:span></text:p>
      <text:p text:style-name="P261"><text:span text:style-name="Emphasis"><text:span text:style-name="T172"/></text:span></text:p>
      <text:p text:style-name="P259"><text:span text:style-name="Emphasis"><text:span text:style-name="T170">}</text:span></text:span></text:p>
      <text:p text:style-name="P259"><text:span text:style-name="Emphasis"><text:span text:style-name="T170"/></text:span></text:p>
      <text:p text:style-name="P262"><text:span text:style-name="Emphasis"><text:span text:style-name="T306">Javascript – Array e Loop For</text:span></text:span></text:p>
      <text:p text:style-name="P259"><text:span text:style-name="Emphasis"><text:span text:style-name="T173"/></text:span></text:p>
      <text:p text:style-name="P259"><text:span text:style-name="Emphasis"><text:span text:style-name="T173">.</text:span></text:span><text:span text:style-name="Emphasis"><text:span text:style-name="T174">push(</text:span></text:span><text:span text:style-name="Emphasis"><text:span text:style-name="T175">elemento</text:span></text:span><text:span text:style-name="Emphasis"><text:span text:style-name="T174">)– </text:span></text:span><text:span text:style-name="Emphasis"><text:span text:style-name="T251">Coloca um elemento ao final do array</text:span></text:span></text:p>
      <text:p text:style-name="P259"><text:span text:style-name="Emphasis"><text:span text:style-name="T251"/></text:span></text:p>
      <text:p text:style-name="P262"><text:span text:style-name="Emphasis"><text:span text:style-name="T174">array[3] = elemento – </text:span></text:span><text:span text:style-name="Emphasis"><text:span text:style-name="T251">Adiciona o elemento na posição 3 do array</text:span></text:span></text:p>
      <text:p text:style-name="P262"><text:span text:style-name="Emphasis"><text:span text:style-name="T251"/></text:span></text:p>
      <text:p text:style-name="P262"><text:span text:style-name="Emphasis"><text:span text:style-name="T174">.lengh – </text:span></text:span><text:span text:style-name="Emphasis"><text:span text:style-name="T251">Mostra o tamanho do array</text:span></text:span></text:p>
      <text:p text:style-name="P262"><text:span text:style-name="Emphasis"><text:span text:style-name="T251"/></text:span></text:p>
      <text:p text:style-name="P262"><text:span text:style-name="Emphasis"><text:span text:style-name="T174">.sort – </text:span></text:span><text:span text:style-name="Emphasis"><text:span text:style-name="T251">Organiza o array em ordem alfabética</text:span></text:span></text:p>
      <text:p text:style-name="P262"><text:span text:style-name="Emphasis"><text:span text:style-name="T251"/></text:span></text:p>
      <text:p text:style-name="P262"><text:span text:style-name="Emphasis"><text:span text:style-name="T174">.</text:span></text:span><text:span text:style-name="Emphasis"><text:span text:style-name="T175">unshift(elemento) - </text:span></text:span><text:span text:style-name="Emphasis"><text:span text:style-name="T252">Adiciona um elemento no inicio do array.</text:span></text:span></text:p>
      <text:p text:style-name="P262"><text:span text:style-name="Emphasis"><text:span text:style-name="T252"/></text:span></text:p>
      <text:p text:style-name="P262"><text:span text:style-name="Emphasis"><text:span text:style-name="T175">.pop() - </text:span></text:span><text:span text:style-name="Emphasis"><text:span text:style-name="T252">Remove o ultimo elemento do Array</text:span></text:span></text:p>
      <text:p text:style-name="P262"><text:span text:style-name="Emphasis"><text:span text:style-name="T252"/></text:span></text:p>
      <text:p text:style-name="P262"><text:span text:style-name="Emphasis"><text:span text:style-name="T175">.shift() - </text:span></text:span><text:span text:style-name="Emphasis"><text:span text:style-name="T252">Remove o primeiro elemento do array.</text:span></text:span></text:p>
      <text:p text:style-name="P262"><text:span text:style-name="Emphasis"><text:span text:style-name="T252"/></text:span></text:p>
      <text:p text:style-name="P262"><text:span text:style-name="Emphasis"><text:span text:style-name="T175">.</text:span></text:span><text:span text:style-name="Emphasis"><text:span text:style-name="T176">indexOf(elemento) – </text:span></text:span><text:span text:style-name="Emphasis"><text:span text:style-name="T253">Procura indice de um elemento no array</text:span></text:span></text:p>
      <text:p text:style-name="P262"><text:span text:style-name="Emphasis"><text:span text:style-name="T253"/></text:span></text:p>
      <text:p text:style-name="P262"><text:span text:style-name="Emphasis"><text:span text:style-name="T176">.</text:span></text:span><text:span text:style-name="Emphasis"><text:span text:style-name="T180">toUpperCase = </text:span></text:span><text:span text:style-name="Emphasis"><text:span text:style-name="T257">Transforma toda string pra letras maiúsculas.</text:span></text:span></text:p>
      <text:p text:style-name="P262"><text:span text:style-name="Emphasis"><text:span text:style-name="T257"/></text:span></text:p>
      <text:p text:style-name="P262"><text:span text:style-name="Emphasis"><text:span text:style-name="T180">.toLowerCase = </text:span></text:span><text:span text:style-name="Emphasis"><text:span text:style-name="T257">Transforma toda string pra letras minúsculas.</text:span></text:span></text:p>
      <text:p text:style-name="P262"><text:span text:style-name="Emphasis"><text:span text:style-name="T253"/></text:span></text:p>
      <text:p text:style-name="Standard"><text:span text:style-name="Emphasis"><text:span text:style-name="T16">for(let name of names){ <text:s/>- </text:span></text:span><text:span text:style-name="Emphasis"><text:span text:style-name="T5">Formato do for/of.</text:span></text:span></text:p>
      <text:p text:style-name="P2">console.log(name);</text:p>
      <text:p text:style-name="P2">}</text:p>
      <text:p text:style-name="P262"><text:span text:style-name="Emphasis"><text:span text:style-name="T253"/></text:span></text:p>
      <text:p text:style-name="P263"><text:span text:style-name="Emphasis"><text:span text:style-name="T178">Math.radom() - </text:span></text:span><text:span text:style-name="Emphasis"><text:span text:style-name="T255">Dá um numero aleatorio entre 0 e 1.</text:span></text:span></text:p>
      <text:p text:style-name="P263"><text:span text:style-name="Emphasis"><text:span text:style-name="T255"/></text:span></text:p>
      <text:p text:style-name="P262"><text:span text:style-name="Emphasis"><text:span text:style-name="T177">Math</text:span></text:span><text:span text:style-name="Emphasis"><text:span text:style-name="T176">.</text:span></text:span><text:span text:style-name="Emphasis"><text:span text:style-name="T177">floor</text:span></text:span><text:span text:style-name="Emphasis"><text:span text:style-name="T179">()</text:span></text:span><text:span text:style-name="Emphasis"><text:span text:style-name="T177"> – </text:span></text:span><text:span text:style-name="Emphasis"><text:span text:style-name="T254">Arrendonda pra baixo.</text:span></text:span></text:p>
      <text:p text:style-name="P262"><text:span text:style-name="Emphasis"><text:span text:style-name="T254"/></text:span></text:p>
      <text:p text:style-name="P262"><text:span text:style-name="Emphasis"><text:span text:style-name="T177">Math.ceil</text:span></text:span><text:span text:style-name="Emphasis"><text:span text:style-name="T179">()</text:span></text:span><text:span text:style-name="Emphasis"><text:span text:style-name="T177"> – </text:span></text:span><text:span text:style-name="Emphasis"><text:span text:style-name="T254">Arredonda pra cima.</text:span></text:span></text:p>
      <text:p text:style-name="P262"><text:span text:style-name="Emphasis"><text:span text:style-name="T254"/></text:span></text:p>
      <text:p text:style-name="P264"><text:span text:style-name="Emphasis"><text:span text:style-name="T307">Javascript – Objetos e Funções</text:span></text:span></text:p>
      <text:p text:style-name="P264"><text:span text:style-name="Emphasis"><text:span text:style-name="T307"/></text:span></text:p>
      <text:p text:style-name="Preformatted_20_Text"><text:span text:style-name="Source_20_Text"><text:span text:style-name="T276">let car = {</text:span></text:span></text:p>
      <text:p text:style-name="Preformatted_20_Text"><text:span text:style-name="Source_20_Text"><text:span text:style-name="T276"/></text:span></text:p>
      <text:p text:style-name="Preformatted_20_Text"><text:span text:style-name="Source_20_Text"><text:span text:style-name="T276"><text:s text:c="2"/>type: 'Fiat',</text:span></text:span></text:p>
      <text:p text:style-name="Preformatted_20_Text"><text:span text:style-name="Source_20_Text"><text:span text:style-name="T276"><text:s text:c="2"/>model: '500',</text:span></text:span></text:p>
      <text:p text:style-name="Preformatted_20_Text"><text:span text:style-name="Source_20_Text"><text:span text:style-name="T276"><text:s text:c="2"/>color: 'white',</text:span></text:span></text:p>
      <text:p text:style-name="Preformatted_20_Text"><text:span text:style-name="Source_20_Text"><text:span text:style-name="T276"/></text:span></text:p>
      <text:p text:style-name="Preformatted_20_Text"><text:span text:style-name="Source_20_Text"><text:span text:style-name="T276">};</text:span></text:span></text:p>
      <text:p text:style-name="Preformatted_20_Text"><text:soft-page-break/><text:span text:style-name="Source_20_Text"><text:span text:style-name="T276"/></text:span></text:p>
      <text:p text:style-name="Standard"><text:span text:style-name="Source_20_Text"><text:span text:style-name="T314">Como acessar informação do objeto: car.type / car[‘type’]</text:span></text:span></text:p>
      <text:p text:style-name="P167"/>
      <text:p text:style-name="P167">Como adicionar uma nova informação: <text:s/>car[‘nome da propriedade’] = informação a ser add.</text:p>
      <text:p text:style-name="P167"/>
      <text:p text:style-name="P167"><text:span text:style-name="T16">.split()</text:span> - Transforma a string em array</text:p>
      <text:p text:style-name="P167"/>
      <text:p text:style-name="P167"><text:span text:style-name="T16">.reverse()</text:span> - Inverte um array</text:p>
      <text:p text:style-name="P167"><text:span text:style-name="T16">.join()</text:span> - Transforma um array em string</text:p>
      <text:p text:style-name="P167"/>
      <text:p text:style-name="P167"><text:span text:style-name="T16">Math.abs</text:span><text:span text:style-name="T19">()</text:span><text:span text:style-name="T16"> </text:span>– Numero absoluto</text:p>
      <text:p text:style-name="P167"/>
      <text:p text:style-name="P175">Math.max(...array) – <text:span text:style-name="T1">Maior número dentro do array</text:span></text:p>
      <text:p text:style-name="P167"/>
      <text:p text:style-name="P167"><text:span text:style-name="T16">parseInt</text:span><text:span text:style-name="T19">()</text:span> – Transforma numero string em in</text:p>
      <text:p text:style-name="P167"/>
      <text:p text:style-name="P173">.toFixed(<text:span text:style-name="T1">num de casas decimais</text:span>) – <text:span text:style-name="T1">Regula a quantidade de casas decimais de um numero.</text:span></text:p>
      <text:p text:style-name="P168"/>
      <text:p text:style-name="P175">Array.filter(elem =&gt; elem === 2) – <text:span text:style-name="T1">Adiciona o elemento do array que atender as condições em um novo array.</text:span></text:p>
      <text:p text:style-name="P168"/>
      <text:p text:style-name="P173">‘<text:span text:style-name="T365">\n’ – </text:span><text:span text:style-name="T6">Quebra de linha dentro do console.</text:span></text:p>
      <text:p text:style-name="P169"/>
      <text:p text:style-name="Standard"><text:span text:style-name="Source_20_Text"><text:span text:style-name="T352">.sort(function(a, b) {return a – b;}) - </text:span></text:span><text:span text:style-name="Source_20_Text"><text:span text:style-name="T358">Organiza Array de números em ordem crescente.</text:span></text:span></text:p>
      <text:p text:style-name="Standard"><text:span text:style-name="Source_20_Text"><text:span text:style-name="T358"/></text:span></text:p>
      <text:p text:style-name="Standard"><text:span text:style-name="Source_20_Text"><text:span text:style-name="T354">array</text:span></text:span><text:span text:style-name="Source_20_Text"><text:span text:style-name="T353">.</text:span></text:span><text:span text:style-name="Source_20_Text"><text:span text:style-name="T354">includes(‘toucinho’) – </text:span></text:span><text:span text:style-name="Source_20_Text"><text:span text:style-name="T359">Retorna true ou false caso tenha a ocorrencia da string no array</text:span></text:span></text:p>
      <text:p text:style-name="Standard"><text:span text:style-name="Source_20_Text"><text:span text:style-name="T358"/></text:span></text:p>
      <text:p text:style-name="P174">Notação do regex:</text:p>
      <text:p text:style-name="P171"/>
      <text:p text:style-name="P174">/\d/<text:span text:style-name="T367">g</text:span><text:span text:style-name="T7">- </text:span><text:span text:style-name="T1"><text:s/>pra pegar </text:span><text:span text:style-name="T7">todos</text:span><text:span text:style-name="T1"> numeros</text:span></text:p>
      <text:p text:style-name="P170"/>
      <text:p text:style-name="P170"><text:span text:style-name="T16">/</text:span><text:span text:style-name="T22">e</text:span><text:span text:style-name="T16">/</text:span> - <text:span text:style-name="T366">Pra pegar a primeira letra ‘e’</text:span></text:p>
      <text:p text:style-name="P170"/>
      <text:p text:style-name="P170"><text:span text:style-name="T16">/</text:span><text:span text:style-name="T22">e</text:span><text:span text:style-name="T16">/</text:span><text:span text:style-name="T22">g</text:span><text:span text:style-name="T366"> – Pra pegar todas as letras ‘e’</text:span></text:p>
      <text:p text:style-name="P170"/>
      <text:p text:style-name="P176"><text:span text:style-name="T16">/</text:span><text:span text:style-name="T21">e+/</text:span><text:span text:style-name="T367"> - </text:span><text:span text:style-name="T42">Pega o primeiro grupo de ‘e’</text:span></text:p>
      <text:p text:style-name="P172"/>
      <text:p text:style-name="P172"><text:span text:style-name="T16">/e+/g </text:span>– Pega todos os grupos de ‘e’</text:p>
      <text:p text:style-name="P172"/>
      <text:p text:style-name="P172"><text:span text:style-name="T16">/[a-z]/g </text:span>– Pega todas as letras de A a Z</text:p>
      <text:p text:style-name="P172"/>
      <text:p text:style-name="P172"><text:span text:style-name="T16">/\D/g</text:span> – Pega tudo exceto números</text:p>
      <text:p text:style-name="P172"/>
      <text:p text:style-name="P172"><text:span text:style-name="T16">/\w/g</text:span> – Pega todos caracteres alfanumericos</text:p>
      <text:p text:style-name="P172"/>
      <text:p text:style-name="P172"><text:span text:style-name="T16">/\W/g</text:span> – Pega apenas caracteres especiais</text:p>
      <text:p text:style-name="P172"/>
      <text:p text:style-name="P172"><text:span text:style-name="T16">/</text:span><text:span text:style-name="T20">\s/g</text:span><text:span text:style-name="T368"> – Pega todos espaços e quebra de linha</text:span></text:p>
      <text:p text:style-name="P172"/>
      <text:p text:style-name="P175">Notação do if ternário:</text:p>
      <text:p text:style-name="P175"/>
      <text:p text:style-name="P175">condição ? Valor1 : Valor2</text:p>
      <text:p text:style-name="P175"><text:soft-page-break/></text:p>
      <text:p text:style-name="P175">Exemplificando:</text:p>
      <text:p text:style-name="P175"/>
      <text:p text:style-name="P175">let x = valor &gt; 5 ? ‘maior que 5’ : ‘menor que 5’; - <text:span text:style-name="T1">Se valor for maior que 5, a variável x recebe a string ‘maior que 5’, se não, recebe a string ‘menor que 5’.</text:span></text:p>
      <text:p text:style-name="P172"><text:s/></text:p>
      <text:p text:style-name="P172"/>
      <text:p text:style-name="P172"/>
      <text:p text:style-name="P251"><text:span text:style-name="Emphasis"><text:span text:style-name="T301">Bloco </text:span></text:span><text:span text:style-name="Emphasis"><text:span text:style-name="T304">5 – Javascript: DOM, Eventos e Web Storage</text:span></text:span></text:p>
      <text:p text:style-name="P251"><text:span text:style-name="Emphasis"><text:span text:style-name="T304"/></text:span></text:p>
      <text:p text:style-name="P251"><text:span text:style-name="Emphasis"><text:span text:style-name="T308">Javascript – DOM e seletores:</text:span></text:span></text:p>
      <text:p text:style-name="P251"><text:span text:style-name="Emphasis"><text:span text:style-name="T308"/></text:span></text:p>
      <text:p text:style-name="P185"><text:span text:style-name="Emphasis"><text:span text:style-name="T204">document.getElementById(“</text:span></text:span><text:span text:style-name="Emphasis"><text:span text:style-name="T205">id”</text:span></text:span><text:span text:style-name="Emphasis"><text:span text:style-name="T204">) – </text:span></text:span><text:span text:style-name="Emphasis"><text:span text:style-name="T277">Retorna o elemento com o ID especificado.</text:span></text:span></text:p>
      <text:p text:style-name="P185"><text:span text:style-name="Emphasis"><text:span text:style-name="T277"/></text:span></text:p>
      <text:p text:style-name="P186"><text:span text:style-name="Emphasis"><text:span text:style-name="T204">document.getElementById(“</text:span></text:span><text:span text:style-name="Emphasis"><text:span text:style-name="T291">id”</text:span></text:span><text:span text:style-name="Emphasis"><text:span text:style-name="T204">).</text:span></text:span><text:span text:style-name="Emphasis"><text:span text:style-name="T205">innerHTML – </text:span></text:span><text:span text:style-name="Emphasis"><text:span text:style-name="T278">Retorna o conteúdo do elemento do ID específico, incluindo tags que tiverem dentro.</text:span></text:span></text:p>
      <text:p text:style-name="P186"><text:span text:style-name="Emphasis"><text:span text:style-name="T278"/></text:span></text:p>
      <text:p text:style-name="P186"><text:span text:style-name="Emphasis"><text:span text:style-name="T204">document.getElementById(“</text:span></text:span><text:span text:style-name="Emphasis"><text:span text:style-name="T291">id”</text:span></text:span><text:span text:style-name="Emphasis"><text:span text:style-name="T204">).</text:span></text:span><text:span text:style-name="Emphasis"><text:span text:style-name="T205">innerText– </text:span></text:span><text:span text:style-name="Emphasis"><text:span text:style-name="T278">Retorna apenas o conteúdo (texto) do elemento do ID específico.</text:span></text:span></text:p>
      <text:p text:style-name="P186"><text:span text:style-name="Emphasis"><text:span text:style-name="T278"/></text:span></text:p>
      <text:p text:style-name="P187"><text:span text:style-name="Emphasis"><text:span text:style-name="T204">document.getElementById(“</text:span></text:span><text:span text:style-name="Emphasis"><text:span text:style-name="T205">id”</text:span></text:span><text:span text:style-name="Emphasis"><text:span text:style-name="T204">).</text:span></text:span><text:span text:style-name="Emphasis"><text:span text:style-name="T206">style</text:span></text:span><text:span text:style-name="Emphasis"><text:span text:style-name="T204"> – </text:span></text:span><text:span text:style-name="Emphasis"><text:span text:style-name="T277">Retorna o</text:span></text:span><text:span text:style-name="Emphasis"><text:span text:style-name="T279">s estilos aplicados na tag daquele ID.</text:span></text:span></text:p>
      <text:p text:style-name="P187"><text:span text:style-name="Emphasis"><text:span text:style-name="T279"/></text:span></text:p>
      <text:p text:style-name="P188"><text:span text:style-name="Emphasis"><text:span text:style-name="T204">document.getElementBy</text:span></text:span><text:span text:style-name="Emphasis"><text:span text:style-name="T207">ClassName</text:span></text:span><text:span text:style-name="Emphasis"><text:span text:style-name="T204">(“</text:span></text:span><text:span text:style-name="Emphasis"><text:span text:style-name="T207">class</text:span></text:span><text:span text:style-name="Emphasis"><text:span text:style-name="T205">”</text:span></text:span><text:span text:style-name="Emphasis"><text:span text:style-name="T204">) – </text:span></text:span><text:span text:style-name="Emphasis"><text:span text:style-name="T280">Retorna todos os elementos <text:s/>que tiverem a classe atual com índice em um array.</text:span></text:span></text:p>
      <text:p text:style-name="P188"><text:span text:style-name="Emphasis"><text:span text:style-name="T280"/></text:span></text:p>
      <text:p text:style-name="P188"><text:span text:style-name="Emphasis"><text:span text:style-name="T204">document.getElementBy</text:span></text:span><text:span text:style-name="Emphasis"><text:span text:style-name="T207">ClassName</text:span></text:span><text:span text:style-name="Emphasis"><text:span text:style-name="T204">(“</text:span></text:span><text:span text:style-name="Emphasis"><text:span text:style-name="T207">class</text:span></text:span><text:span text:style-name="Emphasis"><text:span text:style-name="T205">”</text:span></text:span><text:span text:style-name="Emphasis"><text:span text:style-name="T204">)</text:span></text:span><text:span text:style-name="Emphasis"><text:span text:style-name="T207">[0].innerText – </text:span></text:span><text:span text:style-name="Emphasis"><text:span text:style-name="T280">Retorna o conteúdo da primeira posição da lista de elementos da classe especificada.</text:span></text:span></text:p>
      <text:p text:style-name="P188"><text:span text:style-name="Emphasis"><text:span text:style-name="T280"/></text:span></text:p>
      <text:p text:style-name="P190"><text:span text:style-name="Emphasis"><text:span text:style-name="T209">d</text:span></text:span><text:span text:style-name="Emphasis"><text:span text:style-name="T208">ocument.getElementByTagName(“p”) – </text:span></text:span><text:span text:style-name="Emphasis"><text:span text:style-name="T281">Retorna uma lista com todos os elementos com a tag “p”.</text:span></text:span></text:p>
      <text:p text:style-name="P189"><text:span text:style-name="Emphasis"><text:span text:style-name="T281"/></text:span></text:p>
      <text:p text:style-name="P190"><text:span text:style-name="Emphasis"><text:span text:style-name="T209">d</text:span></text:span><text:span text:style-name="Emphasis"><text:span text:style-name="T208">ocument.</text:span></text:span><text:span text:style-name="Emphasis"><text:span text:style-name="T209">querySelector</text:span></text:span><text:span text:style-name="Emphasis"><text:span text:style-name="T208">(“</text:span></text:span><text:span text:style-name="Emphasis"><text:span text:style-name="T209">#id</text:span></text:span><text:span text:style-name="Emphasis"><text:span text:style-name="T208">”) – </text:span></text:span><text:span text:style-name="Emphasis"><text:span text:style-name="T282">Retorna o elemento com ID especificado.</text:span></text:span></text:p>
      <text:p text:style-name="P190"><text:span text:style-name="Emphasis"><text:span text:style-name="T282"/></text:span></text:p>
      <text:p text:style-name="P198"><text:span text:style-name="Emphasis"><text:span text:style-name="T209">d</text:span></text:span><text:span text:style-name="Emphasis"><text:span text:style-name="T208">ocument.</text:span></text:span><text:span text:style-name="Emphasis"><text:span text:style-name="T209">querySelector</text:span></text:span><text:span text:style-name="Emphasis"><text:span text:style-name="T208">(“</text:span></text:span><text:span text:style-name="Emphasis"><text:span text:style-name="T209">.classe p</text:span></text:span><text:span text:style-name="Emphasis"><text:span text:style-name="T208">”) -</text:span></text:span><text:span text:style-name="Emphasis"><text:span text:style-name="T281"> <text:s/></text:span></text:span><text:span text:style-name="Emphasis"><text:span text:style-name="T282">Retorna o primeiro elemento p, que se encontra dentro da “classe”. </text:span></text:span></text:p>
      <text:p text:style-name="P198"><text:span text:style-name="Emphasis"><text:span text:style-name="T282"/></text:span></text:p>
      <text:p text:style-name="P252"><text:span text:style-name="Emphasis"><text:span text:style-name="T308">Javascript – </text:span></text:span><text:span text:style-name="Emphasis"><text:span text:style-name="T309">Trabalhando com elementos:</text:span></text:span></text:p>
      <text:p text:style-name="P190"><text:span text:style-name="Emphasis"><text:span text:style-name="T280"/></text:span></text:p>
      <text:p text:style-name="P190"><text:span text:style-name="Emphasis"><text:span text:style-name="T207">.</text:span></text:span><text:span text:style-name="Emphasis"><text:span text:style-name="T210">parentNode – </text:span></text:span><text:span text:style-name="Emphasis"><text:span text:style-name="T283">retorna o nó pai.</text:span></text:span></text:p>
      <text:p text:style-name="P190"><text:span text:style-name="Emphasis"><text:span text:style-name="T283"/></text:span></text:p>
      <text:p text:style-name="Standard"><text:span text:style-name="Emphasis"><text:span text:style-name="Source_20_Text"><text:span text:style-name="T331">.parentElement</text:span></text:span></text:span><text:span text:style-name="Emphasis"><text:span text:style-name="Source_20_Text"><text:span text:style-name="T314"> -</text:span></text:span></text:span><text:span text:style-name="Emphasis"><text:span text:style-name="T314"> retorna o elemento pai.</text:span></text:span></text:p>
      <text:p text:style-name="Standard"><text:span text:style-name="Emphasis"><text:span text:style-name="T314"/></text:span></text:p>
      <text:p text:style-name="Standard"><text:span text:style-name="Source_20_Text"><text:span text:style-name="T331">.ChildNodes</text:span></text:span><text:span text:style-name="Source_20_Text"><text:span text:style-name="T314"> -</text:span></text:span><text:span text:style-name="T314"> retorna um NodeList com todos os nós filhos.</text:span></text:p>
      <text:p text:style-name="P167"/>
      <text:p text:style-name="Standard"><text:span text:style-name="Source_20_Text"><text:span text:style-name="T331">.Children</text:span></text:span><text:span text:style-name="Source_20_Text"><text:span text:style-name="T314"> -</text:span></text:span><text:span text:style-name="T314"> retorna um HTMLCollection com todos os elementos filhos.</text:span></text:p>
      <text:p text:style-name="P167"/>
      <text:p text:style-name="Standard"><text:span text:style-name="Source_20_Text"><text:span text:style-name="T331">.FirstChild</text:span></text:span><text:span text:style-name="Source_20_Text"><text:span text:style-name="T314"> -</text:span></text:span><text:span text:style-name="T314"> retorna o primeiro nó filho.</text:span></text:p>
      <text:p text:style-name="P167"/>
      <text:p text:style-name="Standard"><text:span text:style-name="Source_20_Text"><text:span text:style-name="T331">.FirstElementChild </text:span></text:span><text:span text:style-name="Source_20_Text"><text:span text:style-name="T314">-</text:span></text:span><text:span text:style-name="T314"> retorna o primeiro elemento filho.</text:span></text:p>
      <text:p text:style-name="P167"><text:soft-page-break/></text:p>
      <text:p text:style-name="Standard"><text:span text:style-name="Source_20_Text"><text:span text:style-name="T331">.LastChild -</text:span></text:span><text:span text:style-name="T314"> retorna o último nó filho.</text:span></text:p>
      <text:p text:style-name="P167"/>
      <text:p text:style-name="Standard"><text:span text:style-name="Source_20_Text"><text:span text:style-name="T331">.LastElementChild -</text:span></text:span><text:span text:style-name="T314"> retorna o último elemento filho.</text:span></text:p>
      <text:p text:style-name="P167"/>
      <text:p text:style-name="Standard"><text:span text:style-name="Source_20_Text"><text:span text:style-name="T331">.NextSibling -</text:span></text:span><text:span text:style-name="T314"> retorna o próximo nó.</text:span></text:p>
      <text:p text:style-name="P167"/>
      <text:p text:style-name="Standard"><text:span text:style-name="Source_20_Text"><text:span text:style-name="T331">.NextElementSibling </text:span></text:span><text:span text:style-name="Source_20_Text"><text:span text:style-name="T314">-</text:span></text:span><text:span text:style-name="T314"> retorna o próximo elemento.</text:span></text:p>
      <text:p text:style-name="P167"/>
      <text:p text:style-name="Standard"><text:span text:style-name="Source_20_Text"><text:span text:style-name="T331">.PreviousSibling -</text:span></text:span><text:span text:style-name="T331"> </text:span><text:span text:style-name="T314">retorna o nó anterior.</text:span></text:p>
      <text:p text:style-name="P167"/>
      <text:p text:style-name="Standard"><text:span text:style-name="Source_20_Text"><text:span text:style-name="T331">.PreviousElementSibling -</text:span></text:span><text:span text:style-name="T314"> retorna o elemento anterior.</text:span></text:p>
      <text:p text:style-name="Standard"><text:span text:style-name="Emphasis"><text:span text:style-name="T314"/></text:span></text:p>
      <text:p text:style-name="P191"><text:span text:style-name="Emphasis"><text:span text:style-name="T332">document.createElement(“li”) – </text:span></text:span><text:span text:style-name="Emphasis"><text:span text:style-name="T315">Cria um elemento do tipo li.</text:span></text:span></text:p>
      <text:p text:style-name="P191"><text:span text:style-name="Emphasis"><text:span text:style-name="T332"/></text:span></text:p>
      <text:p text:style-name="P191"><text:span text:style-name="Emphasis"><text:span text:style-name="T332">E</text:span></text:span><text:span text:style-name="Emphasis"><text:span text:style-name="T335">lementoPai.</text:span></text:span><text:span text:style-name="Emphasis"><text:span text:style-name="T332">appendChild</text:span></text:span><text:span text:style-name="Emphasis"><text:span text:style-name="T333">(</text:span></text:span><text:span text:style-name="Emphasis"><text:span text:style-name="T332">”</text:span></text:span><text:span text:style-name="Emphasis"><text:span text:style-name="T333">element</text:span></text:span><text:span text:style-name="Emphasis"><text:span text:style-name="T335">oCriado</text:span></text:span><text:span text:style-name="Emphasis"><text:span text:style-name="T333">”)</text:span></text:span><text:span text:style-name="Emphasis"><text:span text:style-name="T332"> – </text:span></text:span><text:span text:style-name="Emphasis"><text:span text:style-name="T316">Adiciona o elemento criado como filho de um elemento já existente</text:span></text:span></text:p>
      <text:p text:style-name="P191"><text:span text:style-name="Emphasis"><text:span text:style-name="T316"/></text:span></text:p>
      <text:p text:style-name="P192"><text:span text:style-name="Emphasis"><text:span text:style-name="T335">elemento.removeChild(elementoFilho) – </text:span></text:span><text:span text:style-name="Emphasis"><text:span text:style-name="T318">Remove o elementoFilho do elemento.</text:span></text:span></text:p>
      <text:p text:style-name="P192"><text:span text:style-name="Emphasis"><text:span text:style-name="T318"/></text:span></text:p>
      <text:p text:style-name="P191"><text:span text:style-name="Emphasis"><text:span text:style-name="T316">.</text:span></text:span><text:span text:style-name="Emphasis"><text:span text:style-name="T334">className </text:span></text:span><text:span text:style-name="Emphasis"><text:span text:style-name="T336">= “nome”</text:span></text:span><text:span text:style-name="Emphasis"><text:span text:style-name="T334"> – </text:span></text:span><text:span text:style-name="Emphasis"><text:span text:style-name="T317">Adiciona uma classe ao elemento</text:span></text:span></text:p>
      <text:p text:style-name="P191"><text:span text:style-name="Emphasis"><text:span text:style-name="T317"/></text:span></text:p>
      <text:p text:style-name="P201"><text:span text:style-name="Emphasis"><text:span text:style-name="T345">elem.classList.Add (“classe”) – </text:span></text:span><text:span text:style-name="Emphasis"><text:span text:style-name="T328">Concatena uma nova classe ao elemento.</text:span></text:span></text:p>
      <text:p text:style-name="P191"><text:span text:style-name="Emphasis"><text:span text:style-name="T317"/></text:span></text:p>
      <text:p text:style-name="P197"><text:span text:style-name="Emphasis"><text:span text:style-name="T343">elem.classList.remove(“class”) – </text:span></text:span><text:span text:style-name="Emphasis"><text:span text:style-name="T326">Remove a classe de um elemento.</text:span></text:span></text:p>
      <text:p text:style-name="P191"><text:span text:style-name="Emphasis"><text:span text:style-name="T317"/></text:span></text:p>
      <text:p text:style-name="P191"><text:span text:style-name="Emphasis"><text:span text:style-name="T334">.</text:span></text:span><text:span text:style-name="Emphasis"><text:span text:style-name="T337">id = “nome” – </text:span></text:span><text:span text:style-name="Emphasis"><text:span text:style-name="T319">Adiciona um ID ao elemento.</text:span></text:span></text:p>
      <text:p text:style-name="P191"><text:span text:style-name="Emphasis"><text:span text:style-name="T319"/></text:span></text:p>
      <text:p text:style-name="P191"><text:span text:style-name="Emphasis"><text:span text:style-name="T337">.src = “nome” – </text:span></text:span><text:span text:style-name="Emphasis"><text:span text:style-name="T319">Adiciona um source ao elemento.</text:span></text:span></text:p>
      <text:p text:style-name="P191"><text:span text:style-name="Emphasis"><text:span text:style-name="T319"/></text:span></text:p>
      <text:p text:style-name="P252"><text:span text:style-name="Emphasis"><text:span text:style-name="T308">Javascript – </text:span></text:span><text:span text:style-name="Emphasis"><text:span text:style-name="T309">Eventos</text:span></text:span><text:span text:style-name="Emphasis"><text:span text:style-name="T308">:</text:span></text:span></text:p>
      <text:p text:style-name="P191"><text:span text:style-name="Emphasis"><text:span text:style-name="T319"/></text:span></text:p>
      <text:p text:style-name="P193"><text:span text:style-name="Emphasis"><text:span text:style-name="T338">Window.onload = function – </text:span></text:span><text:span text:style-name="Emphasis"><text:span text:style-name="T320">Função que será executada assim que a página for carregada.</text:span></text:span></text:p>
      <text:p text:style-name="P193"><text:span text:style-name="Emphasis"><text:span text:style-name="T320"/></text:span></text:p>
      <text:p text:style-name="P196"><text:span text:style-name="Emphasis"><text:span text:style-name="T342">Window.open (“URL”) – </text:span></text:span><text:span text:style-name="Emphasis"><text:span text:style-name="T325">Abre um link em uma nova janela.</text:span></text:span></text:p>
      <text:p text:style-name="P196"><text:span text:style-name="Emphasis"><text:span text:style-name="T325"/></text:span></text:p>
      <text:p text:style-name="P194"><text:span text:style-name="Emphasis"><text:span text:style-name="T339">alert(“Mensagem”) – </text:span></text:span><text:span text:style-name="Emphasis"><text:span text:style-name="T321">Cria um alerta na tela com a mensagem escrita.</text:span></text:span></text:p>
      <text:p text:style-name="P194"><text:span text:style-name="Emphasis"><text:span text:style-name="T321"/></text:span></text:p>
      <text:p text:style-name="P194"><text:span text:style-name="Emphasis"><text:span text:style-name="T339">.</text:span></text:span><text:span text:style-name="Emphasis"><text:span text:style-name="T340">a</text:span></text:span><text:span text:style-name="Emphasis"><text:span text:style-name="T339">ddEventListener</text:span></text:span><text:span text:style-name="Emphasis"><text:span text:style-name="T340">(“evento”, função)</text:span></text:span><text:span text:style-name="Emphasis"><text:span text:style-name="T339"> – </text:span></text:span><text:span text:style-name="Emphasis"><text:span text:style-name="T321">Pode receber como primeiro paramentro click, change, mouseover, </text:span></text:span><text:span text:style-name="Emphasis"><text:span text:style-name="T322">dblclick, mouseleave, keydown, scroll </text:span></text:span><text:span text:style-name="Emphasis"><text:span text:style-name="T323">e outros</text:span></text:span><text:span text:style-name="Emphasis"><text:span text:style-name="T322">,</text:span></text:span><text:span text:style-name="Emphasis"><text:span text:style-name="T321"> e de segundo paramentro uma função que será executada. </text:span></text:span><text:span text:style-name="Emphasis"><text:span text:style-name="T323">(</text:span></text:span><text:a xlink:type="simple" xlink:href="https://www.w3schools.com/jsref/dom_obj_event.asp" text:style-name="Internet_20_link" text:visited-style-name="Visited_20_Internet_20_Link"><text:span text:style-name="Emphasis"><text:span text:style-name="T323">Lista de Eventos DOM</text:span></text:span></text:a><text:span text:style-name="Emphasis"><text:span text:style-name="T323">)</text:span></text:span></text:p>
      <text:p text:style-name="P191"><text:span text:style-name="Emphasis"><text:span text:style-name="T317"/></text:span></text:p>
      <text:p text:style-name="P195"><text:span text:style-name="Emphasis"><text:span text:style-name="T340">Event.target – </text:span></text:span><text:span text:style-name="Emphasis"><text:span text:style-name="T322">Mostra o alvo do evento, ou seja, a tag que originou o evento.</text:span></text:span></text:p>
      <text:p text:style-name="P195"><text:span text:style-name="Emphasis"><text:span text:style-name="T322"/></text:span></text:p>
      <text:p text:style-name="P195"><text:span text:style-name="Emphasis"><text:span text:style-name="T340">Event.type - </text:span></text:span><text:span text:style-name="Emphasis"><text:span text:style-name="T322"><text:s/>Mostra o tipo de evento. (Click, mouseover, etc). </text:span></text:span><text:a xlink:type="simple" xlink:href="https://developer.mozilla.org/pt-BR/docs/Web/API/Event" text:style-name="Internet_20_link" text:visited-style-name="Visited_20_Internet_20_Link"><text:span text:style-name="Emphasis"><text:span text:style-name="T322">https://developer.mozilla.org/pt-BR/docs/Web/API/Event</text:span></text:span></text:a></text:p>
      <text:p text:style-name="P195"><text:span text:style-name="Emphasis"><text:span text:style-name="T322"/></text:span></text:p>
      <text:p text:style-name="P195"><text:span text:style-name="Emphasis"><text:span text:style-name="T340">.</text:span></text:span><text:span text:style-name="Emphasis"><text:span text:style-name="T341">value – </text:span></text:span><text:span text:style-name="Emphasis"><text:span text:style-name="T324">Retorna o conteúdo da tag.</text:span></text:span></text:p>
      <text:p text:style-name="P195"><text:span text:style-name="Emphasis"><text:span text:style-name="T324"/></text:span></text:p>
      <text:p text:style-name="P26">getComputedStyle(elemento) – <text:span text:style-name="T1">Retorna </text:span><text:span text:style-name="T8">um </text:span><text:span text:style-name="T1">objeto com todas as tags CSS.</text:span></text:p>
      <text:p text:style-name="P80"/>
      <text:p text:style-name="P27">event.keyCode – <text:span text:style-name="T1">Retorna o código da tecla apertada.</text:span></text:p>
      <text:p text:style-name="P195"><text:soft-page-break/><text:span text:style-name="Emphasis"><text:span text:style-name="T322"/></text:span></text:p>
      <text:p text:style-name="P199"><text:span text:style-name="Emphasis"><text:span text:style-name="T344">Window.innerWidth – </text:span></text:span><text:span text:style-name="Emphasis"><text:span text:style-name="T327">Retorna a largura máxima da página.</text:span></text:span></text:p>
      <text:p text:style-name="P199"><text:span text:style-name="Emphasis"><text:span text:style-name="T327"/></text:span></text:p>
      <text:p text:style-name="P252"><text:span text:style-name="Emphasis"><text:span text:style-name="T308">Javascript – </text:span></text:span><text:span text:style-name="Emphasis"><text:span text:style-name="T309">Web Storage</text:span></text:span><text:span text:style-name="Emphasis"><text:span text:style-name="T308">:</text:span></text:span></text:p>
      <text:p text:style-name="P252"><text:span text:style-name="Emphasis"><text:span text:style-name="T308"/></text:span></text:p>
      <text:p text:style-name="Standard"><text:span text:style-name="Emphasis"><text:span text:style-name="Source_20_Text"><text:span text:style-name="T293">document.cookie = "email=isabella@email.com; expires=Thu, 17 Dec 2020 12:00:00 UTC"; - </text:span></text:span></text:span><text:span text:style-name="Emphasis"><text:span text:style-name="Source_20_Text"><text:span text:style-name="T296">Armazenando a informação com data para expirar. Caso não tenha data de expiração, ao fechar o navegador o cookie será deletado.</text:span></text:span></text:span></text:p>
      <text:p text:style-name="Standard"><text:span text:style-name="Source_20_Text"><text:span text:style-name="T296"/></text:span></text:p>
      <text:p text:style-name="Standard"><text:span text:style-name="Source_20_Text"><text:span text:style-name="T331">document.cookie = "email=isabella@email.com; expires=Thu, 17 Dec 2020 12:00:00 UTC; path=/"; - </text:span></text:span><text:span text:style-name="Source_20_Text"><text:span text:style-name="T329">O atributo “path” indica qual caminho que o cookie criado pertence.</text:span></text:span></text:p>
      <text:p text:style-name="Standard"><text:span text:style-name="Source_20_Text"><text:span text:style-name="T329"/></text:span></text:p>
      <text:p text:style-name="P200"><text:span text:style-name="Source_20_Text"><text:span text:style-name="T346">LocalStorage – </text:span></text:span><text:span text:style-name="Source_20_Text"><text:span text:style-name="T330">Salva os dados sem data de expiração</text:span></text:span></text:p>
      <text:p text:style-name="P200"><text:span text:style-name="Source_20_Text"><text:span text:style-name="T330"/></text:span></text:p>
      <text:p text:style-name="P200"><text:span text:style-name="Source_20_Text"><text:span text:style-name="T346">sessionStorage – </text:span></text:span><text:span text:style-name="Source_20_Text"><text:span text:style-name="T330">Salva os dados apenas na sessão atual.</text:span></text:span></text:p>
      <text:p text:style-name="Standard"><text:span text:style-name="Source_20_Text"><text:span text:style-name="T331"/></text:span></text:p>
      <text:p text:style-name="P200"><text:span text:style-name="Source_20_Text"><text:span text:style-name="T346">LocalStorage.length – </text:span></text:span><text:span text:style-name="Source_20_Text"><text:span text:style-name="T330">Retorna a quantidade de informações</text:span></text:span></text:p>
      <text:p text:style-name="P200"><text:span text:style-name="Source_20_Text"><text:span text:style-name="T330"/></text:span></text:p>
      <text:p text:style-name="P200"><text:span text:style-name="Source_20_Text"><text:span text:style-name="T346">localStorage.setItem(“firstname”, “Adam”) – </text:span></text:span><text:span text:style-name="Source_20_Text"><text:span text:style-name="T330">Salva uma entrada com a Key = firstname e value = Adam.</text:span></text:span></text:p>
      <text:p text:style-name="P200"><text:span text:style-name="Source_20_Text"><text:span text:style-name="T330"/></text:span></text:p>
      <text:p text:style-name="P200"><text:span text:style-name="Source_20_Text"><text:span text:style-name="T346">LocalStorage.getItem(“firstname”) – </text:span></text:span><text:span text:style-name="Source_20_Text"><text:span text:style-name="T330">Retorna o valor Adam.</text:span></text:span></text:p>
      <text:p text:style-name="P200"><text:span text:style-name="Source_20_Text"><text:span text:style-name="T330"/></text:span></text:p>
      <text:p text:style-name="P200"><text:span text:style-name="Source_20_Text"><text:span text:style-name="T346">LocalStorage.removeItem(“firstname”) – </text:span></text:span><text:span text:style-name="Source_20_Text"><text:span text:style-name="T330">Remove a entrada referente a key firstname</text:span></text:span></text:p>
      <text:p text:style-name="P200"><text:span text:style-name="Source_20_Text"><text:span text:style-name="T330"/></text:span></text:p>
      <text:p text:style-name="P62"><text:span text:style-name="Source_20_Text"><text:span text:style-name="T346">localStorage.clear() - </text:span></text:span><text:span text:style-name="Source_20_Text"><text:span text:style-name="T330">Limpa todas as entradas do storage.</text:span></text:span></text:p>
      <text:p text:style-name="Standard"><text:span text:style-name="Emphasis"><text:span text:style-name="T295"/></text:span></text:p>
      <text:p text:style-name="P202"><text:span text:style-name="Emphasis"><text:span text:style-name="T211">Event.targeg.files[0] – </text:span></text:span><text:span text:style-name="Emphasis"><text:span text:style-name="T284">Retorna o caminho do arquivo do INPUT</text:span></text:span></text:p>
      <text:p text:style-name="P202"><text:span text:style-name="Emphasis"><text:span text:style-name="T284"/></text:span></text:p>
      <text:p text:style-name="P202"><text:span text:style-name="Emphasis"><text:span text:style-name="T211">URL.createObjectUrl(event.target.files[0]</text:span></text:span><text:span text:style-name="Emphasis"><text:span text:style-name="T212">)</text:span></text:span><text:span text:style-name="Emphasis"><text:span text:style-name="T211"> – </text:span></text:span><text:span text:style-name="Emphasis"><text:span text:style-name="T284">Transforma a imagem recebida em url pra ser colocada no source da tag img.</text:span></text:span></text:p>
      <text:p text:style-name="P202"><text:span text:style-name="Emphasis"><text:span text:style-name="T284"/></text:span></text:p>
      <text:p text:style-name="P203"><text:span text:style-name="Emphasis"><text:span text:style-name="T213">elem.classList.contains(‘classe’) – </text:span></text:span><text:span text:style-name="Emphasis"><text:span text:style-name="T285">Retorna true se o elemento tiver a classe especificada na lista.</text:span></text:span></text:p>
      <text:p text:style-name="P203"><text:span text:style-name="Emphasis"><text:span text:style-name="T285"/></text:span></text:p>
      <text:p text:style-name="P204"><text:span text:style-name="Emphasis"><text:span text:style-name="T214">JSON.stringify(</text:span></text:span><text:span text:style-name="Emphasis"><text:span text:style-name="T215">variável</text:span></text:span><text:span text:style-name="Emphasis"><text:span text:style-name="T214">) –</text:span></text:span><text:span text:style-name="Emphasis"><text:span text:style-name="T215"> </text:span></text:span><text:span text:style-name="Emphasis"><text:span text:style-name="T286">Transforma o tipo da variável em string.</text:span></text:span></text:p>
      <text:p text:style-name="P204"><text:span text:style-name="Emphasis"><text:span text:style-name="T286"/></text:span></text:p>
      <text:p text:style-name="P205"><text:span text:style-name="Emphasis"><text:span text:style-name="T215">JSON.parse(variável) – </text:span></text:span><text:span text:style-name="Emphasis"><text:span text:style-name="T286">Transforma de tipo string para tipo JSON.</text:span></text:span></text:p>
      <text:p text:style-name="P205"><text:span text:style-name="Emphasis"><text:span text:style-name="T286"/></text:span></text:p>
      <text:p text:style-name="P206"><text:span text:style-name="Source_20_Text"><text:span text:style-name="T349">elemPai</text:span></text:span><text:span text:style-name="Emphasis"><text:span text:style-name="Source_20_Text"><text:span text:style-name="T331">.insertBefore(</text:span></text:span></text:span><text:span text:style-name="Emphasis"><text:span text:style-name="Source_20_Text"><text:span text:style-name="T347">elem</text:span></text:span></text:span><text:span text:style-name="Emphasis"><text:span text:style-name="Source_20_Text"><text:span text:style-name="T331">, </text:span></text:span></text:span><text:span text:style-name="Emphasis"><text:span text:style-name="Source_20_Text"><text:span text:style-name="T347">elemReferencia</text:span></text:span></text:span><text:span text:style-name="Emphasis"><text:span text:style-name="Source_20_Text"><text:span text:style-name="T331">) -</text:span></text:span></text:span><text:span text:style-name="Emphasis"><text:span text:style-name="Source_20_Text"><text:span text:style-name="T314"> <text:s/></text:span></text:span></text:span><text:span text:style-name="Emphasis"><text:span text:style-name="T287">Insere antes do elemento de referência o elemento que você quer mudar de posição.</text:span></text:span></text:p>
      <text:p text:style-name="Standard"><text:span text:style-name="Emphasis"><text:span text:style-name="T331"/></text:span></text:p>
      <text:p text:style-name="P205"><text:span text:style-name="Emphasis"><text:span text:style-name="T286"/></text:span></text:p>
      <text:p text:style-name="P158"><text:span text:style-name="Emphasis"><text:span text:style-name="T350">Bloco </text:span></text:span><text:span text:style-name="Emphasis"><text:span text:style-name="T351">6</text:span></text:span><text:span text:style-name="Emphasis"><text:span text:style-name="T350"> – </text:span></text:span><text:span text:style-name="Emphasis"><text:span text:style-name="T351">HTML e CSS: Forms, Flexbox e Responsivo</text:span></text:span></text:p>
      <text:p text:style-name="P158"><text:span text:style-name="Emphasis"><text:span text:style-name="T351"/></text:span></text:p>
      <text:p text:style-name="P253"><text:span text:style-name="Emphasis"><text:span text:style-name="T308">HTML &amp; CS</text:span></text:span><text:span text:style-name="Emphasis"><text:span text:style-name="T310">S –</text:span></text:span><text:span text:style-name="Emphasis"><text:span text:style-name="T308"> </text:span></text:span><text:span text:style-name="Emphasis"><text:span text:style-name="T310">Forms:</text:span></text:span></text:p>
      <text:p text:style-name="P253"><text:span text:style-name="Emphasis"><text:span text:style-name="T310"/></text:span></text:p>
      <text:p text:style-name="P63"><text:span text:style-name="Emphasis"><text:span text:style-name="T193">&lt;form action=”” method=”GET”&gt;&lt;/form&gt; - </text:span></text:span><text:span text:style-name="Emphasis"><text:span text:style-name="T266">Cria um formulário no html. Método get envia os dados através da URL, o método ou verbo POST envia as informações mais escondidas.</text:span></text:span></text:p>
      <text:p text:style-name="P63"><text:span text:style-name="Emphasis"><text:span text:style-name="T266"/></text:span></text:p>
      <text:p text:style-name="P63"><text:soft-page-break/><text:span text:style-name="Emphasis"><text:span text:style-name="T193">&lt;button type=”submit”&gt;&lt;/button&gt; - </text:span></text:span><text:span text:style-name="Emphasis"><text:span text:style-name="T266">Botão que envia as informações do </text:span></text:span><text:span text:style-name="Emphasis"><text:span text:style-name="T269">forms para um manipulador de formulários previamente especificado na action do forms.</text:span></text:span></text:p>
      <text:p text:style-name="P63"><text:span text:style-name="Emphasis"><text:span text:style-name="T266"/></text:span></text:p>
      <text:p text:style-name="P64"><text:span text:style-name="Emphasis"><text:span text:style-name="T267">&lt;</text:span></text:span><text:span text:style-name="Emphasis"><text:span text:style-name="T194">label for=””&gt;&lt;/label&gt; - </text:span></text:span><text:span text:style-name="Emphasis"><text:span text:style-name="T267">Uma etiqueta comumente atrelada ao input. Para criar um vínculo é necessário colocar o ID do input dentro do “for”. </text:span></text:span><text:span text:style-name="Emphasis"><text:span text:style-name="T268">Ao colocar uma label encapsulando o input, ao clicar no nome os checkbox ou radio buttons são marcados.</text:span></text:span></text:p>
      <text:p text:style-name="P64"><text:span text:style-name="Emphasis"><text:span text:style-name="T267"/></text:span></text:p>
      <text:p text:style-name="P64"><text:span text:style-name="Emphasis"><text:span text:style-name="T267">&lt;</text:span></text:span><text:span text:style-name="Emphasis"><text:span text:style-name="T194">textarea cols=”30” rows=”10”&gt;&lt;/textarea&gt; - </text:span></text:span><text:span text:style-name="Emphasis"><text:span text:style-name="T267">Campo onde é possível digitar mais livremente. Cols são a quantidade de colunas e Rows a quantidade de linhas.</text:span></text:span></text:p>
      <text:p text:style-name="P64"><text:span text:style-name="Emphasis"><text:span text:style-name="T267"/></text:span></text:p>
      <text:p text:style-name="P65"><text:span text:style-name="Emphasis"><text:span text:style-name="T195">&lt;select&gt;&lt;/select&gt; - </text:span></text:span><text:span text:style-name="Emphasis"><text:span text:style-name="T268">Cria uma drop-down list.</text:span></text:span></text:p>
      <text:p text:style-name="P65"><text:span text:style-name="Emphasis"><text:span text:style-name="T268"/></text:span></text:p>
      <text:p text:style-name="P65"><text:span text:style-name="Emphasis"><text:span text:style-name="T195">&lt;option&gt;Opção&lt;/option&gt; - </text:span></text:span><text:span text:style-name="Emphasis"><text:span text:style-name="T268">Cria uma opção de escolha dentro da drop-down list.</text:span></text:span></text:p>
      <text:p text:style-name="P65"><text:span text:style-name="Emphasis"><text:span text:style-name="T268"/></text:span></text:p>
      <text:p text:style-name="P67"><text:span text:style-name="Emphasis"><text:span text:style-name="T198">&lt;fieldset&gt;&lt;/fieldset&gt; - </text:span></text:span><text:span text:style-name="Emphasis"><text:span text:style-name="T271">Utilizado para agrupar elementos relacionados em um forms.</text:span></text:span></text:p>
      <text:p text:style-name="P67"><text:span text:style-name="Emphasis"><text:span text:style-name="T271"/></text:span></text:p>
      <text:p text:style-name="P68"><text:span text:style-name="Emphasis"><text:span text:style-name="T200">&lt;legend&gt;&lt;/legend&gt; - </text:span></text:span><text:span text:style-name="Emphasis"><text:span text:style-name="T273">Adiciona um titulo ao fieldset.</text:span></text:span></text:p>
      <text:p text:style-name="P65"><text:span text:style-name="Emphasis"><text:span text:style-name="T195"/></text:span></text:p>
      <text:p text:style-name="P63"><text:span text:style-name="Emphasis"><text:span text:style-name="T361">Aprofundamento sobre o Input:</text:span></text:span></text:p>
      <text:p text:style-name="P63"><text:span text:style-name="Emphasis"><text:span text:style-name="T193"/></text:span></text:p>
      <text:p text:style-name="P63"><text:span text:style-name="Emphasis"><text:span text:style-name="T193">type=”text’ – </text:span></text:span><text:span text:style-name="Emphasis"><text:span text:style-name="T266">Recebe um texto digitado pelo usuário.</text:span></text:span></text:p>
      <text:p text:style-name="P63"><text:span text:style-name="Emphasis"><text:span text:style-name="T266"/></text:span></text:p>
      <text:p text:style-name="P63"><text:span text:style-name="Emphasis"><text:span text:style-name="T193">placeholder=”Digite aqui” - </text:span></text:span><text:span text:style-name="Emphasis"><text:span text:style-name="T266">Dica do que o usuário deve digitar.</text:span></text:span></text:p>
      <text:p text:style-name="P63"><text:span text:style-name="Emphasis"><text:span text:style-name="T266"/></text:span></text:p>
      <text:p text:style-name="P63"><text:span text:style-name="Emphasis"><text:span text:style-name="T193">required – </text:span></text:span><text:span text:style-name="Emphasis"><text:span text:style-name="T266">Faz com que o campo seja obrigatório.</text:span></text:span></text:p>
      <text:p text:style-name="P63"><text:span text:style-name="Emphasis"><text:span text:style-name="T266"/></text:span></text:p>
      <text:p text:style-name="P63"><text:span text:style-name="Emphasis"><text:span text:style-name="T193">value=”” - </text:span></text:span><text:span text:style-name="Emphasis"><text:span text:style-name="T266">Faz com que o campo já venha preenchido com alguma informação </text:span></text:span><text:span text:style-name="Emphasis"><text:span text:style-name="T267">caso seja do tipo texto</text:span></text:span><text:span text:style-name="Emphasis"><text:span text:style-name="T266">. </text:span></text:span><text:span text:style-name="Emphasis"><text:span text:style-name="T267">Retorna o valor como informação caso seja do tipo checkbox.</text:span></text:span></text:p>
      <text:p text:style-name="P63"><text:span text:style-name="Emphasis"><text:span text:style-name="T266"/></text:span></text:p>
      <text:p text:style-name="P64"><text:span text:style-name="Emphasis"><text:span text:style-name="T194">name=”” - </text:span></text:span><text:span text:style-name="Emphasis"><text:span text:style-name="T267">Nome que damos ao campo quando um valor for colocado no tipo texto. Ao colocar o mesmo nome para input do tipo checkbox, cria-se um vinculo entre eles. Ao colocar o mesmo no tipo Radio cria um vinculo entre eles possibilitando apenas um ser selecionado.</text:span></text:span></text:p>
      <text:p text:style-name="P64"><text:span text:style-name="Emphasis"><text:span text:style-name="T267"/></text:span></text:p>
      <text:p text:style-name="P64"><text:span text:style-name="Emphasis"><text:span text:style-name="T194">type=”checkbox” – </text:span></text:span><text:span text:style-name="Emphasis"><text:span text:style-name="T267">Cria um checkbox </text:span></text:span><text:span text:style-name="Emphasis"><text:span text:style-name="T269">que permite escolha de mais de uma opção.</text:span></text:span></text:p>
      <text:p text:style-name="P64"><text:span text:style-name="Emphasis"><text:span text:style-name="T267"/></text:span></text:p>
      <text:p text:style-name="P64"><text:span text:style-name="Emphasis"><text:span text:style-name="T194">checked – </text:span></text:span><text:span text:style-name="Emphasis"><text:span text:style-name="T267">Quando for necessário que o checkbox venha marcado.</text:span></text:span></text:p>
      <text:p text:style-name="P64"><text:span text:style-name="Emphasis"><text:span text:style-name="T267"/></text:span></text:p>
      <text:p text:style-name="P64"><text:span text:style-name="Emphasis"><text:span text:style-name="T194">type=”radio” – </text:span></text:span><text:span text:style-name="Emphasis"><text:span text:style-name="T267">Cria um radio button (botão circular) </text:span></text:span><text:span text:style-name="Emphasis"><text:span text:style-name="T269">que permite apenas uma seleção</text:span></text:span><text:span text:style-name="Emphasis"><text:span text:style-name="T267">.</text:span></text:span></text:p>
      <text:p text:style-name="P64"><text:span text:style-name="Emphasis"><text:span text:style-name="T267"/></text:span></text:p>
      <text:p text:style-name="P65"><text:span text:style-name="Emphasis"><text:span text:style-name="T195">type=”password” – </text:span></text:span><text:span text:style-name="Emphasis"><text:span text:style-name="T268">Cria um input de senha que esconde o que o usuário está digitando.</text:span></text:span></text:p>
      <text:p text:style-name="P65"><text:span text:style-name="Emphasis"><text:span text:style-name="T268"/></text:span></text:p>
      <text:p text:style-name="P65"><text:span text:style-name="Emphasis"><text:span text:style-name="T195">type=”file” – </text:span></text:span><text:span text:style-name="Emphasis"><text:span text:style-name="T268">Cria um input que recebe arquivos do usuário. </text:span></text:span><text:span text:style-name="Emphasis"><text:span text:style-name="T195">IMPORTANTE: </text:span></text:span><text:span text:style-name="Emphasis"><text:span text:style-name="T268">Quando for utilizado o método “POST” é necessário adicionar como atributo na tag “form” </text:span></text:span><text:span text:style-name="Emphasis"><text:span text:style-name="T195">enctype=”multipart/form-data” </text:span></text:span><text:span text:style-name="Emphasis"><text:span text:style-name="T268">para informar que a submissão de dados não é apenas de texto.</text:span></text:span></text:p>
      <text:p text:style-name="P65"><text:span text:style-name="Emphasis"><text:span text:style-name="T268"/></text:span></text:p>
      <text:p text:style-name="P28">Mais alguns types de input:</text:p>
      <text:p text:style-name="P177"/>
      <text:p text:style-name="Standard"><text:span text:style-name="Source_20_Text"><text:span text:style-name="T352">color</text:span></text:span><text:span text:style-name="T134">: campos de entrada que devem conter uma cor para selecionar;</text:span></text:p>
      <text:p text:style-name="P166"/>
      <text:p text:style-name="Standard"><text:span text:style-name="Source_20_Text"><text:span text:style-name="T352">date</text:span></text:span><text:span text:style-name="T134">: campos de entrada que devem conter uma data;</text:span></text:p>
      <text:p text:style-name="P166"/>
      <text:p text:style-name="Standard"><text:span text:style-name="Source_20_Text"><text:span text:style-name="T352">datetime-local</text:span></text:span><text:span text:style-name="T134">: campo de entrada de data e hora, sem fuso horário;</text:span></text:p>
      <text:p text:style-name="P166"><text:soft-page-break/></text:p>
      <text:p text:style-name="Standard"><text:span text:style-name="Source_20_Text"><text:span text:style-name="T352">email</text:span></text:span><text:span text:style-name="T134">: campos de entrada que devem conter um endereço de e-mail;</text:span></text:p>
      <text:p text:style-name="P166"/>
      <text:p text:style-name="Standard"><text:span text:style-name="Source_20_Text"><text:span text:style-name="T352">month</text:span></text:span><text:span text:style-name="T134">: permite ao usuário selecionar um mês e ano;</text:span></text:p>
      <text:p text:style-name="P166"/>
      <text:p text:style-name="Standard"><text:span text:style-name="Source_20_Text"><text:span text:style-name="T352">number</text:span></text:span><text:span text:style-name="T134">: define um campo de entrada numérico;</text:span></text:p>
      <text:p text:style-name="P166"/>
      <text:p text:style-name="Standard"><text:span text:style-name="Source_20_Text"><text:span text:style-name="T352">range</text:span></text:span><text:span text:style-name="T134">: define um controle para inserir um número (como um controle deslizante). Intervalo padrão é de 0 a 100;</text:span></text:p>
      <text:p text:style-name="P166"/>
      <text:p text:style-name="Standard"><text:span text:style-name="Source_20_Text"><text:span text:style-name="T352">reset</text:span></text:span><text:span text:style-name="T134">: redefinirá todos os valores do formulário para seus valores padrão;</text:span></text:p>
      <text:p text:style-name="P166"/>
      <text:p text:style-name="Standard"><text:span text:style-name="Source_20_Text"><text:span text:style-name="T352">search</text:span></text:span><text:span text:style-name="T352">:</text:span><text:span text:style-name="T134"> usado para campos de pesquisa;</text:span></text:p>
      <text:p text:style-name="P166"/>
      <text:p text:style-name="Standard"><text:span text:style-name="Source_20_Text"><text:span text:style-name="T352">tel</text:span></text:span><text:span text:style-name="T134">: campos de entrada que devem conter um número de telefone;</text:span></text:p>
      <text:p text:style-name="P166"/>
      <text:p text:style-name="Standard"><text:span text:style-name="Source_20_Text"><text:span text:style-name="T352">time</text:span></text:span><text:span text:style-name="T134">: permite que o usuário selecione um horário (sem fuso horário);</text:span></text:p>
      <text:p text:style-name="P166"/>
      <text:p text:style-name="Standard"><text:span text:style-name="Source_20_Text"><text:span text:style-name="T352">url</text:span></text:span><text:span text:style-name="T134">: campos de entrada que devem conter um endereço URL;</text:span></text:p>
      <text:p text:style-name="P166"/>
      <text:p text:style-name="Standard"><text:span text:style-name="Source_20_Text"><text:span text:style-name="T352">week</text:span></text:span><text:span text:style-name="T134">: permite ao usuário selecionar uma semana e um ano.</text:span></text:p>
      <text:p text:style-name="P166"/>
      <text:p text:style-name="P207"><text:span text:style-name="Emphasis"><text:span text:style-name="T348">Mais alguns atributos pro input:</text:span></text:span></text:p>
      <text:p text:style-name="P207"><text:span text:style-name="Emphasis"><text:span text:style-name="T134"/></text:span></text:p>
      <text:p text:style-name="Standard"><text:span text:style-name="Source_20_Text"><text:span text:style-name="T352">readonly</text:span></text:span><text:span text:style-name="T134">: especifica que um campo de entrada é somente leitura;</text:span></text:p>
      <text:p text:style-name="P166"/>
      <text:p text:style-name="Standard"><text:span text:style-name="Source_20_Text"><text:span text:style-name="T352">disabled</text:span></text:span><text:span text:style-name="T134">: especifica que um campo de entrada deve ser desativado;</text:span></text:p>
      <text:p text:style-name="P166"/>
      <text:p text:style-name="Standard"><text:span text:style-name="Source_20_Text"><text:span text:style-name="T352">size</text:span></text:span><text:span text:style-name="T134">: especifica a largura visível, em caracteres, de um campo de entrada;</text:span></text:p>
      <text:p text:style-name="P166"/>
      <text:p text:style-name="Standard"><text:span text:style-name="Source_20_Text"><text:span text:style-name="T352">maxlength</text:span></text:span><text:span text:style-name="T134">: especifica o número máximo de caracteres permitidos em um campo de entrada;</text:span></text:p>
      <text:p text:style-name="P166"/>
      <text:p text:style-name="Standard"><text:span text:style-name="Source_20_Text"><text:span text:style-name="T352">min</text:span></text:span><text:span text:style-name="Source_20_Text"><text:span text:style-name="T134"> </text:span></text:span><text:span text:style-name="T134">e </text:span><text:span text:style-name="Source_20_Text"><text:span text:style-name="T352">max</text:span></text:span><text:span text:style-name="T134">: especificam os valores mínimo e máximo para um campo de entrada;</text:span></text:p>
      <text:p text:style-name="P166"/>
      <text:p text:style-name="Standard"><text:span text:style-name="Source_20_Text"><text:span text:style-name="T352">multiple</text:span></text:span><text:span text:style-name="T134">: especifica que o usuário tem permissão para inserir mais de um valor em um campo de entrada;</text:span></text:p>
      <text:p text:style-name="P166"/>
      <text:p text:style-name="Standard"><text:span text:style-name="Source_20_Text"><text:span text:style-name="T352">pattern</text:span></text:span><text:span text:style-name="T134">: especifica uma expressão regular em relação à qual o valor do campo de entrada é verificado;</text:span></text:p>
      <text:p text:style-name="P166"/>
      <text:p text:style-name="Standard"><text:span text:style-name="Source_20_Text"><text:span text:style-name="T352">step</text:span></text:span><text:span text:style-name="T134">: especifica os intervalos de números válidos para um campo de entrada;</text:span></text:p>
      <text:p text:style-name="P166"/>
      <text:p text:style-name="Standard"><text:span text:style-name="Source_20_Text"><text:span text:style-name="T352">autofocus</text:span></text:span><text:span text:style-name="T134">: especifica que um campo de entrada deve obter foco automaticamente quando a página é carregada;</text:span></text:p>
      <text:p text:style-name="P166"/>
      <text:p text:style-name="Standard"><text:span text:style-name="Source_20_Text"><text:span text:style-name="T352">height</text:span></text:span><text:span text:style-name="Source_20_Text"><text:span text:style-name="T134"> </text:span></text:span><text:span text:style-name="T134">e </text:span><text:span text:style-name="Source_20_Text"><text:span text:style-name="T352">width</text:span></text:span><text:span text:style-name="T134">: especificam a altura e a largura de um elemento;</text:span></text:p>
      <text:p text:style-name="P166"/>
      <text:p text:style-name="Standard"><text:span text:style-name="Source_20_Text"><text:span text:style-name="T352">autocomplete</text:span></text:span><text:span text:style-name="T134">: especifica se um campo de entrada deve ter o preenchimento automático ativado ou desativado.</text:span></text:p>
      <text:p text:style-name="Standard"><text:span text:style-name="Emphasis"><text:span text:style-name="T134"/></text:span></text:p>
      <text:p text:style-name="P66"><text:span text:style-name="Emphasis"><text:span text:style-name="T197">event.</text:span></text:span><text:span text:style-name="Emphasis"><text:span text:style-name="T196">preventDefault() - </text:span></text:span><text:span text:style-name="Emphasis"><text:span text:style-name="T270">Retira o comportamento padrão de um elemento.</text:span></text:span></text:p>
      <text:p text:style-name="P66"><text:span text:style-name="Emphasis"><text:span text:style-name="T270"/></text:span></text:p>
      <text:p text:style-name="P69"><text:soft-page-break/><text:span text:style-name="Emphasis"><text:span text:style-name="T199">ElemSelect.options[select.selectedIndex].text – </text:span></text:span><text:span text:style-name="Emphasis"><text:span text:style-name="T272">Retorna o texto da option que foi selecionada.</text:span></text:span></text:p>
      <text:p text:style-name="P69"><text:span text:style-name="Emphasis"><text:span text:style-name="T272"/></text:span></text:p>
      <text:p text:style-name="P70"><text:span text:style-name="Emphasis"><text:span text:style-name="T201">Resize: none – </text:span></text:span><text:span text:style-name="Emphasis"><text:span text:style-name="T274">Atributo CSS que faz com que a TextArea não tenha tamanho dinâmico.</text:span></text:span></text:p>
      <text:p text:style-name="P70"><text:span text:style-name="Emphasis"><text:span text:style-name="T274"/></text:span></text:p>
      <text:p text:style-name="P71"><text:span text:style-name="Emphasis"><text:span text:style-name="T201">Elem.getAttribute(‘name’) – </text:span></text:span><text:span text:style-name="Emphasis"><text:span text:style-name="T274">Retorna o valor do atributo ‘name’ do elemento HTML.</text:span></text:span></text:p>
      <text:p text:style-name="P70"><text:span text:style-name="Emphasis"><text:span text:style-name="T274"/></text:span></text:p>
      <text:p text:style-name="P70"><text:span text:style-name="Emphasis"><text:span text:style-name="T274"/></text:span></text:p>
      <text:p text:style-name="P254"><text:span text:style-name="Emphasis"><text:span text:style-name="T311">Bibliotecas Javascript e Frameworks CSS</text:span></text:span></text:p>
      <text:p text:style-name="P254"><text:span text:style-name="Emphasis"><text:span text:style-name="T311"/></text:span></text:p>
      <text:p text:style-name="P178"><text:span text:style-name="Emphasis"><text:span text:style-name="T59">Bootstrap – </text:span></text:span><text:span text:style-name="Emphasis"><text:span text:style-name="T43">Framework CSS utilizado para criar páginas com design responsivo</text:span></text:span></text:p>
      <text:p text:style-name="P178"><text:span text:style-name="Emphasis"><text:span text:style-name="T43"/></text:span></text:p>
      <text:p text:style-name="P181"><text:span text:style-name="Emphasis"><text:span text:style-name="T62">Bulma – </text:span></text:span><text:span text:style-name="Emphasis"><text:span text:style-name="T45">Framework CSS com design responsivo</text:span></text:span></text:p>
      <text:p text:style-name="P178"><text:span text:style-name="Emphasis"><text:span text:style-name="T43"/></text:span></text:p>
      <text:p text:style-name="P178"><text:span text:style-name="Emphasis"><text:span text:style-name="T59">jQuery – </text:span></text:span><text:span text:style-name="Emphasis"><text:span text:style-name="T43">Biblioteca mais popular para manipulação de DOM, e requisito pro funcionamento do bootstrap.</text:span></text:span></text:p>
      <text:p text:style-name="P178"><text:span text:style-name="Emphasis"><text:span text:style-name="T59"/></text:span></text:p>
      <text:p text:style-name="P178"><text:span text:style-name="Emphasis"><text:span text:style-name="T59">MomentJS</text:span></text:span><text:span text:style-name="Emphasis"><text:span text:style-name="T43"> – Microbiblioteca que tem funções para validação, manipulação e visualização de data e hora.</text:span></text:span></text:p>
      <text:p text:style-name="P178"><text:span text:style-name="Emphasis"><text:span text:style-name="T43"/></text:span></text:p>
      <text:p text:style-name="P178"><text:span text:style-name="Emphasis"><text:span text:style-name="T59">Highcharts – </text:span></text:span><text:span text:style-name="Emphasis"><text:span text:style-name="T43">Utilizado para criar gráficos interativos.</text:span></text:span></text:p>
      <text:p text:style-name="P178"><text:span text:style-name="Emphasis"><text:span text:style-name="T43"/></text:span></text:p>
      <text:p text:style-name="P179"><text:span text:style-name="Emphasis"><text:span text:style-name="T60"/></text:span></text:p>
      <text:p text:style-name="P180"><text:span text:style-name="Emphasis"><text:span text:style-name="T61">Classe predefinidas no Bootstrap:</text:span></text:span></text:p>
      <text:p text:style-name="P180"><text:span text:style-name="Emphasis"><text:span text:style-name="T61"/></text:span></text:p>
      <text:p text:style-name="P72"><text:span text:style-name="Emphasis"><text:span text:style-name="T275">.</text:span></text:span><text:span text:style-name="Emphasis"><text:span text:style-name="T202">forms-control – </text:span></text:span><text:span text:style-name="Emphasis"><text:span text:style-name="T275">Pra colocar nos Inputs do forms, adquirindo design responsivo.</text:span></text:span></text:p>
      <text:p text:style-name="P180"><text:span text:style-name="Emphasis"><text:span text:style-name="T44"/></text:span></text:p>
      <text:p text:style-name="P180"><text:span text:style-name="Emphasis"><text:span text:style-name="T61">.forms-group <text:s/>- </text:span></text:span><text:span text:style-name="Emphasis"><text:span text:style-name="T44">Pra colocar nos containers do forms, criando uma formatação homogênea.</text:span></text:span></text:p>
      <text:p text:style-name="P180"><text:span text:style-name="Emphasis"><text:span text:style-name="T44"/></text:span></text:p>
      <text:p text:style-name="P180"><text:span text:style-name="Emphasis"><text:span text:style-name="T61">.btn .btn-sucess – </text:span></text:span><text:span text:style-name="Emphasis"><text:span text:style-name="T44">Colocados no botão de submissão para ficar o botão verde e mais elegante.</text:span></text:span></text:p>
      <text:p text:style-name="P180"><text:span text:style-name="Emphasis"><text:span text:style-name="T44"/></text:span></text:p>
      <text:p text:style-name="P180"><text:span text:style-name="Emphasis"><text:span text:style-name="T61">.btn-warning – </text:span></text:span><text:span text:style-name="Emphasis"><text:span text:style-name="T44">Coloca-se em botões e pinta o background de laranja.</text:span></text:span></text:p>
      <text:p text:style-name="P180"><text:span text:style-name="Emphasis"><text:span text:style-name="T44"/></text:span></text:p>
      <text:p text:style-name="P180"><text:span text:style-name="Emphasis"><text:span text:style-name="T61">.display-4 – </text:span></text:span><text:span text:style-name="Emphasis"><text:span text:style-name="T44">Coloca-se em H‘s, estilizando o tipo de fonte e tamanho.</text:span></text:span></text:p>
      <text:p text:style-name="P180"><text:span text:style-name="Emphasis"><text:span text:style-name="T44"/></text:span></text:p>
      <text:p text:style-name="P180"><text:span text:style-name="Emphasis"><text:span text:style-name="T61">.text-muted – </text:span></text:span><text:span text:style-name="Emphasis"><text:span text:style-name="T44">Muda a cor do texto pra uma cor cinza-claro.</text:span></text:span></text:p>
      <text:p text:style-name="P180"><text:span text:style-name="Emphasis"><text:span text:style-name="T44"/></text:span></text:p>
      <text:p text:style-name="P180"><text:span text:style-name="Emphasis"><text:span text:style-name="T44"/></text:span></text:p>
      <text:p text:style-name="P234"><text:span text:style-name="Emphasis"><text:span text:style-name="T46">CSS Flexbox – Parte I</text:span></text:span></text:p>
      <text:p text:style-name="P234"><text:span text:style-name="Emphasis"><text:span text:style-name="T46"/></text:span></text:p>
      <text:p text:style-name="Standard"><text:span text:style-name="Emphasis"><text:span text:style-name="T191">f</text:span></text:span><text:span text:style-name="Emphasis"><text:span text:style-name="T192">lex-direction –</text:span></text:span> <text:span text:style-name="T369">Muda a direção do flexbox</text:span></text:p>
      <text:p text:style-name="Standard"/>
      <text:p text:style-name="P29">flex-wrap – <text:span text:style-name="T1">Seta quebra de linha. (só funciona quando a direção for linha.</text:span></text:p>
      <text:p text:style-name="P81"/>
      <text:p text:style-name="P29">Flex-flow – <text:span text:style-name="T1">Junta as propriedades do flex-direction e do flex-wrap em uma só.</text:span></text:p>
      <text:p text:style-name="P81"/>
      <text:p text:style-name="P208"><text:span text:style-name="T23">Justify-content – </text:span><text:span text:style-name="T10">Alinha o conteúdo dentro do container </text:span><text:span text:style-name="T9">horizontalmente</text:span><text:span text:style-name="T10">.</text:span></text:p>
      <text:p text:style-name="P30"/>
      <text:p text:style-name="P208"><text:span text:style-name="T23">Align-items – </text:span><text:span text:style-name="T11">Garante aonde cada item vai estar.</text:span></text:p>
      <text:p text:style-name="P82"/>
      <text:p text:style-name="P31">Align-content – <text:span text:style-name="T1">Seta o alinhamento vai ser feito em relação a cada uma das linhas.</text:span></text:p>
      <text:p text:style-name="P83"><text:soft-page-break/></text:p>
      <text:p text:style-name="P32">Align-self – <text:span text:style-name="T1">Alinha o elemento filho dentro de um flexbox.</text:span></text:p>
      <text:p text:style-name="P233"><text:span text:style-name="Emphasis"><text:span text:style-name="T128"/></text:span></text:p>
      <text:p text:style-name="P33">Flex-grow – <text:span text:style-name="T1">Faz com que o elemento ocupe todo o container</text:span></text:p>
      <text:p text:style-name="P84"/>
      <text:p text:style-name="P33">flex-shrink – <text:span text:style-name="T1">Faz com que o elemento diminua seu tamanho</text:span></text:p>
      <text:p text:style-name="P84"/>
      <text:p text:style-name="P33">flex-basis – <text:span text:style-name="T1">diz uma base inicial de tamanho para o item</text:span></text:p>
      <text:p text:style-name="P84"/>
      <text:p text:style-name="P34"><text:span text:style-name="T370">flex – </text:span><text:span text:style-name="T12">Recebe 3 parâmetros: grow, shrink e basis, respectivamente.</text:span></text:p>
      <text:p text:style-name="P84"/>
      <text:p text:style-name="P84"/>
      <text:p text:style-name="P267"><text:span text:style-name="Emphasis"><text:span text:style-name="T312">CSS Responsivo: Mobile First</text:span></text:span></text:p>
      <text:p text:style-name="P267"><text:span text:style-name="Emphasis"><text:span text:style-name="T312"/></text:span></text:p>
      <text:p text:style-name="P35">Formato da media query <text:span text:style-name="T371">no CSS</text:span>: <text:span text:style-name="T1">@media screen and (max-width: 768px){}</text:span></text:p>
      <text:p text:style-name="P85"/>
      <text:p text:style-name="P209"><text:span text:style-name="T24">Formato da media query no HTML: </text:span><text:span text:style-name="T13">&lt;link rel=”stylesheet” href=”mobile.css” media=”screen and (max-width: 768px)”&gt;</text:span></text:p>
      <text:p text:style-name="P85"/>
      <text:p text:style-name="P35">!<text:span text:style-name="T371">important – </text:span><text:span text:style-name="T13">Seta prioridade máxima para algum atributo.</text:span></text:p>
      <text:p text:style-name="P85"/>
      <text:p text:style-name="P85"/>
      <text:p text:style-name="P85"/>
      <text:p text:style-name="P73"><text:span text:style-name="Emphasis"><text:span text:style-name="T302">Bloco </text:span></text:span><text:span text:style-name="Emphasis"><text:span text:style-name="T303">7</text:span></text:span><text:span text:style-name="Emphasis"><text:span text:style-name="T302"> – </text:span></text:span><text:span text:style-name="Emphasis"><text:span text:style-name="T303">Introdução à JavaScript ES6 e Testes Unitários</text:span></text:span></text:p>
      <text:p text:style-name="P73"><text:span text:style-name="Emphasis"><text:span text:style-name="T303"/></text:span></text:p>
      <text:p text:style-name="P268"><text:span text:style-name="Emphasis"><text:span text:style-name="T313">JavaScript ES6 – let, const, arrow functions e template literals</text:span></text:span></text:p>
      <text:p text:style-name="P268"><text:span text:style-name="Emphasis"><text:span text:style-name="T313"/></text:span></text:p>
      <text:p text:style-name="P86"/>
      <text:p text:style-name="P36"><text:span text:style-name="T372">var – </text:span><text:span text:style-name="T14">Variável que vaza do escopo do If e do For!</text:span></text:p>
      <text:p text:style-name="P87"/>
      <text:p text:style-name="P37">Let – <text:span text:style-name="T1">Variável utilizada quando há necessidade de reatribuição de valor</text:span></text:p>
      <text:p text:style-name="P88"/>
      <text:p text:style-name="P37">const –<text:span text:style-name="T1"> Váriavel utilizado quando o valor não mudará.</text:span></text:p>
      <text:p text:style-name="P88"/>
      <text:p text:style-name="P38">Template literals:</text:p>
      <text:p text:style-name="P89"/>
      <text:p text:style-name="Standard"><text:span text:style-name="Source_20_Text"><text:span text:style-name="T134">// Com o template literals</text:span></text:span></text:p>
      <text:p text:style-name="Standard"><text:span text:style-name="Source_20_Text"><text:span text:style-name="T352">console.log(`Primeira linha;</text:span></text:span></text:p>
      <text:p text:style-name="Standard"><text:span text:style-name="Source_20_Text"><text:span text:style-name="T352">Segunda linha;</text:span></text:span></text:p>
      <text:p text:style-name="Standard"><text:span text:style-name="Source_20_Text"><text:span text:style-name="T352">Terceira linha;`</text:span></text:span></text:p>
      <text:p text:style-name="Standard"><text:span text:style-name="Source_20_Text"><text:span text:style-name="T134">);</text:span></text:span></text:p>
      <text:p text:style-name="Standard"><text:span text:style-name="Source_20_Text"><text:span text:style-name="T134">// Sem o template literals:</text:span></text:span></text:p>
      <text:p text:style-name="Standard"><text:span text:style-name="Source_20_Text"><text:span text:style-name="T352">console.log('Primeira linha;\n' + 'Segunda linha;\n' + 'Terceira linha;\n');</text:span></text:span></text:p>
      <text:p text:style-name="P166"><text:s/></text:p>
      <text:p text:style-name="P183">Arrow Functions:</text:p>
      <text:p text:style-name="P183"/>
      <text:p text:style-name="P210"><text:span text:style-name="Source_20_Text"><text:span text:style-name="T362"/></text:span></text:p>
      <text:p text:style-name="Standard"><text:soft-page-break/><text:span text:style-name="Source_20_Text"><text:span text:style-name="T352">const printName = () =&gt; {</text:span></text:span></text:p>
      <text:p text:style-name="Standard"><text:span text:style-name="Source_20_Text"><text:span text:style-name="T352"><text:s text:c="2"/>const myName = "Lucas";</text:span></text:span></text:p>
      <text:p text:style-name="Standard"><text:span text:style-name="Source_20_Text"><text:span text:style-name="T352"><text:s text:c="2"/>return myName;</text:span></text:span></text:p>
      <text:p text:style-name="Standard"><text:span text:style-name="Source_20_Text"><text:span text:style-name="T352">}</text:span></text:span></text:p>
      <text:p text:style-name="Standard"><text:span text:style-name="Source_20_Text"><text:span text:style-name="T352"/></text:span></text:p>
      <text:p text:style-name="Standard"><text:span text:style-name="Source_20_Text"><text:span text:style-name="T355"><text:line-break/></text:span></text:span><text:span text:style-name="Source_20_Text"><text:span text:style-name="T134">Quando não há nada no corpo da função além do que será retornado, a sintaxe da arrow function nos permite simplificar ainda mais a função printName omitindo o return e as chaves:</text:span></text:span></text:p>
      <text:p text:style-name="Standard"><text:span text:style-name="Source_20_Text"><text:span text:style-name="T134"/></text:span></text:p>
      <text:p text:style-name="Standard"><text:span text:style-name="Source_20_Text"><text:span text:style-name="T352">const printName = () =&gt; "Lucas";</text:span></text:span></text:p>
      <text:p text:style-name="Standard"><text:span text:style-name="Source_20_Text"><text:span text:style-name="T352">console.log(printName());</text:span></text:span></text:p>
      <text:p text:style-name="Standard"><text:span text:style-name="Source_20_Text"><text:span text:style-name="T134"/></text:span></text:p>
      <text:p text:style-name="Standard"><text:span text:style-name="Source_20_Text"><text:span text:style-name="T134">Mas lembre-se que podemos omitir os parênteses apenas em um cenário:</text:span></text:span></text:p>
      <text:p text:style-name="P166">Quando a função recebe apenas um argumento, como podemos ver no exemplo abaixo:</text:p>
      <text:p text:style-name="P166"/>
      <text:p text:style-name="Standard"><text:span text:style-name="Source_20_Text"><text:span text:style-name="T352">const multiplyByTwo = number =&gt; number * 2;</text:span></text:span></text:p>
      <text:p text:style-name="Standard"><text:span text:style-name="Source_20_Text"><text:span text:style-name="T352">console.log(multiplyByTwo(10));</text:span></text:span></text:p>
      <text:p text:style-name="Standard"><text:span text:style-name="Source_20_Text"><text:span text:style-name="T134"/></text:span></text:p>
      <text:p text:style-name="P166">Em funções que recebem mais de um parâmetro, os parênteses não são omitidos:</text:p>
      <text:p text:style-name="P166"/>
      <text:p text:style-name="Standard"><text:span text:style-name="Source_20_Text"><text:span text:style-name="T352">const multiplication = (number, multi) =&gt; number * multi;</text:span></text:span></text:p>
      <text:p text:style-name="Standard"><text:span text:style-name="Source_20_Text"><text:span text:style-name="T352">console.log(multiplication(8, 2));</text:span></text:span></text:p>
      <text:p text:style-name="Standard"><text:span text:style-name="Source_20_Text"><text:span text:style-name="T134"/></text:span></text:p>
      <text:p text:style-name="P211"><text:span text:style-name="Source_20_Text"><text:span text:style-name="T356">OBS: </text:span></text:span><text:span text:style-name="Source_20_Text"><text:span text:style-name="T360">Se for necessário retornar um objeto por meio de arrow function é necessário colocar parênteses englobando o objeto, pois as chaves representam o corpo da função a priore. </text:span></text:span><text:span text:style-name="Source_20_Text"><text:span text:style-name="T357">Parênteses indicam retorno.</text:span></text:span></text:p>
      <text:p text:style-name="P166"/>
      <text:p text:style-name="P166"/>
      <text:p text:style-name="P184">Ternary Operators:</text:p>
      <text:p text:style-name="P184"/>
      <text:p text:style-name="Standard"><text:span text:style-name="Source_20_Text"><text:span text:style-name="T134">// A sintaxe básica do operador ternário é muito simples:</text:span></text:span></text:p>
      <text:p text:style-name="Standard"><text:span text:style-name="Source_20_Text"><text:span text:style-name="T352">`expressão verdadeira ou falsa` ? `retorno se verdadeira` : `retorno se falsa`;</text:span></text:span></text:p>
      <text:p text:style-name="P166"/>
      <text:p text:style-name="Standard"><text:span text:style-name="Source_20_Text"><text:span text:style-name="T134">// Assim, por exemplo, podemos ter expressões com a seguinte estrutura:</text:span></text:span></text:p>
      <text:p text:style-name="Standard"><text:span text:style-name="Source_20_Text"><text:span text:style-name="T352">const trueExpression = (1 + 1 === 2) ? `isso é verdade` : `isso é mentira`;</text:span></text:span></text:p>
      <text:p text:style-name="Standard"><text:span text:style-name="Source_20_Text"><text:span text:style-name="T352">console.log(trueExpression) </text:span></text:span><text:span text:style-name="Source_20_Text"><text:span text:style-name="T134">// isso é verdade</text:span></text:span></text:p>
      <text:p text:style-name="P166"/>
      <text:p text:style-name="Standard"><text:span text:style-name="Source_20_Text"><text:span text:style-name="T352">const falseExpression = (2 + 2 === 3) ? `isso é verdade` : `isso é mentira`;</text:span></text:span></text:p>
      <text:p text:style-name="Standard"><text:span text:style-name="Source_20_Text"><text:span text:style-name="T352">console.log(falseExpression) </text:span></text:span><text:span text:style-name="Source_20_Text"><text:span text:style-name="T134">// isso é mentira</text:span></text:span></text:p>
      <text:p text:style-name="Standard"><text:span text:style-name="Source_20_Text"><text:span text:style-name="T134"/></text:span></text:p>
      <text:p text:style-name="P212"><text:span text:style-name="Source_20_Text"><text:span text:style-name="T363">Exemplificando:</text:span></text:span></text:p>
      <text:p text:style-name="P212"><text:span text:style-name="Source_20_Text"><text:span text:style-name="T134"/></text:span></text:p>
      <text:p text:style-name="Standard"><text:span text:style-name="Source_20_Text"><text:span text:style-name="T352">const checkIfElse = (age) =&gt; {</text:span></text:span></text:p>
      <text:p text:style-name="Standard"><text:span text:style-name="Source_20_Text"><text:span text:style-name="T352"><text:s text:c="2"/>if (age &gt;= 18) {</text:span></text:span></text:p>
      <text:p text:style-name="Standard"><text:span text:style-name="Source_20_Text"><text:span text:style-name="T352"><text:s text:c="4"/>return `Você tem idade para dirigir!`;</text:span></text:span></text:p>
      <text:p text:style-name="Standard"><text:span text:style-name="Source_20_Text"><text:span text:style-name="T352"><text:s text:c="2"/>} else {</text:span></text:span></text:p>
      <text:p text:style-name="Standard"><text:span text:style-name="Source_20_Text"><text:span text:style-name="T352"><text:s text:c="4"/>return `Você ainda não tem idade para dirigir...`;</text:span></text:span></text:p>
      <text:p text:style-name="Standard"><text:span text:style-name="Source_20_Text"><text:span text:style-name="T352"><text:s text:c="2"/>}</text:span></text:span></text:p>
      <text:p text:style-name="Standard"><text:span text:style-name="Source_20_Text"><text:span text:style-name="T352">};</text:span></text:span></text:p>
      <text:p text:style-name="P166"/>
      <text:p text:style-name="Standard"><text:span text:style-name="Source_20_Text"><text:span text:style-name="T352">const checkTernary = (age) =&gt; (age &gt;= 18 ? `Você tem idade para dirigir!` : `Você ainda não tem idade para dirigir...`);</text:span></text:span></text:p>
      <text:p text:style-name="Standard"><text:soft-page-break/><text:span text:style-name="Source_20_Text"><text:span text:style-name="T134">Situação em que usar o operador ternário não faz muito sentido:</text:span></text:span></text:p>
      <text:p text:style-name="Standard"><text:span text:style-name="Source_20_Text"><text:span text:style-name="T134"/></text:span></text:p>
      <text:p text:style-name="Standard"><text:span text:style-name="Source_20_Text"><text:span text:style-name="T352">const checkIfElse = (fruit) =&gt; {</text:span></text:span></text:p>
      <text:p text:style-name="Standard"><text:span text:style-name="Source_20_Text"><text:span text:style-name="T352"><text:s text:c="2"/>if (fruit === `maçã`) {</text:span></text:span></text:p>
      <text:p text:style-name="Standard"><text:span text:style-name="Source_20_Text"><text:span text:style-name="T352"><text:s text:c="4"/>return `Essa fruta é vermelha`;</text:span></text:span></text:p>
      <text:p text:style-name="Standard"><text:span text:style-name="Source_20_Text"><text:span text:style-name="T352"><text:s text:c="2"/>} else if (fruit === `banana`) {</text:span></text:span></text:p>
      <text:p text:style-name="Standard"><text:span text:style-name="Source_20_Text"><text:span text:style-name="T352"><text:s text:c="4"/>return `Esta fruta é amarela`;</text:span></text:span></text:p>
      <text:p text:style-name="Standard"><text:span text:style-name="Source_20_Text"><text:span text:style-name="T352"><text:s text:c="2"/>} else {</text:span></text:span></text:p>
      <text:p text:style-name="Standard"><text:span text:style-name="Source_20_Text"><text:span text:style-name="T352"><text:s text:c="4"/>return `Não sei a cor`;</text:span></text:span></text:p>
      <text:p text:style-name="Standard"><text:span text:style-name="Source_20_Text"><text:span text:style-name="T352"><text:s text:c="2"/>}</text:span></text:span></text:p>
      <text:p text:style-name="Standard"><text:span text:style-name="Source_20_Text"><text:span text:style-name="T352">};</text:span></text:span></text:p>
      <text:p text:style-name="P182"/>
      <text:p text:style-name="Standard"><text:span text:style-name="Source_20_Text"><text:span text:style-name="T352">const checkTernary = (fruit === `maçã`) ? `Essa fruta é vermelha` </text:span></text:span></text:p>
      <text:p text:style-name="Standard"><text:span text:style-name="Source_20_Text"><text:span text:style-name="T352"><text:s text:c="2"/>: ((fruit === `banana`) ? `Esta fruta é amarela` : `Não sei a cor`);</text:span></text:span></text:p>
      <text:p text:style-name="Standard"><text:span text:style-name="Source_20_Text"><text:span text:style-name="T134"/></text:span></text:p>
      <text:p text:style-name="Standard"><text:span text:style-name="Source_20_Text"><text:span text:style-name="T134"/></text:span></text:p>
      <text:p text:style-name="P235"><text:span text:style-name="Emphasis"><text:span text:style-name="T129">J</text:span></text:span><text:span text:style-name="Emphasis"><text:span text:style-name="T130">avascript ES6 – Objects</text:span></text:span></text:p>
      <text:p text:style-name="P235"><text:span text:style-name="Emphasis"><text:span text:style-name="T130"/></text:span></text:p>
      <text:p text:style-name="P236"><text:span text:style-name="Emphasis"><text:span text:style-name="T70">object.keys(objeto) – </text:span></text:span><text:span text:style-name="Emphasis"><text:span text:style-name="T66">Lista as chaves e as retorna em formato de array</text:span></text:span></text:p>
      <text:p text:style-name="P236"><text:span text:style-name="Emphasis"><text:span text:style-name="T66"/></text:span></text:p>
      <text:p text:style-name="P237"><text:span text:style-name="Emphasis"><text:span text:style-name="T71">object.values(objeto) – </text:span></text:span><text:span text:style-name="Emphasis"><text:span text:style-name="T66">Lista os valores e os retorna em formato de array</text:span></text:span></text:p>
      <text:p text:style-name="P237"><text:span text:style-name="Emphasis"><text:span text:style-name="T66"/></text:span></text:p>
      <text:p text:style-name="P237"><text:span text:style-name="Emphasis"><text:span text:style-name="T71">object.entries(objeto) – </text:span></text:span><text:span text:style-name="Emphasis"><text:span text:style-name="T66">Lista tanto as chaves quanto os valores com o formato de array dentro de array.</text:span></text:span></text:p>
      <text:p text:style-name="P237"><text:span text:style-name="Emphasis"><text:span text:style-name="T66"/></text:span></text:p>
      <text:p text:style-name="P269">object.assign(objeto1, objeto2, ...objetoN) – <text:span text:style-name="T15">Adiciona os valores do objeto2 até o objetoN no objeto1. Se houver keys iguais o valor é sobrescrito.</text:span></text:p>
      <text:p text:style-name="P269"><text:span text:style-name="T15"/></text:p>
      <text:p text:style-name="P270"><text:span text:style-name="T294">Objeto.hasOwnProperty(‘chave’) – </text:span><text:span text:style-name="T298">Verifica se a chave existe dentro do objeto e retorna um boolean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15:13:52.070444001</meta:creation-date>
    <dc:date>2021-08-29T17:44:15.521279965</dc:date>
    <meta:editing-duration>P3DT13H17M6S</meta:editing-duration>
    <meta:editing-cycles>147</meta:editing-cycles>
    <meta:generator>LibreOffice/6.4.7.2$Linux_X86_64 LibreOffice_project/40$Build-2</meta:generator>
    <meta:document-statistic meta:table-count="0" meta:image-count="7" meta:object-count="0" meta:page-count="28" meta:paragraph-count="581" meta:word-count="7031" meta:character-count="44808" meta:non-whitespace-character-count="38043"/>
  </office:meta>
</office:document-meta>
</file>